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0229in" fo:margin-left="-0.0979in" table:align="left"/>
    </style:style>
    <style:style style:name="Table1.A" style:family="table-column">
      <style:table-column-properties style:column-width="3.5604in"/>
    </style:style>
    <style:style style:name="Table1.B" style:family="table-column">
      <style:table-column-properties style:column-width="3.4625in"/>
    </style:style>
    <style:style style:name="Table1.A1" style:family="table-cell">
      <style:table-cell-properties fo:padding="0in" fo:border="none"/>
    </style:style>
    <style:style style:name="Table1.A197" style:family="table-cell">
      <style:table-cell-properties fo:background-color="#afd095" fo:padding="0in" fo:border="none">
        <style:background-image/>
      </style:table-cell-properties>
    </style:style>
    <style:style style:name="P1" style:family="paragraph" style:parent-style-name="Standard">
      <style:text-properties officeooo:paragraph-rsid="000cc37c"/>
    </style:style>
    <style:style style:name="P2" style:family="paragraph" style:parent-style-name="Text_20_body">
      <style:text-properties officeooo:paragraph-rsid="000e7474"/>
    </style:style>
    <style:style style:name="P3" style:family="paragraph" style:parent-style-name="Text_20_body">
      <style:text-properties fo:color="#c9211e" loext:opacity="100%" fo:font-weight="bold" officeooo:rsid="000e7474" officeooo:paragraph-rsid="000e7474" style:font-weight-asian="bold" style:font-weight-complex="bold"/>
    </style:style>
    <style:style style:name="P4" style:family="paragraph" style:parent-style-name="Text_20_body">
      <style:text-properties officeooo:paragraph-rsid="000f1b7f"/>
    </style:style>
    <style:style style:name="P5" style:family="paragraph" style:parent-style-name="Table_20_Contents">
      <style:text-properties officeooo:paragraph-rsid="000e7474"/>
    </style:style>
    <style:style style:name="P6" style:family="paragraph" style:parent-style-name="Table_20_Contents">
      <style:text-properties fo:font-weight="bold" officeooo:paragraph-rsid="000e7474" style:font-weight-asian="bold" style:font-weight-complex="bold"/>
    </style:style>
    <style:style style:name="P7" style:family="paragraph" style:parent-style-name="Table_20_Contents">
      <style:text-properties officeooo:paragraph-rsid="000f1b7f"/>
    </style:style>
    <style:style style:name="P8" style:family="paragraph" style:parent-style-name="Standard">
      <style:text-properties officeooo:paragraph-rsid="0010bae9"/>
    </style:style>
    <style:style style:name="P9" style:family="paragraph" style:parent-style-name="Standard">
      <style:text-properties officeooo:paragraph-rsid="00157bac"/>
    </style:style>
    <style:style style:name="P10" style:family="paragraph" style:parent-style-name="Standard">
      <style:text-properties officeooo:paragraph-rsid="00168b83"/>
    </style:style>
    <style:style style:name="P11" style:family="paragraph" style:parent-style-name="Standard">
      <style:text-properties officeooo:paragraph-rsid="0017b041"/>
    </style:style>
    <style:style style:name="P12" style:family="paragraph" style:parent-style-name="Standard">
      <style:text-properties officeooo:paragraph-rsid="001d793f"/>
    </style:style>
    <style:style style:name="P13" style:family="paragraph" style:parent-style-name="Standard">
      <style:text-properties officeooo:paragraph-rsid="001d8ed3"/>
    </style:style>
    <style:style style:name="P14" style:family="paragraph" style:parent-style-name="Table_20_Contents">
      <style:text-properties officeooo:paragraph-rsid="000e7474"/>
    </style:style>
    <style:style style:name="P15" style:family="paragraph" style:parent-style-name="Table_20_Contents">
      <style:text-properties officeooo:paragraph-rsid="0010bae9"/>
    </style:style>
    <style:style style:name="P16" style:family="paragraph" style:parent-style-name="Table_20_Contents">
      <style:text-properties officeooo:paragraph-rsid="0010f364"/>
    </style:style>
    <style:style style:name="P17" style:family="paragraph" style:parent-style-name="Table_20_Contents">
      <style:text-properties officeooo:paragraph-rsid="0011123b"/>
    </style:style>
    <style:style style:name="P18" style:family="paragraph" style:parent-style-name="Table_20_Contents">
      <style:text-properties officeooo:paragraph-rsid="001371dd"/>
    </style:style>
    <style:style style:name="P19" style:family="paragraph" style:parent-style-name="Table_20_Contents">
      <style:text-properties officeooo:paragraph-rsid="0014836b"/>
    </style:style>
    <style:style style:name="P20" style:family="paragraph" style:parent-style-name="Table_20_Contents">
      <style:text-properties officeooo:paragraph-rsid="00152fd9"/>
    </style:style>
    <style:style style:name="P21" style:family="paragraph" style:parent-style-name="Table_20_Contents">
      <style:text-properties officeooo:paragraph-rsid="00157bac"/>
    </style:style>
    <style:style style:name="P22" style:family="paragraph" style:parent-style-name="Table_20_Contents">
      <style:text-properties officeooo:paragraph-rsid="00168b83"/>
    </style:style>
    <style:style style:name="P23" style:family="paragraph" style:parent-style-name="Table_20_Contents">
      <style:text-properties officeooo:paragraph-rsid="0017b041"/>
    </style:style>
    <style:style style:name="P24" style:family="paragraph" style:parent-style-name="Table_20_Contents">
      <style:text-properties officeooo:paragraph-rsid="00186661"/>
    </style:style>
    <style:style style:name="P25" style:family="paragraph" style:parent-style-name="Table_20_Contents">
      <style:text-properties officeooo:paragraph-rsid="0018c904"/>
    </style:style>
    <style:style style:name="P26" style:family="paragraph" style:parent-style-name="Table_20_Contents">
      <style:text-properties officeooo:rsid="0018c904" officeooo:paragraph-rsid="0018c904"/>
    </style:style>
    <style:style style:name="P27" style:family="paragraph" style:parent-style-name="Table_20_Contents">
      <style:text-properties officeooo:paragraph-rsid="0019d885"/>
    </style:style>
    <style:style style:name="P28" style:family="paragraph" style:parent-style-name="Table_20_Contents">
      <style:text-properties officeooo:paragraph-rsid="001bc1e6"/>
    </style:style>
    <style:style style:name="P29" style:family="paragraph" style:parent-style-name="Table_20_Contents">
      <style:text-properties officeooo:paragraph-rsid="001c3421"/>
    </style:style>
    <style:style style:name="P30" style:family="paragraph" style:parent-style-name="Table_20_Contents">
      <style:text-properties officeooo:paragraph-rsid="001d793f"/>
    </style:style>
    <style:style style:name="P31" style:family="paragraph" style:parent-style-name="Table_20_Contents">
      <style:text-properties officeooo:paragraph-rsid="001d8ed3"/>
    </style:style>
    <style:style style:name="P32" style:family="paragraph" style:parent-style-name="Table_20_Contents">
      <style:text-properties officeooo:paragraph-rsid="001eeba4"/>
    </style:style>
    <style:style style:name="P33" style:family="paragraph" style:parent-style-name="Table_20_Contents">
      <style:text-properties officeooo:paragraph-rsid="001f7f67"/>
    </style:style>
    <style:style style:name="P34" style:family="paragraph" style:parent-style-name="Table_20_Contents">
      <style:text-properties officeooo:paragraph-rsid="002022ca"/>
    </style:style>
    <style:style style:name="P35" style:family="paragraph" style:parent-style-name="Table_20_Contents">
      <style:text-properties officeooo:paragraph-rsid="0021e479"/>
    </style:style>
    <style:style style:name="P36" style:family="paragraph" style:parent-style-name="Table_20_Contents">
      <style:text-properties officeooo:paragraph-rsid="0022556f"/>
    </style:style>
    <style:style style:name="P37" style:family="paragraph" style:parent-style-name="Table_20_Contents">
      <style:text-properties officeooo:paragraph-rsid="0022ad95"/>
    </style:style>
    <style:style style:name="P38" style:family="paragraph" style:parent-style-name="Table_20_Contents">
      <style:text-properties officeooo:paragraph-rsid="0023d640"/>
    </style:style>
    <style:style style:name="P39" style:family="paragraph" style:parent-style-name="Table_20_Contents">
      <style:text-properties officeooo:paragraph-rsid="002418a1"/>
    </style:style>
    <style:style style:name="P40" style:family="paragraph" style:parent-style-name="Table_20_Contents">
      <style:text-properties officeooo:paragraph-rsid="0024288b"/>
    </style:style>
    <style:style style:name="P41" style:family="paragraph" style:parent-style-name="Table_20_Contents">
      <style:text-properties officeooo:paragraph-rsid="0024e478"/>
    </style:style>
    <style:style style:name="P42" style:family="paragraph" style:parent-style-name="Table_20_Contents">
      <style:text-properties officeooo:paragraph-rsid="0026354d"/>
    </style:style>
    <style:style style:name="P43" style:family="paragraph" style:parent-style-name="Table_20_Contents">
      <style:text-properties officeooo:paragraph-rsid="00281129"/>
    </style:style>
    <style:style style:name="P44" style:family="paragraph" style:parent-style-name="Table_20_Contents">
      <style:text-properties officeooo:paragraph-rsid="0028e23d"/>
    </style:style>
    <style:style style:name="P45" style:family="paragraph" style:parent-style-name="Table_20_Contents">
      <style:text-properties officeooo:paragraph-rsid="002ad453"/>
    </style:style>
    <style:style style:name="P46" style:family="paragraph" style:parent-style-name="Table_20_Contents">
      <style:text-properties officeooo:paragraph-rsid="002c18e7"/>
    </style:style>
    <style:style style:name="P47" style:family="paragraph" style:parent-style-name="Table_20_Contents">
      <style:text-properties officeooo:paragraph-rsid="002cd7fe"/>
    </style:style>
    <style:style style:name="P48" style:family="paragraph" style:parent-style-name="Text_20_body">
      <style:text-properties officeooo:paragraph-rsid="0018f695"/>
    </style:style>
    <style:style style:name="P49" style:family="paragraph" style:parent-style-name="Text_20_body">
      <style:text-properties officeooo:paragraph-rsid="0010bae9"/>
    </style:style>
    <style:style style:name="P50" style:family="paragraph" style:parent-style-name="Text_20_body">
      <style:text-properties officeooo:paragraph-rsid="0010f364"/>
    </style:style>
    <style:style style:name="P51" style:family="paragraph" style:parent-style-name="Text_20_body">
      <style:text-properties officeooo:paragraph-rsid="0011123b"/>
    </style:style>
    <style:style style:name="P52" style:family="paragraph" style:parent-style-name="Text_20_body">
      <style:text-properties officeooo:paragraph-rsid="00129ceb"/>
    </style:style>
    <style:style style:name="P53" style:family="paragraph" style:parent-style-name="Text_20_body">
      <style:text-properties officeooo:paragraph-rsid="001371dd"/>
    </style:style>
    <style:style style:name="P54" style:family="paragraph" style:parent-style-name="Text_20_body">
      <style:text-properties officeooo:paragraph-rsid="0014836b"/>
    </style:style>
    <style:style style:name="P55" style:family="paragraph" style:parent-style-name="Text_20_body">
      <style:text-properties officeooo:paragraph-rsid="00152fd9"/>
    </style:style>
    <style:style style:name="P56" style:family="paragraph" style:parent-style-name="Text_20_body">
      <style:text-properties officeooo:paragraph-rsid="00157bac"/>
    </style:style>
    <style:style style:name="P57" style:family="paragraph" style:parent-style-name="Text_20_body">
      <style:text-properties officeooo:paragraph-rsid="00168b83"/>
    </style:style>
    <style:style style:name="P58" style:family="paragraph" style:parent-style-name="Text_20_body">
      <style:text-properties officeooo:rsid="00168b83" officeooo:paragraph-rsid="00168b83"/>
    </style:style>
    <style:style style:name="P59" style:family="paragraph" style:parent-style-name="Text_20_body">
      <style:text-properties officeooo:paragraph-rsid="0017b041"/>
    </style:style>
    <style:style style:name="P60" style:family="paragraph" style:parent-style-name="Text_20_body">
      <style:text-properties officeooo:paragraph-rsid="00186661"/>
    </style:style>
    <style:style style:name="P61" style:family="paragraph" style:parent-style-name="Text_20_body">
      <style:text-properties officeooo:paragraph-rsid="0018c904"/>
    </style:style>
    <style:style style:name="P62" style:family="paragraph" style:parent-style-name="Text_20_body">
      <style:text-properties officeooo:paragraph-rsid="0019d885"/>
    </style:style>
    <style:style style:name="P63" style:family="paragraph" style:parent-style-name="Text_20_body">
      <style:text-properties officeooo:paragraph-rsid="001bc1e6"/>
    </style:style>
    <style:style style:name="P64" style:family="paragraph" style:parent-style-name="Text_20_body">
      <style:text-properties officeooo:paragraph-rsid="001c3421"/>
    </style:style>
    <style:style style:name="P65" style:family="paragraph" style:parent-style-name="Text_20_body">
      <style:text-properties officeooo:paragraph-rsid="001d793f"/>
    </style:style>
    <style:style style:name="P66" style:family="paragraph" style:parent-style-name="Text_20_body">
      <style:text-properties officeooo:paragraph-rsid="001d8ed3"/>
    </style:style>
    <style:style style:name="P67" style:family="paragraph" style:parent-style-name="Text_20_body">
      <style:text-properties officeooo:paragraph-rsid="001eeba4"/>
    </style:style>
    <style:style style:name="P68" style:family="paragraph" style:parent-style-name="Text_20_body">
      <style:text-properties officeooo:paragraph-rsid="001f7f67"/>
    </style:style>
    <style:style style:name="P69" style:family="paragraph" style:parent-style-name="Text_20_body">
      <style:text-properties officeooo:paragraph-rsid="002022ca"/>
    </style:style>
    <style:style style:name="P70" style:family="paragraph" style:parent-style-name="Text_20_body">
      <style:text-properties officeooo:paragraph-rsid="0021e479"/>
    </style:style>
    <style:style style:name="P71" style:family="paragraph" style:parent-style-name="Text_20_body">
      <style:text-properties officeooo:paragraph-rsid="0022556f"/>
    </style:style>
    <style:style style:name="P72" style:family="paragraph" style:parent-style-name="Text_20_body">
      <style:text-properties officeooo:paragraph-rsid="0022ad95"/>
    </style:style>
    <style:style style:name="P73" style:family="paragraph" style:parent-style-name="Text_20_body">
      <style:text-properties officeooo:paragraph-rsid="0023d640"/>
    </style:style>
    <style:style style:name="P74" style:family="paragraph" style:parent-style-name="Text_20_body">
      <style:text-properties officeooo:paragraph-rsid="002418a1"/>
    </style:style>
    <style:style style:name="P75" style:family="paragraph" style:parent-style-name="Text_20_body">
      <style:text-properties officeooo:paragraph-rsid="0024288b"/>
    </style:style>
    <style:style style:name="P76" style:family="paragraph" style:parent-style-name="Text_20_body">
      <style:text-properties officeooo:paragraph-rsid="0024e478"/>
    </style:style>
    <style:style style:name="P77" style:family="paragraph" style:parent-style-name="Text_20_body">
      <style:text-properties officeooo:paragraph-rsid="0026354d"/>
    </style:style>
    <style:style style:name="P78" style:family="paragraph" style:parent-style-name="Text_20_body">
      <style:text-properties officeooo:paragraph-rsid="00281129"/>
    </style:style>
    <style:style style:name="P79" style:family="paragraph" style:parent-style-name="Text_20_body">
      <style:text-properties officeooo:paragraph-rsid="0028e23d"/>
    </style:style>
    <style:style style:name="P80" style:family="paragraph" style:parent-style-name="Text_20_body">
      <style:text-properties officeooo:paragraph-rsid="002ad453"/>
    </style:style>
    <style:style style:name="P81" style:family="paragraph" style:parent-style-name="Text_20_body">
      <style:text-properties officeooo:paragraph-rsid="002c18e7"/>
    </style:style>
    <style:style style:name="P82" style:family="paragraph" style:parent-style-name="Text_20_body">
      <style:text-properties officeooo:paragraph-rsid="002cd7fe"/>
    </style:style>
    <style:style style:name="T1" style:family="text">
      <style:text-properties officeooo:rsid="000e7474"/>
    </style:style>
    <style:style style:name="T2" style:family="text">
      <style:text-properties officeooo:rsid="000f1b7f"/>
    </style:style>
    <style:style style:name="T3" style:family="text">
      <style:text-properties officeooo:rsid="000fb935"/>
    </style:style>
    <style:style style:name="T4" style:family="text">
      <style:text-properties officeooo:rsid="0010f364"/>
    </style:style>
    <style:style style:name="T5" style:family="text">
      <style:text-properties officeooo:rsid="0011123b"/>
    </style:style>
    <style:style style:name="T6" style:family="text">
      <style:text-properties officeooo:rsid="001371dd"/>
    </style:style>
    <style:style style:name="T7" style:family="text">
      <style:text-properties officeooo:rsid="0014836b"/>
    </style:style>
    <style:style style:name="T8" style:family="text">
      <style:text-properties officeooo:rsid="00152fd9"/>
    </style:style>
    <style:style style:name="T9" style:family="text">
      <style:text-properties officeooo:rsid="00157bac"/>
    </style:style>
    <style:style style:name="T10" style:family="text">
      <style:text-properties officeooo:rsid="00168b83"/>
    </style:style>
    <style:style style:name="T11" style:family="text">
      <style:text-properties officeooo:rsid="0017b041"/>
    </style:style>
    <style:style style:name="T12" style:family="text">
      <style:text-properties officeooo:rsid="00186661"/>
    </style:style>
    <style:style style:name="T13" style:family="text">
      <style:text-properties officeooo:rsid="0018c904"/>
    </style:style>
    <style:style style:name="T14" style:family="text">
      <style:text-properties officeooo:rsid="0019d885"/>
    </style:style>
    <style:style style:name="T15" style:family="text">
      <style:text-properties officeooo:rsid="001bc1e6"/>
    </style:style>
    <style:style style:name="T16" style:family="text">
      <style:text-properties officeooo:rsid="001c3421"/>
    </style:style>
    <style:style style:name="T17" style:family="text">
      <style:text-properties officeooo:rsid="001d793f"/>
    </style:style>
    <style:style style:name="T18" style:family="text">
      <style:text-properties officeooo:rsid="001d8ed3"/>
    </style:style>
    <style:style style:name="T19" style:family="text">
      <style:text-properties officeooo:rsid="001eeba4"/>
    </style:style>
    <style:style style:name="T20" style:family="text">
      <style:text-properties officeooo:rsid="001f7f67"/>
    </style:style>
    <style:style style:name="T21" style:family="text">
      <style:text-properties officeooo:rsid="002022ca"/>
    </style:style>
    <style:style style:name="T22" style:family="text">
      <style:text-properties officeooo:rsid="0021e479"/>
    </style:style>
    <style:style style:name="T23" style:family="text">
      <style:text-properties officeooo:rsid="0022556f"/>
    </style:style>
    <style:style style:name="T24" style:family="text">
      <style:text-properties officeooo:rsid="0022ad95"/>
    </style:style>
    <style:style style:name="T25" style:family="text">
      <style:text-properties officeooo:rsid="0023d640"/>
    </style:style>
    <style:style style:name="T26" style:family="text">
      <style:text-properties officeooo:rsid="002418a1"/>
    </style:style>
    <style:style style:name="T27" style:family="text">
      <style:text-properties officeooo:rsid="0024288b"/>
    </style:style>
    <style:style style:name="T28" style:family="text">
      <style:text-properties officeooo:rsid="0024e478"/>
    </style:style>
    <style:style style:name="T29" style:family="text">
      <style:text-properties officeooo:rsid="0026354d"/>
    </style:style>
    <style:style style:name="T30" style:family="text">
      <style:text-properties officeooo:rsid="00281129"/>
    </style:style>
    <style:style style:name="T31" style:family="text">
      <style:text-properties officeooo:rsid="0028e23d"/>
    </style:style>
    <style:style style:name="T32" style:family="text">
      <style:text-properties officeooo:rsid="002ad453"/>
    </style:style>
    <style:style style:name="T33" style:family="text">
      <style:text-properties officeooo:rsid="002c18e7"/>
    </style:style>
    <style:style style:name="T34" style:family="text">
      <style:text-properties officeooo:rsid="002cd7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header-rows>
          <table:table-row table:style-name="TableLine2429898068656">
            <table:table-cell table:style-name="Table1.A1" office:value-type="string">
              <text:p text:style-name="P3">ΚΕΦΑΛΙΟΝ 6<text:line-break/>ΠΕΡΙ ΤΗΣ ΑΝΑΒΑΣΕΩΣ ΤΗΣ ΑΠΟ ΤΗΣ ΑΠΟΒΑΘΡΑΣΕΝΝΕΑ ΚΑΙ ΤΑ ΤΡΙΑ ΤΕΤΑΡΤΑ</text:p>
            </table:table-cell>
            <table:table-cell table:style-name="Table1.A1" office:value-type="string">
              <text:p text:style-name="P6">CHAPTER SIX </text:p>
              <text:p text:style-name="P6">THE JOURNEY FROM PLATFORM NINE AND THREE-QUARTERS </text:p>
            </table:table-cell>
          </table:table-row>
        </table:table-header-rows>
        <table:table-row table:style-name="TableLine2429898061856">
          <table:table-cell table:style-name="Table1.A1" office:value-type="string">
            <text:p text:style-name="P2">ἐκείνου δέ τοῦ μηνὸς ὃν πανύστατον παρὰ τοῖς Δουρσλείοις διέτριβεν ὁ ’Ἁρειος ἥ τι ἢ οὐδὲν εὐθυμίας μετεῖχεν, ἀλλὰ νὴ Δία ὁ Δούδλιος νυνὶ οὕτω φοβεῖται αὐτὸν ὥστε μὴ ἐν τῷ αὐτῷ οἰκήματι ἑκὼν παραμεῖναι. νὴ Δι’ ἀλλ’ ἡ Πετουνία καὶ ὁ Φερνίων οὐκέτι βούλονται οὔτ’ ἐν σκευοφυλακίῳ εἴργειν αὐτὸν οὔτε πρὸς βίαν χει-ροῦσθαι οὔτ’ αὖ καταβοᾶν αὐτοῦ. </text:p>
          </table:table-cell>
          <table:table-cell table:style-name="Table1.A1" office:value-type="string">
            <text:p text:style-name="P5">Harry's last month with the Dursleys wasn't fun. True, Dudley was now so scared of Harry he wouldn't stay in the same room, while Aunt Petunia and Uncle Vernon didn't shut Harry in his cupboard, force him to do anything, or shout at him -- in fact, they didn't speak to him at all. </text:p>
          </table:table-cell>
        </table:table-row>
        <table:table-row table:style-name="TableLine2429898062400">
          <table:table-cell table:style-name="Table1.A1" office:value-type="string">
            <text:p text:style-name="P2">μὴ ὅπως ἐκεῖνοι προσλέγουσιν αὐτόν, ὡς ἄρτι μὲν δεδιότες ἄρτι δέ μάλ’ ὀργιζόμενοι.</text:p>
          </table:table-cell>
          <table:table-cell table:style-name="Table1.A1" office:value-type="string">
            <text:p text:style-name="P5">Half terrified, half furious, they acted as though any chair with Harry in it were empty.</text:p>
          </table:table-cell>
        </table:table-row>
        <table:table-row table:style-name="TableLine2429898059408">
          <table:table-cell table:style-name="Table1.A1" office:value-type="string">
            <text:p text:style-name="P2">πολλῶν δ’ οὖν ἕνεκα θαρρῶν τὰ νῦν παντελῶς προῦτίμα τῶν πάλαι πραγ-μάτων, ο<text:span text:style-name="T1">ὐ</text:span> μὴν ἀλλὰ συνῄδει ἑαυτῷ μετ’ οῦ πολὺν χρόνον ἇθυμοῦντί που.</text:p>
          </table:table-cell>
          <table:table-cell table:style-name="Table1.A1" office:value-type="string">
            <text:p text:style-name="P5">Although this was an improvement in many ways, it did become a bit depressing after a while. </text:p>
          </table:table-cell>
        </table:table-row>
        <table:table-row table:style-name="TableLine2429898064576">
          <table:table-cell table:style-name="Table1.A1" office:value-type="string">
            <text:p text:style-name="P2">ὥστε μετὰ τῆς γλαυκὸς ἐν τῷ θαλάμῳ διέτριβε τῆς ἀρτίως κεκ-τημένης. </text:p>
          </table:table-cell>
          <table:table-cell table:style-name="Table1.A1" office:value-type="string">
            <text:p text:style-name="P5">Harry kept to his room, with his new owl for company.</text:p>
          </table:table-cell>
        </table:table-row>
        <table:table-row table:style-name="TableLine2429898072464">
          <table:table-cell table:style-name="Table1.A1" office:value-type="string">
            <text:p text:style-name="P2">ἔδοξε δέ ὀνομάσαι αὐτὴν <text:span text:style-name="T1">Ἡ</text:span>δυ<text:span text:style-name="T1">ι</text:span>κτῖνα, τοῦτ’ ἐξευρὼν τοῦν-ομα ἐν τῇ ξυγγράφῃ μαγικῄ.</text:p>
          </table:table-cell>
          <table:table-cell table:style-name="Table1.A1" office:value-type="string">
            <text:p text:style-name="P5">He had decided to call her Hedwig, a name he had found in A History of Magic.</text:p>
          </table:table-cell>
        </table:table-row>
        <table:table-row table:style-name="TableLine2429898062944">
          <table:table-cell table:style-name="Table1.A1" office:value-type="string">
            <text:p text:style-name="P2">καὶ γὰρ τὰ βιβλία τὰ παιδευτικὰ πάνυ ἀξιόλογα νομίσας, πόρρω τῆς νυκτὸς ἐν εὐνῇ κεκλιμένος πολλάκις ἀνεγίγνωσκεν εἷς τὸ ἄκρον ἀφικόμενος τῆς ἡδονῆς, πετομένης ἅμα τῆς γλαυκὸς εἰκῇ κάκεῖσε καὶ τὸ δεῦρο διὰ τῆς θυρίδος ἀνεῳγμένης.</text:p>
          </table:table-cell>
          <table:table-cell table:style-name="Table1.A1" office:value-type="string">
            <text:p text:style-name="P5">His school books were very interesting. He lay on his bed reading late into the night, Hedwig swooping in and out of the open window as she pleased.</text:p>
          </table:table-cell>
        </table:table-row>
        <table:table-row table:style-name="TableLine2429898059680">
          <table:table-cell table:style-name="Table1.A1" office:value-type="string">
            <text:p text:style-name="P2">ἀλλὰ τὸ τὴν Πετουνίαν μηκέτι εἰσελθεῖν κορήσουσαν τὸν θάλαμον ἕρμαιόν τι ἐποιεῖτο, τῆς γλαυκὸς μυγαλῶν πολλάκις εἰσφερούσης νεκρούς.</text:p>
          </table:table-cell>
          <table:table-cell table:style-name="Table1.A1" office:value-type="string">
            <text:p text:style-name="P5">It was lucky that Aunt Petunia didn't come in to vacuum anymore, because Hedwig kept bringing back dead mice.</text:p>
          </table:table-cell>
        </table:table-row>
        <table:table-row table:style-name="TableLine2429898060768">
          <table:table-cell table:style-name="Table1.A1" office:value-type="string">
            <text:p text:style-name="P4">θέλων δέ μαθεῖν ὁπόσας ἔτι ἡμέρας αὐτόθι μενετέον μέχρι τῆς Σεπτεμβρίου νουμηνίας, ὅσαι νύκτες πρὶν εἷς ὕπνον πεσεῖν ε”γραφέ τι ἐν χαρτιδίῳ ἐπὶ τοίχου πεπατταλευμένῳ.</text:p>
          </table:table-cell>
          <table:table-cell table:style-name="Table1.A1" office:value-type="string">
            <text:p text:style-name="P7">Every night before he went to sleep, Harry ticked off another day on the piece of paper he had pinned to the wall, counting down to September the first.</text:p>
          </table:table-cell>
        </table:table-row>
        <table:table-row table:style-name="TableLine2429898070288">
          <table:table-cell table:style-name="Table1.A1" office:value-type="string">
            <text:p text:style-name="P4">Αὐγούστου δέ ἕνῃ καί νέᾳ ἔδοξεν αὐτῷ λέγειν τι τοῖς Δουρσλείοις. ἠπόρει γὰρ οὐκ εἰδὼς ᾧ τρόπῳ εἷς αὔριον πρὸς τὸν σταθμὸν ἀφίκηται τὸν Σταυρόν Βασίλειον καλούμενον. καταβὰς οὖν κατέλαβεν αὐτοὺς τηλεορῶντας παίγνιόν τι αἰνιγματῶδες.</text:p>
          </table:table-cell>
          <table:table-cell table:style-name="Table1.A1" office:value-type="string">
            <text:p text:style-name="P7">On the last day of August he thought he'd better speak to his aunt and uncle about getting to King's Cross station the next day, so he went down to the living room where they were watching a quiz show on television.</text:p>
          </table:table-cell>
        </table:table-row>
        <text:soft-page-break/>
        <table:table-row table:style-name="TableLine2429898061040">
          <table:table-cell table:style-name="Table1.A1" office:value-type="string">
            <text:p text:style-name="P4">χρεμψαμένου δέ τι ὅπως μὴ παρὼν λάθοι αὐτούς, ὁ Δούδλιος μέγα βοήσας εὐθὺς ἐνθένδε ἀπέδραμεν.</text:p>
          </table:table-cell>
          <table:table-cell table:style-name="Table1.A1" office:value-type="string">
            <text:p text:style-name="P7">He cleared his throat to let them know he was there, and Dudley screamed and ran from the room.</text:p>
          </table:table-cell>
        </table:table-row>
        <table:table-row table:style-name="TableLine2429898056688">
          <table:table-cell table:style-name="Table1.A1" office:value-type="string">
            <text:p text:style-name="P4">ἀλλὰ πρῶτον μὲν οὐκ ἐτόλμησε λέγειν, ἔπειτα δέ <text:span text:style-name="T2">Ὦ</text:span> θεῖε, ἔφη.</text:p>
          </table:table-cell>
          <table:table-cell table:style-name="Table1.A1" office:value-type="string">
            <text:p text:style-name="P7">"Er -- Uncle Vernon?" </text:p>
          </table:table-cell>
        </table:table-row>
        <table:table-row table:style-name="TableLine2429898056960">
          <table:table-cell table:style-name="Table1.A1" office:value-type="string">
            <text:p text:style-name="P4">ὁ δ’ ἤκουσε μὲν αὐτοῦ, ὑπετονθόρυζε δέ μόνον.</text:p>
          </table:table-cell>
          <table:table-cell table:style-name="Table1.A1" office:value-type="string">
            <text:p text:style-name="P7">Uncle Vernon grunted to show he was listening.</text:p>
          </table:table-cell>
        </table:table-row>
        <table:table-row table:style-name="TableLine2429898063216">
          <table:table-cell table:style-name="Table1.A1" office:value-type="string">
            <text:p text:style-name="P4">Ἰτέον ἐστί μοι αὔριον πρὸς τὸν Σταυρὸν Βασίλειον ἀπιόντι πρὸς Ὑογοήτου.</text:p>
          </table:table-cell>
          <table:table-cell table:style-name="Table1.A1" office:value-type="string">
            <text:p text:style-name="P7">"Er -- I need to be at King's Cross tomorrow to -- to go to Hogwarts."</text:p>
          </table:table-cell>
        </table:table-row>
        <table:table-row table:style-name="TableLine2429898066752">
          <table:table-cell table:style-name="Table1.A1" office:value-type="string">
            <text:p text:style-name="P4">τονθορύσαντος δ<text:span text:style-name="T2">' αὖ</text:span>θις τοῦ θείου, <text:span text:style-name="T2">Ἆ</text:span>ρ’ ἐθέλεις, ἔφη, ἄγειν με ἐκεῖσε ἐν αὐτοκινήτῳ;</text:p>
          </table:table-cell>
          <table:table-cell table:style-name="Table1.A1" office:value-type="string">
            <text:p text:style-name="P7">Uncle Vernon grunted again.<text:span text:style-name="T2"> "Would it be all right if you gave me a lift?" </text:span></text:p>
          </table:table-cell>
        </table:table-row>
        <table:table-row table:style-name="TableLine2429898064848">
          <table:table-cell table:style-name="Table1.A1" office:value-type="string">
            <text:p text:style-name="P4">ὑποτονθορύσας δέ μάλ’ αὖθις ὡμολόγησεν ἄρα που, ὥς γ’ ἐδόκει τῷ Ἁρείῳ.</text:p>
          </table:table-cell>
          <table:table-cell table:style-name="Table1.A1" office:value-type="string">
            <text:p text:style-name="P7"><text:span text:style-name="T2">He </text:span>Grunt<text:span text:style-name="T2">ed again</text:span>. Harry supposed that meant yes.</text:p>
          </table:table-cell>
        </table:table-row>
        <table:table-row table:style-name="TableLine2429898070832">
          <table:table-cell table:style-name="Table1.A1" office:value-type="string">
            <text:p text:style-name="P4">Εὐχάριστός εἶμι, ῆ δ’ ὅς, κᾶμελλεν ἀναβῆναι πάλιν πρὸς τὸν θάλαμον.<text:span text:style-name="T2"> ἐκεῖνος δ’ ἐξ ἀπροδοκήτου ἐφθέγξατό τι·</text:span></text:p>
          </table:table-cell>
          <table:table-cell table:style-name="Table1.A1" office:value-type="string">
            <text:p text:style-name="P7">"Thank you." He was about to go back upstairs when Uncle Vernon actually spoke. </text:p>
          </table:table-cell>
        </table:table-row>
        <table:table-row table:style-name="TableLine2429898063488">
          <table:table-cell table:style-name="Table1.A1" office:value-type="string">
            <text:p text:style-name="P49">Οὔκουν σφόδρ’ ἄτοπόν ἐστι τό ἐφ’ ἁμαξοστοιχίας ι’έναι πρὸς μάγων παιδευτήριον; οἱ γὰρ τάπητες μαγικοί πάντες ἄχρηστοί εἶσι, τετρημένοι δήπου.</text:p>
          </table:table-cell>
          <table:table-cell table:style-name="Table1.A1" office:value-type="string">
            <text:p text:style-name="P15">"Funny way to get to a wizards' school, the train. Magic carpets all got punctures, have they?" </text:p>
            <text:p text:style-name="P15"/>
          </table:table-cell>
        </table:table-row>
        <table:table-row table:style-name="TableLine2429898071104">
          <table:table-cell table:style-name="Table1.A1" office:value-type="string">
            <text:p text:style-name="P49">Ἄρειος δ’ οὐδὲν εἶπεν.</text:p>
          </table:table-cell>
          <table:table-cell table:style-name="Table1.A1" office:value-type="string">
            <text:p text:style-name="P15">Harry didn't say anything. </text:p>
          </table:table-cell>
        </table:table-row>
        <table:table-row table:style-name="TableLine2429898071104">
          <table:table-cell table:style-name="Table1.A1" office:value-type="string">
            <text:p text:style-name="P49">Εἰπέ μοι, ποῦ ἐστὶν ἄρα τοῦτο τὸ παιδευτήριον;</text:p>
          </table:table-cell>
          <table:table-cell table:style-name="Table1.A1" office:value-type="string">
            <text:p text:style-name="P15">"Where is this school, anyway?" </text:p>
          </table:table-cell>
        </table:table-row>
        <table:table-row table:style-name="TableLine2429898071104">
          <table:table-cell table:style-name="Table1.A1" office:value-type="string">
            <text:p text:style-name="P49">Οὐκ οἶδα, ἀπεκρίνατο. καὶ γὰρ μέχρι τοῦδε ε”λαθεν ἑαυτὸν τοῦτ’οῦκ εἰδώς.</text:p>
          </table:table-cell>
          <table:table-cell table:style-name="Table1.A1" office:value-type="string">
            <text:p text:style-name="P15">"I don't know," said Harry, realizing this for the first time.</text:p>
          </table:table-cell>
        </table:table-row>
        <table:table-row table:style-name="TableLine2429898071104">
          <table:table-cell table:style-name="Table1.A1" office:value-type="string">
            <text:p text:style-name="P49">λαβὼν οῦν τὸ πιττάκιον ἐκ θυλακίου τὸ ἄρτι ὑφ’ Ἁγριώδους δεδομένον ἔβλεψε πρῶτον πρὸς αὐτό.</text:p>
          </table:table-cell>
          <table:table-cell table:style-name="Table1.A1" office:value-type="string">
            <text:p text:style-name="P15">He pulled the ticket Hagrid had given him out of his pocket.</text:p>
          </table:table-cell>
        </table:table-row>
        <table:table-row table:style-name="TableLine2429898071104">
          <table:table-cell table:style-name="Table1.A1" office:value-type="string">
            <text:p text:style-name="P49">ἀναγνοὺς δέ εἶπε τάδε’ Ἐπιτέτακταί μοι ἀτεχνῶς ἐμβαίνειν εἷς τὴν ἆμαξοστοιχίαν περὶ τὴν πέμπτην ἀπὸ τῆς ἀποβάθρας ἐννέα καί τὰ τρία τέταρτα.</text:p>
          </table:table-cell>
          <table:table-cell table:style-name="Table1.A1" office:value-type="string">
            <text:p text:style-name="P15">"I just take the train from platform nine and three-quarters at eleven o'clock," he read.</text:p>
          </table:table-cell>
        </table:table-row>
        <table:table-row table:style-name="TableLine2429898071104">
          <table:table-cell table:style-name="Table1.A1" office:value-type="string">
            <text:p text:style-name="P49">Ὁποίας ἀπ’ ἀποβάθρας;</text:p>
          </table:table-cell>
          <table:table-cell table:style-name="Table1.A1" office:value-type="string">
            <text:p text:style-name="P8">His aunt and uncle stared. "Platform what?" </text:p>
          </table:table-cell>
        </table:table-row>
        <table:table-row table:style-name="TableLine2429898071104">
          <table:table-cell table:style-name="Table1.A1" office:value-type="string">
            <text:p text:style-name="P49">Τῆς ἐννέα καὶ τὰ τρία τέταρτα.</text:p>
          </table:table-cell>
          <table:table-cell table:style-name="Table1.A1" office:value-type="string">
            <text:p text:style-name="P15">"Nine and three-quarters." </text:p>
          </table:table-cell>
        </table:table-row>
        <table:table-row table:style-name="TableLine2429898071104">
          <table:table-cell table:style-name="Table1.A1" office:value-type="string">
            <text:p text:style-name="P49">Οὐ μὴ φλυαρήσεις. οὐ γὰρ ε”στιν ἀποβάθρα ἐννέα καὶ τὰ τρία τέταρτα.</text:p>
          </table:table-cell>
          <table:table-cell table:style-name="Table1.A1" office:value-type="string">
            <text:p text:style-name="P15">"Don't talk rubbish," said Uncle Vernon. "There is no platform nine and three-quarters."</text:p>
          </table:table-cell>
        </table:table-row>
        <table:table-row table:style-name="TableLine2429898071104">
          <table:table-cell table:style-name="Table1.A1" office:value-type="string">
            <text:p text:style-name="P49">Γέγραπταί γ’ οὕτως ἐν τῷ πιττακίῳ.</text:p>
          </table:table-cell>
          <table:table-cell table:style-name="Table1.A1" office:value-type="string">
            <text:p text:style-name="P15">"It's on my ticket." </text:p>
          </table:table-cell>
        </table:table-row>
        <text:soft-page-break/>
        <table:table-row table:style-name="TableLine2429898071104">
          <table:table-cell table:style-name="Table1.A1" office:value-type="string">
            <text:p text:style-name="P49">Ἑλλεβοριῶσι δῆτα, ε”φη ὁ Δούρσλειος. κορυβαντιῶσι γὰρ ἁπαν-τες νὴ τὸν Ἀπόλλω. ἀλλ’ ὁ χρόνος σοι μάθησιν δώσει, πιθοῦ μοι.</text:p>
          </table:table-cell>
          <table:table-cell table:style-name="Table1.A1" office:value-type="string">
            <text:p text:style-name="P15">"Barking," said Uncle Vernon, "howling mad, the lot of them. You'll see. You just wait.</text:p>
          </table:table-cell>
        </table:table-row>
        <table:table-row table:style-name="TableLine2429898071104">
          <table:table-cell table:style-name="Table1.A1" office:value-type="string">
            <text:p text:style-name="P49">ἀλλ’ οῦν καλῶς γ’ ἔχει’ ἄξομέν σε πρὸς τὸν Σταυρὸν Βασίλειον.</text:p>
          </table:table-cell>
          <table:table-cell table:style-name="Table1.A1" office:value-type="string">
            <text:p text:style-name="P15">All right, we'll take you to King's Cross.</text:p>
          </table:table-cell>
        </table:table-row>
        <table:table-row table:style-name="TableLine2429898071104">
          <table:table-cell table:style-name="Table1.A1" office:value-type="string">
            <text:p text:style-name="P49">Λονδίνονδε γὰρ ε”δει ἂν πάντως αὔριον ι’έναι· εἷ δέ μή, ἀμέλει οὐ παρεῖχον ἂν πράγματ’ ἐμαυτῷ.</text:p>
          </table:table-cell>
          <table:table-cell table:style-name="Table1.A1" office:value-type="string">
            <text:p text:style-name="P15">We're going up to London tomorrow anyway, or I wouldn't bother." </text:p>
          </table:table-cell>
        </table:table-row>
        <table:table-row table:style-name="TableLine2429898071104">
          <table:table-cell table:style-name="Table1.A1" office:value-type="string">
            <text:p text:style-name="P50">Ἀλλὰ πρὸς τί Λονδίνονδε ἴτε<text:span text:style-name="T4">;</text:span></text:p>
          </table:table-cell>
          <table:table-cell table:style-name="Table1.A1" office:value-type="string">
            <text:p text:style-name="P16">"Why are you going to London?"</text:p>
          </table:table-cell>
        </table:table-row>
        <table:table-row table:style-name="TableLine2429898071104">
          <table:table-cell table:style-name="Table1.A1" office:value-type="string">
            <text:p text:style-name="P50">καί τοῦτο μὲν εἶπεν εὐγνώμονα θέλων ἑαυτὸν παρασχεῖν, ὁ δέ Δούρσλειος γρύζων ἀπεκρίνατο<text:span text:style-name="T4">.</text:span></text:p>
          </table:table-cell>
          <table:table-cell table:style-name="Table1.A1" office:value-type="string">
            <text:p text:style-name="P16">Harry asked, trying to keep things friendly. </text:p>
          </table:table-cell>
        </table:table-row>
        <table:table-row table:style-name="TableLine2429898071104">
          <table:table-cell table:style-name="Table1.A1" office:value-type="string">
            <text:p text:style-name="P50">Τὸν γὰρ Δούδλιον πρὸς ιάτρὸν ἄγομεν δεῖ γὰρ τὸν κατάρατον κέρκον ἐκεῖνον ἀποτεμεῖν αῦτῲ πρὶν εἷς Χωνεύσεις ι’έναι.</text:p>
          </table:table-cell>
          <table:table-cell table:style-name="Table1.A1" office:value-type="string">
            <text:p text:style-name="P16">"Taking Dudley to the hospital," growled Uncle Vernon. "Got to have that ruddy tail removed before he goes to Smeltings." </text:p>
          </table:table-cell>
        </table:table-row>
        <table:table-row table:style-name="TableLine2429898071104">
          <table:table-cell table:style-name="Table1.A1" office:value-type="string">
            <text:p text:style-name="P50">τῇ δ’ ἐπιγιγνομένῃ ἡμέρᾳ περὶ αὐτό που σχέδον τὸ λυκαυγές ὁ ’Άρειος ἥδη ἐξέγρετο.<text:span text:style-name="T4"> ἀλλ’ ὡς οὐ μετρίως ἀνιώμενος τοσαύτης ἀνάπλεως ἦν φροντίδος ὥστε μὴ ε”χειν πάλιν εἰς ὕπνον πεσεῖν.</text:span></text:p>
          </table:table-cell>
          <table:table-cell table:style-name="Table1.A1" office:value-type="string">
            <text:p text:style-name="P16">Harry woke at five o'clock the next morning and was too excited and nervous to go back to sleep.</text:p>
          </table:table-cell>
        </table:table-row>
        <table:table-row table:style-name="TableLine2429898071104">
          <table:table-cell table:style-name="Table1.A1" office:value-type="string">
            <text:p text:style-name="P50">ἀναστὰς οὖν ἐκ τῆς εὐνῆς τὰς βράκας ὡς ε”θος περιεβάλετο· οὐ γὰρ θέλων βαδίζειν πρὸς τὸν σταθμὸν τὸν τρίβωνα ἠμφιεσμένος τὸν μαγικόν, ἐν νῷ εἶχεν ε”ν γ’ ἆμαξοστοιχίᾳ περιβαλέσθαι.</text:p>
          </table:table-cell>
          <table:table-cell table:style-name="Table1.A1" office:value-type="string">
            <text:p text:style-name="P16">He got up and pulled on his jeans because he didn't want to walk into the station in his wizard's robes -- he'd change on the train.</text:p>
          </table:table-cell>
        </table:table-row>
        <table:table-row table:style-name="TableLine2429898071104">
          <table:table-cell table:style-name="Table1.A1" office:value-type="string">
            <text:p text:style-name="P50">ἐξέτασε δέ πάλιν αὖ τὸν πρὸς (Υογοήτου κατάλογον, διασκεψάμενος εἰ τὰ πάντ’ ἄρα πρόχειρά ἐστιν. ε”πειτα δέ ἐπιμεληθεὶς τῆς γλαυκὸς ὅπως ἐν οἰκίσκῳ ἀσφαλὴς εἴρκται, ἐν τῷ θαλάμῳ ἄνω καὶ κάτω περιεπάτει ἕωσπερ οἱ Δούρσλειοι τύχοιεν ἐγρηγορότες.</text:p>
          </table:table-cell>
          <table:table-cell table:style-name="Table1.A1" office:value-type="string">
            <text:p text:style-name="P16">He checked his Hogwarts list yet again to make sure he had everything he needed, saw that Hedwig was shut safely in her cage, and then paced the room, waiting for the Dursleys to get up.</text:p>
          </table:table-cell>
        </table:table-row>
        <table:table-row table:style-name="TableLine2429898071104">
          <table:table-cell table:style-name="Table1.A1" office:value-type="string">
            <text:p text:style-name="P50">ὀλίγῳ δ’ ὕστερον εἶδες ἂν τοῦτο μὲν τὴν κιβωτὸν καίπερ μεγάλην οὖσαν καί βαρεῖαν εἷς τὸ αὐτοκίνητον ἥδη κεκομισμένην, τοῦτο δέ τὸν Δούδλιον ἐν τῷ αὐτοκινήτῳ καθίζοντα πλησίον τοῦ Ἀρείου – οὕτω γὰρ ποιῆσαι ἡ Πετουνία μόλις ἐπεπείκει τὸν υἱόν - τοῦτο δ’ αὖ πάντας ἐπ’ αὐτοκινήτου οἴκοθεν ἀποβαίνοντας.</text:p>
          </table:table-cell>
          <table:table-cell table:style-name="Table1.A1" office:value-type="string">
            <text:p text:style-name="P16">Two hours later, Harry's huge, heavy trunk had been loaded into the Dursleys' car, Aunt Petunia had talked Dudley into sitting next to Harry, and they had set off.</text:p>
          </table:table-cell>
        </table:table-row>
        <table:table-row table:style-name="TableLine2429898071104">
          <table:table-cell table:style-name="Table1.A1" office:value-type="string">
            <text:p text:style-name="P50">ἀφίκοντο δέ πρὸς τὸν Σταυρὸν Βασίλειον ἥδη <text:soft-page-break/>μεσούσης τῆς πέμπτης ὥρας. καὶ ὁ Δούρσλειος τὴν κιβωτὸν θεὶς ἐφ’ ἁμάξιον τοῦτ’ ἐκύλινδεν αὐτὸς ὁ ’Άρειος εἰς τὸν σταθμόν. </text:p>
          </table:table-cell>
          <table:table-cell table:style-name="Table1.A1" office:value-type="string">
            <text:p text:style-name="P16">They reached King's Cross at half past ten. Uncle <text:soft-page-break/>Vernon dumped Harry's trunk onto a cart and wheeled it into the station for him.</text:p>
          </table:table-cell>
        </table:table-row>
        <table:table-row table:style-name="TableLine2429898071104">
          <table:table-cell table:style-name="Table1.A1" office:value-type="string">
            <text:p text:style-name="P50">ὁ δέ τὸ οὕτω πρᾶξαι τὸν θεῖον ἐνόμιζε φιλάνθρωπον μὲν γενέσθαι παράδοξον δέ.<text:span text:style-name="T4"> οὗτος μέντοι μετ’ οὐ πολὺν ἐφίστατο κατέναντι τῶν ἀποβαθρῶν, σαρδάνιον ἅμ’ ὑπομειδιῶν.</text:span></text:p>
          </table:table-cell>
          <table:table-cell table:style-name="Table1.A1" office:value-type="string">
            <text:p text:style-name="P16">Harry thought this was strangely kind until Uncle Vernon stopped dead, facing the platforms with a nasty grin on his face. </text:p>
          </table:table-cell>
        </table:table-row>
        <table:table-row table:style-name="TableLine2429898071104">
          <table:table-cell table:style-name="Table1.A1" office:value-type="string">
            <text:p text:style-name="P51">Ἰδού, ἔφη, ὦ παῖ· ἔνθα μὲν τὴν ἀποβάθραν ε”στιν ι’δεῖν τὴν ἐνάτην, ἔνθα δέ τὴν δεκάτην.</text:p>
          </table:table-cell>
          <table:table-cell table:style-name="Table1.A1" office:value-type="string">
            <text:p text:style-name="P17">"Well, there you are, boy. Platform nine -- platform ten. </text:p>
          </table:table-cell>
        </table:table-row>
        <table:table-row table:style-name="TableLine2429898071104">
          <table:table-cell table:style-name="Table1.A1" office:value-type="string">
            <text:p text:style-name="P51">τὴν δ’ αὖ σὴν ὤφελες ι’δεῖν ἐν μέσῳ που οὖσαν πλὴν ἀλλ’ οἴμοι τῆς ῥᾳθυμίας οὔπω ᾠκοδομήκασιν ἄρα, ὡς εἰκάσαι.<text:span text:style-name="T5"> ἦ οὐκ ὀρθως λέγω;</text:span></text:p>
          </table:table-cell>
          <table:table-cell table:style-name="Table1.A1" office:value-type="string">
            <text:p text:style-name="P17">Your platform should be somewhere in the middle, but they don't seem to have built it yet, do they?" </text:p>
          </table:table-cell>
        </table:table-row>
        <table:table-row table:style-name="TableLine2429898071104">
          <table:table-cell table:style-name="Table1.A1" office:value-type="string">
            <text:p text:style-name="P51">ὀρθῶς γ’ ἔλεγεν.</text:p>
          </table:table-cell>
          <table:table-cell table:style-name="Table1.A1" office:value-type="string">
            <text:p text:style-name="P17">He was quite right, of course.</text:p>
          </table:table-cell>
        </table:table-row>
        <table:table-row table:style-name="TableLine2429898071104">
          <table:table-cell table:style-name="Table1.A1" office:value-type="string">
            <text:p text:style-name="P51">ἔνθεν γὰρ εἶδες ἂν τὸν ἀριθμὸν ἐννέα μέγαν ὄντα καὶ λευκὸν κᾶνθεν τὸν δέκα καί ἐν μέσῳ οὐδὲ γρῦ.</text:p>
          </table:table-cell>
          <table:table-cell table:style-name="Table1.A1" office:value-type="string">
            <text:p text:style-name="P17">There was a big plastic number nine over one platform and a big plastic number ten over the one next to it, and in the middle, nothing at all. </text:p>
          </table:table-cell>
        </table:table-row>
        <table:table-row table:style-name="TableLine2429898071104">
          <table:table-cell table:style-name="Table1.A1" office:value-type="string">
            <text:p text:style-name="P51">οὗτος δέ Ἀγαθὰ πράττοις, ἔφη, τὴν τρίμηνον, καὶ μάλα σαρδ- άνιον άνεκάγχασεν αὖ.<text:span text:style-name="T5"> καὶ ἀπέβη εὐθὺς οὐδὲν πλέον εἰπών. ὁ δ’ Ἄρειος τὴν κεφαλὴν περιάγων κατεῖδε τοὺς τρεῖς Δουρσλείους πάντας ἐν αὐτοκινήτῳ γελῶντας.</text:span></text:p>
          </table:table-cell>
          <table:table-cell table:style-name="Table1.A1" office:value-type="string">
            <text:p text:style-name="P18">"Have a good term," said Uncle Vernon with an even nastier smile. He left without another word. Harry turned and saw the Dursleys drive away.<text:span text:style-name="T3"> All three of them were laughing.</text:span></text:p>
          </table:table-cell>
        </table:table-row>
        <table:table-row table:style-name="TableLine2429898071104">
          <table:table-cell table:style-name="Table1.A1" office:value-type="string">
            <text:p text:style-name="P52">πάντως δ’ ἠμηχάνει ὅ τι ποιῇ.</text:p>
          </table:table-cell>
          <table:table-cell table:style-name="Table1.A1" office:value-type="string">
            <text:p text:style-name="P18">Harry's mouth went rather dry.</text:p>
          </table:table-cell>
        </table:table-row>
        <table:table-row table:style-name="TableLine2429898071104">
          <table:table-cell table:style-name="Table1.A1" office:value-type="string">
            <text:p text:style-name="P53">πολλοὶ γὰρ τῶν παρ-ιόντων ἤδη ἔβλεπον πρὸς αὐτὸν ὡς ἀλλόκοτόν τε νομίζοντες κα<text:span text:style-name="T6">ὶ</text:span> τὴν γλαῦκα θαυμάζοντες.</text:p>
          </table:table-cell>
          <table:table-cell table:style-name="Table1.A1" office:value-type="string">
            <text:p text:style-name="P18">What on earth was he going to do? He was starting to attract a lot of funny looks, because of Hedwig.</text:p>
          </table:table-cell>
        </table:table-row>
        <table:table-row table:style-name="TableLine2429898071104">
          <table:table-cell table:style-name="Table1.A1" office:value-type="string">
            <text:p text:style-name="P53">δέον δ’ οὖν ἐρωτᾶν τινά, ὡς ἐδόκει, προσεῖπε μὲν τὸν προιστάμε- νον τῆς ἇμαξοστοιχίας, μνείαν δ’ οὐκ ἐτόλμα ποιήσασθαι τῆς ἀποβάθρας πέρι τῆς ἐννέα καὶ τὰ τρία τέταρτα.</text:p>
          </table:table-cell>
          <table:table-cell table:style-name="Table1.A1" office:value-type="string">
            <text:p text:style-name="P18">He'd have to ask someone.<text:span text:style-name="T6"> He stopped a passing guard, but didn't dare mention platform nine and three-quarters.</text:span></text:p>
          </table:table-cell>
        </table:table-row>
        <table:table-row table:style-name="TableLine2429898071104">
          <table:table-cell table:style-name="Table1.A1" office:value-type="string">
            <text:p text:style-name="P53">ὁ δ’ ε”τυχεν οὐκ ἀκούσας οὐδέν οὐδέποτε περὶ τοῦ Ὑογοήτου, καὶ τοῦ Ἁρείου ὁμολογήσαντος οὐδ’ αὐτὸς γνῶναι ὅπου τῆς χώρας κεῖται, ἠγανάκ- τει ὑποπτεύων αὐτὸν ἐκ προνοίας τὰ σκαιὰ πράττειν. </text:p>
          </table:table-cell>
          <table:table-cell table:style-name="Table1.A1" office:value-type="string">
            <text:p text:style-name="P18">The guard had never heard of Hogwarts and when<text:span text:style-name="T6"> <text:s/>Harry couldn't even tell him what part of the <text:s/>country it was in, he started to get annoyed, as though Harry was being stupid on purpose.</text:span></text:p>
          </table:table-cell>
        </table:table-row>
        <table:table-row table:style-name="TableLine2429898071104">
          <table:table-cell table:style-name="Table1.A1" office:value-type="string">
            <text:p text:style-name="P48"/>
          </table:table-cell>
          <table:table-cell table:style-name="Table1.A1" office:value-type="string">
            <text:p text:style-name="P5"/>
          </table:table-cell>
        </table:table-row>
        <table:table-row table:style-name="TableLine2429898071104">
          <table:table-cell table:style-name="Table1.A1" office:value-type="string">
            <text:p text:style-name="P53">’Ἁρειος δέ<text:span text:style-name="T6"> </text:span>τὸ παράπαν ἀμηχάνως ἔχων ἤρετο αὐτὸν <text:soft-page-break/>περὶ τῶν ἁμαξοστοιχιῶν εἰ ἐθέλοι δεῖξαι τὴν τῇ πέμπτῃ μέλλουσαν ἀφορμήσειν.<text:span text:style-name="T6"> ὁ δ’ οὐκ ἔφη ὑπάρχειν τοιαύτην τινά.</text:span></text:p>
          </table:table-cell>
          <table:table-cell table:style-name="Table1.A1" office:value-type="string">
            <text:p text:style-name="P18">Getting desperate, Harry asked for the train that left <text:soft-page-break/>at eleven o'clock, but the guard said there wasn't one.</text:p>
          </table:table-cell>
        </table:table-row>
        <table:table-row table:style-name="TableLine2429898071104">
          <table:table-cell table:style-name="Table1.A1" office:value-type="string">
            <text:p text:style-name="P53">καὶ τέλος δὴ ἀπῆλθε πόλλ’ <text:s/>ε”τι τονθορύζων κατὰ τῶν πράγματα παρέχειν φιλούντων.</text:p>
          </table:table-cell>
          <table:table-cell table:style-name="Table1.A1" office:value-type="string">
            <text:p text:style-name="P18">In the end the guard strode away, muttering about time wasters. </text:p>
          </table:table-cell>
        </table:table-row>
        <table:table-row table:style-name="TableLine2429898071104">
          <table:table-cell table:style-name="Table1.A1" office:value-type="string">
            <text:p text:style-name="P54">ἐκεῖνος δέ ἤδη ἐκινδύνευε παντελῶς ἐκπεπλῆχθαι.</text:p>
          </table:table-cell>
          <table:table-cell table:style-name="Table1.A1" office:value-type="string">
            <text:p text:style-name="P19">Harry was now trying hard not to panic.</text:p>
          </table:table-cell>
        </table:table-row>
        <table:table-row table:style-name="TableLine2429898071104">
          <table:table-cell table:style-name="Table1.A1" office:value-type="string">
            <text:p text:style-name="P54">βλέψας γὰρ πρὸς τὸ ὡρολόγιον - μέγα ἐστὶ καὶ ὑπὲρ τῶν ἀξόνων τῶν δρομολογικῶν κεῖται - συνῄδει ἑαυτῷ ἐλάχιστον ε”χων ε”τι χρόνον, εἴ γε βούλεται εἰσβῆναι εἷς τὴν ἐφ’ Ὑογοήτου ἁμαξοστοιχίαν.<text:span text:style-name="T7"> πολλῆς οὖν ἀθυμίας μεστὸς ἵστατο ἐν μέσῳ τῷ σταθμῷ ε”χων κιβωτόν θ’ ἣν μόλις ἐδύνατο αἴρειν, καὶ ἀργύριον πολὺ μὲν μαγικὸν δέ, καὶ δὴ καὶ γλαῦκα μεγάλην.</text:span></text:p>
          </table:table-cell>
          <table:table-cell table:style-name="Table1.A1" office:value-type="string">
            <text:p text:style-name="P19">According to the large clock over the arrivals board, he had ten minutes left to get on the train to Hogwarts and he had no idea how to do it; he was stranded in the middle of a station with a trunk he could hardly lift, a pocket full of wizard money, and a large owl.</text:p>
          </table:table-cell>
        </table:table-row>
        <table:table-row table:style-name="TableLine2429898071104">
          <table:table-cell table:style-name="Table1.A1" office:value-type="string">
            <text:p text:style-name="P54">ἀλλ’ <text:span text:style-name="T7">ἦ</text:span>ὸν Ἁγριώδη παρῆλθεν εἰπεῖν τι τῶν ἀναγκαίων<text:span text:style-name="T7">; τὸν μὲν γὰρ τότε βουλόμενον εἰσιέναι εἰς τὸν Στενωπὸν Διάγοντα ε”δει κροῦσαι τὴν πλίνθον τὴν ἀπ’ ἀριστερᾶς τρίτην.</text:span></text:p>
          </table:table-cell>
          <table:table-cell table:style-name="Table1.A1" office:value-type="string">
            <text:p text:style-name="P19">Hagrid must have forgotten to tell him something you had to do, like tapping the third brick on the left to get into Diagon Alley.</text:p>
          </table:table-cell>
        </table:table-row>
        <table:table-row table:style-name="TableLine2429898071104">
          <table:table-cell table:style-name="Table1.A1" office:value-type="string">
            <text:p text:style-name="P54">ἠπόρησε γοῦν εἶ δεῖ καί νῦν δὴ τὴν ῥάβδον λαβόντα κροῦσαι που τὸ τοῦ σταθμάρχου οἰκίδιον τὸ ἀνὰ μέσον τῶν ἀποβαθρῶν τῆς ἐνάτης καί τῆς δεκάτης.</text:p>
          </table:table-cell>
          <table:table-cell table:style-name="Table1.A1" office:value-type="string">
            <text:p text:style-name="P19">He wondered if he should get out his wand and start tapping the ticket inspector's stand between platforms nine and ten. </text:p>
          </table:table-cell>
        </table:table-row>
        <table:table-row table:style-name="TableLine2429898071104">
          <table:table-cell table:style-name="Table1.A1" office:value-type="string">
            <text:p text:style-name="P54">ἀλλὰ τότε δὴ ἐνίων ὄπισθεν αὐτοῦ παριόντων ε”τυχε παρακούσας ὀλίγον τι.</text:p>
          </table:table-cell>
          <table:table-cell table:style-name="Table1.A1" office:value-type="string">
            <text:p text:style-name="P19">At that moment a group of people passed just behind him and he caught a few words of what they were saying. </text:p>
          </table:table-cell>
        </table:table-row>
        <table:table-row table:style-name="TableLine2429898071104">
          <table:table-cell table:style-name="Table1.A1" office:value-type="string">
            <text:p text:style-name="P54">εἶπε γάρ τις Ἀμέλει συναθροίζονται οἱ Μύγαλοι περιάγων δε τὸν αὐχένα κατεῖδε γυναῖκα παχεῖαν καί εὐτραφῆ.<text:span text:style-name="T7"> ἡ δὲ διελέγετο πρὸς τέτταρας νεανίσκους πυρρότριχας.</text:span></text:p>
          </table:table-cell>
          <table:table-cell table:style-name="Table1.A1" office:value-type="string">
            <text:p text:style-name="P19">"-- packed with Muggles, of course --" </text:p>
            <text:p text:style-name="P19">Harry swung round. The speaker was a plump woman who was talking to four boys, all with flaming red hair.</text:p>
          </table:table-cell>
        </table:table-row>
        <table:table-row table:style-name="TableLine2429898071104">
          <table:table-cell table:style-name="Table1.A1" office:value-type="string">
            <text:p text:style-name="P54">ἕκαστον δ’ αὐτῶν εἶδεν οὐ μόνον ἐν ἁμαξίῳ κυλίνδοντα κιβωτὸν ὁμοιοτάτην τῇ ἑαυτοῦ ἀλλὰ καῖ γλαῦκα δὴ ἔχοντα.</text:p>
          </table:table-cell>
          <table:table-cell table:style-name="Table1.A1" office:value-type="string">
            <text:p text:style-name="P19">Each of them was pushing a trunk like Harry's in front of him -- and they had an owl. </text:p>
          </table:table-cell>
        </table:table-row>
        <table:table-row table:style-name="TableLine2429898071104">
          <table:table-cell table:style-name="Table1.A1" office:value-type="string">
            <text:p text:style-name="P54">πεπτοημένης δέ τῆς ψυχῆς, ὁ Ἄρειος ἐδίωκεν αὐτοὺς τὸ ἁμάξιον ἅμα προωθῶν. ἐπειδὴ δ’ οὗτοι εἱστήκεσαν, καὶ αὐτὸς ἔστη, ὀλίγον τι ἀπέχων ὅμως ὥστ’ ἀκοῦσαι τὰ πρὸς ἀλλήλοις κοινολογούμενα.</text:p>
          </table:table-cell>
          <table:table-cell table:style-name="Table1.A1" office:value-type="string">
            <text:p text:style-name="P19">Heart hammering, Harry pushed his cart after them. They stopped and so did he, just near enough to hear what they were saying. </text:p>
          </table:table-cell>
        </table:table-row>
        <text:soft-page-break/>
        <table:table-row table:style-name="TableLine2429898071104">
          <table:table-cell table:style-name="Table1.A1" office:value-type="string">
            <text:p text:style-name="P54">ἡ γὰρ μήτηρ ’Άγε δή, ἔφη. τίς ἐστί μοι ἀριθμὸς τῇ ἀποβάθρᾳ;</text:p>
          </table:table-cell>
          <table:table-cell table:style-name="Table1.A1" office:value-type="string">
            <text:p text:style-name="P19">"Now, what's the platform number?" said the boys' mother. </text:p>
          </table:table-cell>
        </table:table-row>
        <table:table-row table:style-name="TableLine2429898071104">
          <table:table-cell table:style-name="Table1.A1" office:value-type="string">
            <text:p text:style-name="P54">ἀποκριναμένη δέ μειρακίσκη ὀξείᾳ τῇ φωνῇ Ἐννέα καὶ τὰ τρία τέταρτα, ἔφη.<text:span text:style-name="T7"> αὕτη δέ πυρρόθριξ ὁμοίως οὖσα τοῖς ἄλλοις τῆς μητρὸς ἔτι προσείχετο χειρός. Ὦ μάμμη, ἆρ’ οὐκ ἔξεστί μοι ...;</text:span></text:p>
          </table:table-cell>
          <table:table-cell table:style-name="Table1.A1" office:value-type="string">
            <text:p text:style-name="P19">"Nine and three-quarters!" piped a small girl, also red-headed, who was holding her hand, "Mom, can't I go... <text:span text:style-name="T7">"</text:span></text:p>
          </table:table-cell>
        </table:table-row>
        <table:table-row table:style-name="TableLine2429898071104">
          <table:table-cell table:style-name="Table1.A1" office:value-type="string">
            <text:p text:style-name="P54">Νεωτέρα γ’ εἶ σὺ ἦ ὥστ’ ι’έναι, ὦ Γίννη. σίγα δῆτα.</text:p>
          </table:table-cell>
          <table:table-cell table:style-name="Table1.A1" office:value-type="string">
            <text:p text:style-name="P19">"You're not old enough, Ginny, now be quiet.</text:p>
          </table:table-cell>
        </table:table-row>
        <table:table-row table:style-name="TableLine2429898071104">
          <table:table-cell table:style-name="Table1.A1" office:value-type="string">
            <text:p text:style-name="P54">καλῶς ε”χει τὸ σόν, ὦ Περσεῦ. δεῖ σε πρῶτον ι’έναι.</text:p>
          </table:table-cell>
          <table:table-cell table:style-name="Table1.A1" office:value-type="string">
            <text:p text:style-name="P19">All right, Percy, you go first."</text:p>
          </table:table-cell>
        </table:table-row>
        <table:table-row table:style-name="TableLine2429898071104">
          <table:table-cell table:style-name="Table1.A1" office:value-type="string">
            <text:p text:style-name="P55">καὶ οὗτος, πρεσβύτατος ὤν, ὡς ἔοικεν, ἐβάδιζεν ἐπὶ τὰς ἀποβάθρας.</text:p>
          </table:table-cell>
          <table:table-cell table:style-name="Table1.A1" office:value-type="string">
            <text:p text:style-name="P20">What looked like the oldest boy marched toward platforms nine and ten.</text:p>
          </table:table-cell>
        </table:table-row>
        <table:table-row table:style-name="TableLine2429898071104">
          <table:table-cell table:style-name="Table1.A1" office:value-type="string">
            <text:p text:style-name="P55">ὁ μὲν οὖν ’Ἀρειος ἀσκαρδαμυκτὶ ἐτήρει φυλαττόμενος μὴ ἀποτυχεῖν τοῦ μαθέσθαι τὸ γιγνόμενον, ἐκεῖνος δ’ ἄρα ἔλαθεν αὐτὸν ἀφικόμενος πρὸς τὸ μεσηγὺ τῶν δυοῖν ἀποβαθρῶν’ πολλοὶ γὰρ ὁδοιπόροι κατὰ πρόσωπον αὐτῷ ἐμποδὼν συναθροιζόμενοι οὕτως ὠστίζοντο ὥστ’ ἐπεὶ αὐταῖς ταῖς πήραις τέλος ἀπῆλθον οὐκέτ’ ἦν ἰδεῖν τὸν νεανίσκον.</text:p>
          </table:table-cell>
          <table:table-cell table:style-name="Table1.A1" office:value-type="string">
            <text:p text:style-name="P20">Harry watched, careful not to blink in case he missed it -- but just as the boy reached the dividing barrier between the two platforms, a large crowd of tourists came swarming in front of him and by the time the last backpack had cleared away, the boy had vanished. </text:p>
          </table:table-cell>
        </table:table-row>
        <table:table-row table:style-name="TableLine2429898071104">
          <table:table-cell table:style-name="Table1.A1" office:value-type="string">
            <text:p text:style-name="P55">ἡ δέ μήτηρ <text:span text:style-name="T8">Ὦ</text:span> Φερέδικε, ἔφη, νῦν δὴ ὥρα ἐστὶ σοῖ κατὰ μέρος ι’έναι.</text:p>
          </table:table-cell>
          <table:table-cell table:style-name="Table1.A1" office:value-type="string">
            <text:p text:style-name="P20">"Fred, you next," the plump woman said. </text:p>
          </table:table-cell>
        </table:table-row>
        <table:table-row table:style-name="TableLine2429898071104">
          <table:table-cell table:style-name="Table1.A1" office:value-type="string">
            <text:p text:style-name="P55">ἀλλ’ οὗτος Πρὸς θεῶν, ὦ γύναι, οὔκουν ε”στι σοῖ μητρί γ’ οὔσῃ τῇ ἡμετέρᾳ γνωρίσαι με Γεωργὸν ὅντα; </text:p>
          </table:table-cell>
          <table:table-cell table:style-name="Table1.A1" office:value-type="string">
            <text:p text:style-name="P20">"I'm not Fred, I'm George," said the boy. "Honestly, woman, you call yourself our mother? Ca<text:span text:style-name="T8">n't </text:span>you tell I'm George?" </text:p>
          </table:table-cell>
        </table:table-row>
        <table:table-row table:style-name="TableLine2429898071104">
          <table:table-cell table:style-name="Table1.A1" office:value-type="string">
            <text:p text:style-name="P55">Λυποῦμαι, ὦ φίλτατε Γεωργέ.</text:p>
          </table:table-cell>
          <table:table-cell table:style-name="Table1.A1" office:value-type="string">
            <text:p text:style-name="P20">"Sorry, George, dear." </text:p>
          </table:table-cell>
        </table:table-row>
        <table:table-row table:style-name="TableLine2429898071104">
          <table:table-cell table:style-name="Table1.A1" office:value-type="string">
            <text:p text:style-name="P55">ὁ δέ Εἶρωνεύομαι, ε”φη ἀπιών. Φερέδικος ἄρ’ εἶμί.</text:p>
          </table:table-cell>
          <table:table-cell table:style-name="Table1.A1" office:value-type="string">
            <text:p text:style-name="P20">"Only joking, I am Fred," said the boy, and off he went.</text:p>
          </table:table-cell>
        </table:table-row>
        <table:table-row table:style-name="TableLine2429898071104">
          <table:table-cell table:style-name="Table1.A1" office:value-type="string">
            <text:p text:style-name="P55">καὶ τοῦ ἀδελφοῦ - δίδυμοι γὰρ ἦσαν “ κελεύσαντος αὐτὸν σπεῦσαι, τοῦτο δὴ τάχ’ ἐποίησεν, ὡς ἐδόκει· ἠφάνιστο δ’ οὖν ἐν ἀκαρεῖ. ὁ δ’ ’Άρειος ᾧ γε τρόπῳ τοῦτ’ ἐπεποιήκει ούδέν ἠπίσ- τατο.</text:p>
          </table:table-cell>
          <table:table-cell table:style-name="Table1.A1" office:value-type="string">
            <text:p text:style-name="P20">His twin called after him to hurry up, and he must have done so, because a second later, he had gone -- but how had he done it?</text:p>
          </table:table-cell>
        </table:table-row>
        <table:table-row table:style-name="TableLine2429898071104">
          <table:table-cell table:style-name="Table1.A1" office:value-type="string">
            <text:p text:style-name="P55">καῖ εἶτα ὁ τρίτος τῶν ἀδελφῶν τότε μὲν πρὸς τὴν πυλίδα ἐβάδι-ζεν ἐκεῖσε οὗ ε”λεγχον ἐποιεῖτο τῶν<text:span text:style-name="T8"> <text:s/>δελταρίων ὁ φύλαξ, τότε δέ ὅσον οὐκ ἀφίκετο, τότε δ’ αὖ ἄφνω οὐκ ἦν οὐδαμοῦ.</text:span></text:p>
          </table:table-cell>
          <table:table-cell table:style-name="Table1.A1" office:value-type="string">
            <text:p text:style-name="P20">Now the third brother was walking briskly toward the barrier he was almost there -- and then, quite suddenly, he wasn't anywhere. </text:p>
          </table:table-cell>
        </table:table-row>
        <text:soft-page-break/>
        <table:table-row table:style-name="TableLine2429898071104">
          <table:table-cell table:style-name="Table1.A1" office:value-type="string">
            <text:p text:style-name="P55">ὁ οὖν Ἄρειος - οὐδὲν γὰρ ἄλλο ἐδόκει οἷός τ’ εἶναι ποιῆσαι -προσειπὼν τὴν γυναῖκα Ξύγγνωθί μοι, ἔφη<text:span text:style-name="T8">.</text:span> </text:p>
          </table:table-cell>
          <table:table-cell table:style-name="Table1.A1" office:value-type="string">
            <text:p text:style-name="P20">There was nothing else for it. "Excuse me," Harry said to the plump woman.</text:p>
          </table:table-cell>
        </table:table-row>
        <table:table-row table:style-name="TableLine2429898071104">
          <table:table-cell table:style-name="Table1.A1" office:value-type="string">
            <text:p text:style-name="P55">ἡ δέ Χαῖρε, ἔφη, ὧ φίλτατε. ἦ πρωτόπειρος εἶκαὶ σύ<text:span text:style-name="T8">;</text:span> </text:p>
          </table:table-cell>
          <table:table-cell table:style-name="Table1.A1" office:value-type="string">
            <text:p text:style-name="P20">"Hello, dear," she said. "First time at Hogwarts?</text:p>
          </table:table-cell>
        </table:table-row>
        <table:table-row table:style-name="TableLine2429898071104">
          <table:table-cell table:style-name="Table1.A1" office:value-type="string">
            <text:p text:style-name="P55">ὁ γὰρ Ῥοὼν οὑτοσὶ τὸ πρῶτον πρὸς <text:span text:style-name="T8">Ὑ</text:span>ογοήτου ἔρχεται.</text:p>
          </table:table-cell>
          <table:table-cell table:style-name="Table1.A1" office:value-type="string">
            <text:p text:style-name="P20">Ron's new, too." </text:p>
          </table:table-cell>
        </table:table-row>
        <table:table-row table:style-name="TableLine2429898071104">
          <table:table-cell table:style-name="Table1.A1" office:value-type="string">
            <text:p text:style-name="P55">καὶ τῷ δακτύλῳ ἔδειξεν αὐτόν, ὕστατον ὄντα καὶ νεώτατον τῶν υἱέων. ὁ δέ μέγας μὲν πέφυκε τὸ ὕψος, ι’σχνὸς δὲ ὡς σφόδρα τὴν δ’ ὄφιν μάλα φακώδη παρεῖχε, καὶ τάς τε χεῖρας καὶ τούς πόδας μεγάλους. ὀξεῖα δ’ ἦν αὐτῷ ἡ ῥὶς καὶ πάνυ μακρά.</text:p>
          </table:table-cell>
          <table:table-cell table:style-name="Table1.A1" office:value-type="string">
            <text:p text:style-name="P20">She pointed at the last and youngest of her sons. He was tall, thin, and gangling, with freckles, big hands and feet, and a long nose. </text:p>
          </table:table-cell>
        </table:table-row>
        <table:table-row table:style-name="TableLine2429898071104">
          <table:table-cell table:style-name="Table1.A1" office:value-type="string">
            <text:p text:style-name="P55">’Ἀρειος δέ ὁμολογήσας Ἀλλὰ πρᾶγμά ἐστί μοι, ἔφη, οὐ γὰρ οἶδα<text:span text:style-name="T8">...</text:span></text:p>
          </table:table-cell>
          <table:table-cell table:style-name="Table1.A1" office:value-type="string">
            <text:p text:style-name="P20">"Yes," said Harry. "The thing is -- the thing is, I don't know how to --"</text:p>
          </table:table-cell>
        </table:table-row>
        <table:table-row table:style-name="TableLine2429898071104">
          <table:table-cell table:style-name="Table1.A1" office:value-type="string">
            <text:p text:style-name="P56">’Όπως δεῖ εἷς τὴν ἀποβάθραν εἶσιέναι<text:span text:style-name="T8">;</text:span><text:span text:style-name="T9"> <text:s/>ταῦτ’ εἶπε παραμυθησομένη αὐτῷ· κατανεύσαντος δέ ἀναλα-βοῦσα Οὐ φροντίς, ἔφη. </text:span></text:p>
          </table:table-cell>
          <table:table-cell table:style-name="Table1.A1" office:value-type="string">
            <text:p text:style-name="P21">"How to get onto the platform?" she said kindly, and Harry nodded.<text:span text:style-name="T9"> "Not to worry," she said.</text:span></text:p>
          </table:table-cell>
        </table:table-row>
        <table:table-row table:style-name="TableLine2429898071104">
          <table:table-cell table:style-name="Table1.A1" office:value-type="string">
            <text:p text:style-name="P56">οὐδέν γὰρ δεῖ σε ποιῆσαι ἄλλο ἢ εὐθὺ βαδίσαι ἐπὶ τὴν πυλίδα τὴν μεταξὺ τῆς ἀποβάθρας τῆς ἐνάτης καὶ τῆς δεκάτης.</text:p>
          </table:table-cell>
          <table:table-cell table:style-name="Table1.A1" office:value-type="string">
            <text:p text:style-name="P21">"All you have to do is walk straight at the barrier between platforms nine and ten.</text:p>
          </table:table-cell>
        </table:table-row>
        <table:table-row table:style-name="TableLine2429898071104">
          <table:table-cell table:style-name="Table1.A1" office:value-type="string">
            <text:p text:style-name="P56">μήτε ὀκνήσῃς μήτε, τὸ μέγιστον, φοβήθῃς προσ-κροῦσαι αὗτήν.</text:p>
          </table:table-cell>
          <table:table-cell table:style-name="Table1.A1" office:value-type="string">
            <text:p text:style-name="P21">Don't stop and don't be scared you'll crash into it, that's very important.</text:p>
          </table:table-cell>
        </table:table-row>
        <table:table-row table:style-name="TableLine2429898071104">
          <table:table-cell table:style-name="Table1.A1" office:value-type="string">
            <text:p text:style-name="P56">ἀλλ’ εἴπερ δέδιάς τι, ἄριστόν ἐστί σοι δρόμῳ ἐπ’ αὐτὴν χωρῆσαι. ἅγε δὴ νῦν ἴθι τὸν Ῥοῶνα φθάσας.</text:p>
          </table:table-cell>
          <table:table-cell table:style-name="Table1.A1" office:value-type="string">
            <text:p text:style-name="P21">Best do it at a bit of a run if you're nervous. Go on, go now before Ron."</text:p>
          </table:table-cell>
        </table:table-row>
        <table:table-row table:style-name="TableLine2429898071104">
          <table:table-cell table:style-name="Table1.A1" office:value-type="string">
            <text:p text:style-name="P56">κάκεῖνος μόλις κατανεύσας, τὸ δ’ ἁμάξιον εὐθύνων ὀξὺ δεδορκὼς πρὸς τὴν πυλίδα, καίπερ πυκνῶς ἀραρέναι δοκοῦσαν, ἐβάδιζεν ἐπ’ αὐτήν.</text:p>
          </table:table-cell>
          <table:table-cell table:style-name="Table1.A1" office:value-type="string">
            <text:p text:style-name="P21">"Er -- okay," said Harry. He pushed his trolley around and stared at the barrier. It looked very solid. </text:p>
          </table:table-cell>
        </table:table-row>
        <table:table-row table:style-name="TableLine2429898071104">
          <table:table-cell table:style-name="Table1.A1" office:value-type="string">
            <text:p text:style-name="P56">τῶν δέ πρὸς τὴν ἀποβάθραν ἦ τὴν ἐνάτην ἢ τὴν δεκάτην ἅμα ὠστιζομένων αὐτῷ - ἐν γάρ στενοχωρίᾳ ἐγένοντο, - καὶ θᾶττον ἐχώρει. ἐκινδύνευε δ’ ὡς ᾤετο προσκρούσας πρὸς τὸ τοῦ σταθμάρχου οἰκίδιον πράγματα παρασχεῖν ἑαυτῷ πολλά.<text:span text:style-name="T9"> πρώσας μέντοι τὸ ἁμάξιον καὶ θᾶττον ἐπὶ τὴν πυλίδα ἦρχε τρέχων, ἐγγυτέρω τοσαύτῃ βίᾳ προσιὼν ὥστε τὸ ἇμάξιον μηκέτι κρατούμενον πατάξαι πρὸς αὐτήν. καὶ νῦν ἐγγύτατος δὴ γενόμενος καὶ οὐ πολλοῦ δεόμενος συγκροῦσαι, τοὺς ὀφθαλμοὺς συνέμυε. ἀλλ’ οὐκ ἄρα </text:span><text:soft-page-break/><text:span text:style-name="T9">κροῦσαι συνέβη· δραμὼν μὲν οὖν συνεχῶς τοὺς ὀφθαλμοὺς <text:s/>ἀνέῳξεν.</text:span></text:p>
          </table:table-cell>
          <table:table-cell table:style-name="Table1.A1" office:value-type="string">
            <text:p text:style-name="P21">He started to walk toward it. People jostled him on their way to platforms nine and ten. Harry walked more quickly. He was going to smash right into that barrier and then he'd be in trouble -- leaning forward on his cart, he broke into a heavy run -- the barrier was coming nearer and nearer -- he wouldn't be able to stop -- the cart was out of control -- he was a foot away -- he closed his eyes ready for the crash -- It didn't come... he kept on running... he opened his eyes.</text:p>
          </table:table-cell>
        </table:table-row>
        <table:table-row table:style-name="TableLine2429898071104">
          <table:table-cell table:style-name="Table1.A1" office:value-type="string">
            <text:p text:style-name="P56">καὶ μηχανὴ κοκκίνη τῶν σιδηροδρομικῶν τῶν ἀτμῷ κινουμένων παρ’ ἀποβάθραν ἵστατο πληθύουσαν δήμου.</text:p>
          </table:table-cell>
          <table:table-cell table:style-name="Table1.A1" office:value-type="string">
            <text:p text:style-name="P21">A scarlet steam engine was waiting next to a platform packed with people.</text:p>
          </table:table-cell>
        </table:table-row>
        <table:table-row table:style-name="TableLine2429898071104">
          <table:table-cell table:style-name="Table1.A1" office:value-type="string">
            <text:p text:style-name="P9">ἐν δέ σημείῳ ὕπερθεν ἧν ἀναγνῶναι· <text:span text:style-name="T9">Ἡ</text:span> ὠκύπορος πρὸς <text:span text:style-name="T9">Ὑ</text:span>ογοήτου ἁμαξοστοιχία ἡ τῇ πέμπτῃ ἀπιοῦσα.</text:p>
            <text:p text:style-name="P56">ὁ δ’ ’Άρειος ὄπισθε βλέψας τὸ μὲν οἰκίδιον οὐκέτ’ εἶδε, πύλην δέ σιδηρότευκτον, γράμματ’ ἔχουσαν τάδε· <text:line-break/><text:span text:style-name="T9">ΑΠΟΒΑΘΡΑ ΕΝΝΕΑ ΚΑΙ ΤΑ ΤΡΙΑ ΤΕΤΑΡΤΑ</text:span><text:line-break/>ὥστε συνῄδει ἑαυτῷ εὖ πεπραγότι.</text:p>
          </table:table-cell>
          <table:table-cell table:style-name="Table1.A1" office:value-type="string">
            <text:p text:style-name="P21">A sign overhead said Hogwarts Express, eleven O'clock. Harry looked behind him and saw a wrought-iron archway where the barrier had been, with the words Platform Nine and Three-Quarters on it, He had done it. </text:p>
          </table:table-cell>
        </table:table-row>
        <table:table-row table:style-name="TableLine2429898071104">
          <table:table-cell table:style-name="Table1.A1" office:value-type="string">
            <text:p text:style-name="P56">εἶτά μοι ἐπινόησον ἀτμὸν μέν ἀπὸ τῆς μηχανῆς πανταχόσε κατ’ οὖρον ὑπὲρ τῶν ἐκεῖ θρυλούντων φερόμενον, αἰλούρους δέ παντοδαποὺς ἄνω καὶ κάτω διὰ τῶν σκελῶν αὐτοῖς ἕρποντας.</text:p>
          </table:table-cell>
          <table:table-cell table:style-name="Table1.A1" office:value-type="string">
            <text:p text:style-name="P21">Smoke from the engine drifted over the heads of the chattering crowd, while cats of every color wound here and there between their legs.</text:p>
          </table:table-cell>
        </table:table-row>
        <table:table-row table:style-name="TableLine2429898071104">
          <table:table-cell table:style-name="Table1.A1" office:value-type="string">
            <text:p text:style-name="P57">ἄκουσον δ’ ἅμα γλαυκῶν ἀλλήλαις κικκαβαζουσῶν ὡς ἀνιωμένων που.<text:span text:style-name="T10"> οὐ μὴν οὐδὲ ῥᾴδιον ἦν ἀκοῦσαι διὰ τὸ θόρυβον πανταχοῦ γίγνεσθαι ἀπὸ τῶν τ’ ἀεὶ λαλούντων καί τῶν κιβωτοὺς περιελκόντων - τραχὺ γὰρ ἐψοφοῦν αἱ κιβωτοί βαρεῖαι οὖσαι καὶ δυσάγωγοι.</text:span></text:p>
          </table:table-cell>
          <table:table-cell table:style-name="Table1.A1" office:value-type="string">
            <text:p text:style-name="P21">Owls hooted to one another in a disgruntled sort of way over the babble and the scraping of heavy trunks. </text:p>
          </table:table-cell>
        </table:table-row>
        <table:table-row table:style-name="TableLine2429898071104">
          <table:table-cell table:style-name="Table1.A1" office:value-type="string">
            <text:p text:style-name="P57">α<text:span text:style-name="T10">ἱ</text:span> δ’ ἐγγύτεραι τῶν ἁμαξῶν πλήρεις ἦσαν ἥδη μαθητῶν· οἱ<text:span text:style-name="T10"> </text:span>μὲν γὰρ προῦκυπτον ἐκ θυρίδων διαλέγεσθαι θέλοντες μετὰ τῶν σφέτερων, ο<text:span text:style-name="T10">ἱ</text:span> δ’ ἐρίζοντο μετ’ ἀλλήλων περὶ ἕδρας.</text:p>
          </table:table-cell>
          <table:table-cell table:style-name="Table1.A1" office:value-type="string">
            <text:p text:style-name="P22">The first few carriages were already packed with students, some hanging out of the window to talk to their families, some fighting over seats. </text:p>
          </table:table-cell>
        </table:table-row>
        <table:table-row table:style-name="TableLine2429898071104">
          <table:table-cell table:style-name="Table1.A1" office:value-type="string">
            <text:p text:style-name="P57">ὁ δ’ ’Ἁρειος προέωσε τὸ ἑαυτοῦ ἁμάξιον κατὰ τὴν ἀποβάθραν ζητῶν ε”τι ἕδραν οὔπω κατειλημμένην.</text:p>
          </table:table-cell>
          <table:table-cell table:style-name="Table1.A1" office:value-type="string">
            <text:p text:style-name="P22">Harry pushed his cart off down the platform in search of an empty seat.</text:p>
          </table:table-cell>
        </table:table-row>
        <table:table-row table:style-name="TableLine2429898071104">
          <table:table-cell table:style-name="Table1.A1" office:value-type="string">
            <text:p text:style-name="P57">παριὼν δέ ἤκουσε μειρακίου μέν τινος λέγον- τος ὅτι <text:span text:style-name="T10">Ὦ</text:span> τήθη, πάλιν αὖ φρούδη μοι ἡ φρύνη, γραὸς δέ στενούσης καὶ ἀποκρινομένης <text:span text:style-name="T10">Ὦ</text:span> βέλτιστέ μοι Νεφέλωδες…<text:span text:style-name="T10"><text:line-break/></text:span></text:p>
          </table:table-cell>
          <table:table-cell table:style-name="Table1.A1" office:value-type="string">
            <text:p text:style-name="P10">e passed a round-faced boy who was saying, "Gran, I've lost my toad again." </text:p>
            <text:p text:style-name="P22">"Oh, Neville," he heard the old woman sigh. </text:p>
          </table:table-cell>
        </table:table-row>
        <table:table-row table:style-name="TableLine2429898071104">
          <table:table-cell table:style-name="Table1.A1" office:value-type="string">
            <text:p text:style-name="P58">νεανίσκος δ ’ ἅμα πλοκάμων μαλλοῖς ἐστεμμένος μελανοτρίχων -καθάπερ οἱ τὸν ἐν Αἰθίοψι βασιλέα <text:soft-page-break/>σέβοντες - μετ’ οὐ πολλῶν ὁμιλῶν ἐν μέσῳ εἱστήκει.</text:p>
          </table:table-cell>
          <table:table-cell table:style-name="Table1.A1" office:value-type="string">
            <text:p text:style-name="P22">A boy with dreadlocks was surrounded by a small crowd. </text:p>
          </table:table-cell>
        </table:table-row>
        <table:table-row table:style-name="TableLine2429898071104">
          <table:table-cell table:style-name="Table1.A1" office:value-type="string">
            <text:p text:style-name="P57">οἶ δέ Ἄγε δή, ἔφασαν, ῶ Λεῖε, οὔκουν θέαμα παρέχοις ἡμῖν; </text:p>
          </table:table-cell>
          <table:table-cell table:style-name="Table1.A1" office:value-type="string">
            <text:p text:style-name="P22">"Give us a look, Lee, go on." </text:p>
          </table:table-cell>
        </table:table-row>
        <table:table-row table:style-name="TableLine2429898071104">
          <table:table-cell table:style-name="Table1.A1" office:value-type="string">
            <text:p text:style-name="P57">τούτου δέ ἀπὸ κιβωτίου πῶμα ἄγκαθεν λαβόντος, ο<text:span text:style-name="T10">ἱ</text:span> ἐκεῖ ξυλλεγόμενοι πάντες ἐβόων ἀνολολύζοντες’ εἶδον γάρ τι ἔνδοθεν κινούμενον καί ἐκτείνοντα σκέλος μακρὸν καὶ λάσιον.</text:p>
          </table:table-cell>
          <table:table-cell table:style-name="Table1.A1" office:value-type="string">
            <text:p text:style-name="P22">The boy lifted the lid of a box in his arms, and the people around him shrieked and yelled as something inside poked out a long, hairy leg.</text:p>
          </table:table-cell>
        </table:table-row>
        <table:table-row table:style-name="TableLine2429898071104">
          <table:table-cell table:style-name="Table1.A1" office:value-type="string">
            <text:p text:style-name="P57">ὁ δ’ οὖν Ἄρειος διὰ τὸν ὄχλον σπεύσας τέλος δὴ ηὗρε χωρίον τι κενὸν ε”τι ὂν πρὸς τῇ ἐσχάτῃ ἁμάξῃ.</text:p>
          </table:table-cell>
          <table:table-cell table:style-name="Table1.A1" office:value-type="string">
            <text:p text:style-name="P22">Harry pressed on through the crowd until he found an empty compartment near the end of the train.</text:p>
          </table:table-cell>
        </table:table-row>
        <table:table-row table:style-name="TableLine2429898071104">
          <table:table-cell table:style-name="Table1.A1" office:value-type="string">
            <text:p text:style-name="P57">καὶ πρῶτον μὲν τὴν γλαῦκα ε”νδον κατέθετο, ε”πειτα δ’ ἐπεχείρει ὦσαι τε καὶ βιάσασθαι τὴν κιβωτὸν ἐπὶ τὸ τῆς ἁμάξης ἀναβαθμόν. ἤθελε μὲν γὰρ ἇραι αὐτὴν ἀνὰ τὰ βάθρα, μόλις δ’ ἀνέσχε τὸ ἕτερον μέρος καί δὶς εἷς πόδα μεθεὶς πάνυ ἐταλαιπώρει.<text:span text:style-name="T10"> </text:span></text:p>
          </table:table-cell>
          <table:table-cell table:style-name="Table1.A1" office:value-type="string">
            <text:p text:style-name="P22">He put Hedwig inside first and then started to shove and heave his trunk toward the train door. He tried to lift it up the steps but could hardly raise one end and twice he dropped it painfully on his foot.<text:span text:style-name="T10"> </text:span></text:p>
          </table:table-cell>
        </table:table-row>
        <table:table-row table:style-name="TableLine2429898071104">
          <table:table-cell table:style-name="Table1.A1" office:value-type="string">
            <text:p text:style-name="P57"><text:span text:style-name="T10">Ἆρ’ ὠφέλειαν θέλοις ἀπ’ ἐμοῦ; ε”φη τις. ε”τυχε δ’ ὢν ἕτερος τῶν διδύμων τῶν πυρροτρίχων οἷς ἕσπετο διὰ τὴν πυλίδα.</text:span></text:p>
          </table:table-cell>
          <table:table-cell table:style-name="Table1.A1" office:value-type="string">
            <text:p text:style-name="P22"><text:span text:style-name="T10">"Want a hand?" It was one of the red-haired twins he'd followed through the barrier. </text:span></text:p>
          </table:table-cell>
        </table:table-row>
        <table:table-row table:style-name="TableLine2429898071104">
          <table:table-cell table:style-name="Table1.A1" office:value-type="string">
            <text:p text:style-name="P57">Ναί, ἦ δ’ ὃς ὁ Ἄρειος δύσπνους ἤδη γενόμενος, εἴγε δοκεῖ σοι.</text:p>
          </table:table-cell>
          <table:table-cell table:style-name="Table1.A1" office:value-type="string">
            <text:p text:style-name="P22">"Yes, please," Harry panted. </text:p>
          </table:table-cell>
        </table:table-row>
        <table:table-row table:style-name="TableLine2429898071104">
          <table:table-cell table:style-name="Table1.A1" office:value-type="string">
            <text:p text:style-name="P57">Ὦ οὗτος, ἔφη, ὦ Φερέδικε, δεῦρο.</text:p>
          </table:table-cell>
          <table:table-cell table:style-name="Table1.A1" office:value-type="string">
            <text:p text:style-name="P22">"Oy, Fred! C'mere and help!" </text:p>
          </table:table-cell>
        </table:table-row>
        <table:table-row table:style-name="TableLine2429898071104">
          <table:table-cell table:style-name="Table1.A1" office:value-type="string">
            <text:p text:style-name="P57">τούτων δέ ὠφελησάντων, ἡ Ἁρείου κιβωτὸς τέλος ὑπεξέκειτο ἐν μυχῷ τοῦ χωρίου.</text:p>
          </table:table-cell>
          <table:table-cell table:style-name="Table1.A1" office:value-type="string">
            <text:p text:style-name="P23">With the twins' help, Harry's trunk was at last tucked away in a corner of the compartment. </text:p>
          </table:table-cell>
        </table:table-row>
        <table:table-row table:style-name="TableLine2429898071104">
          <table:table-cell table:style-name="Table1.A1" office:value-type="string">
            <text:p text:style-name="P59">ὁ δὲ χάριν εἰδὼς αὐτοῖς πλόκαμον ἀπ’ ὀμμάτων ἐξέβαλλε· πολὺν γὰρ ἱδρῶτα παρεῖχεν ἑαυτῷ δια τὸ λίαν πονεῖσθαι.</text:p>
          </table:table-cell>
          <table:table-cell table:style-name="Table1.A1" office:value-type="string">
            <text:p text:style-name="P23">"Thanks," said Harry, pushing his sweaty hair out of his eyes. </text:p>
          </table:table-cell>
        </table:table-row>
        <table:table-row table:style-name="TableLine2429898071104">
          <table:table-cell table:style-name="Table1.A1" office:value-type="string">
            <text:p text:style-name="P59">ἄφνω δέ Τόδε τί ἐστίν,· ἦ δ’ ὅς ὁ ἕτερος τῶν διδύμων· δακτύλῳ γὰρ ἐδείκνυ τὴν οὐλὴν τὴν Ἁρείου ἀστραποειδῆ.</text:p>
          </table:table-cell>
          <table:table-cell table:style-name="Table1.A1" office:value-type="string">
            <text:p text:style-name="P23">"What's that?" said one of the twins suddenly, pointing at Harry's lightning scar. </text:p>
          </table:table-cell>
        </table:table-row>
        <table:table-row table:style-name="TableLine2429898071104">
          <table:table-cell table:style-name="Table1.A1" office:value-type="string">
            <text:p text:style-name="P59">ὁ δ’ ἕτερος <text:span text:style-name="T11">Ἡ</text:span>ράκλεις, ἔφη, ἆρα σὺ εἶ<text:span text:style-name="T11">...</text:span></text:p>
          </table:table-cell>
          <table:table-cell table:style-name="Table1.A1" office:value-type="string">
            <text:p text:style-name="P23">"Blimey," said the other twin. "Are you<text:span text:style-name="T11">...</text:span></text:p>
          </table:table-cell>
        </table:table-row>
        <table:table-row table:style-name="TableLine2429898071104">
          <table:table-cell table:style-name="Table1.A1" office:value-type="string">
            <text:p text:style-name="P59">ἐκεῖνος δ<text:span text:style-name="T11">' Ἔ</text:span>στι δή. καί αῦτῴ τῷ Ἀρείῳ <text:span text:style-name="T11">Ἆ</text:span>ρ’ οῦκ ὀρθῶς λέγω<text:span text:style-name="T11">;</text:span></text:p>
          </table:table-cell>
          <table:table-cell table:style-name="Table1.A1" office:value-type="string">
            <text:p text:style-name="P23">"He is," said the first twin. "Aren't you?" he added to Harry.</text:p>
          </table:table-cell>
        </table:table-row>
        <table:table-row table:style-name="TableLine2429898071104">
          <table:table-cell table:style-name="Table1.A1" office:value-type="string">
            <text:p text:style-name="P59">Τί δέ δή, ἦ δ’ ὃς ὁ ’Άρειος<text:span text:style-name="T11">.</text:span></text:p>
          </table:table-cell>
          <table:table-cell table:style-name="Table1.A1" office:value-type="string">
            <text:p text:style-name="P23">"What?" said Harry.</text:p>
          </table:table-cell>
        </table:table-row>
        <text:soft-page-break/>
        <table:table-row table:style-name="TableLine2429898071104">
          <table:table-cell table:style-name="Table1.A1" office:value-type="string">
            <text:p text:style-name="P59">“Οτι σὺ εἶ <text:span text:style-name="T11">Ἅ</text:span>ρειος Ποτῆρ, ἀπεκρίναντο ἀμφότεροι.</text:p>
          </table:table-cell>
          <table:table-cell table:style-name="Table1.A1" office:value-type="string">
            <text:p text:style-name="P23">"Harry Potter, "chorused the twins. </text:p>
          </table:table-cell>
        </table:table-row>
        <table:table-row table:style-name="TableLine2429898071104">
          <table:table-cell table:style-name="Table1.A1" office:value-type="string">
            <text:p text:style-name="P59">ὁ δέ μόλις ὁμολογῶν Οὗτος γάρ, ἔφη, τυγχάνω ὤν.</text:p>
          </table:table-cell>
          <table:table-cell table:style-name="Table1.A1" office:value-type="string">
            <text:p text:style-name="P23">"Oh, him," said Harry. "I mean, yes, I am." </text:p>
          </table:table-cell>
        </table:table-row>
        <table:table-row table:style-name="TableLine2429898071104">
          <table:table-cell table:style-name="Table1.A1" office:value-type="string">
            <text:p text:style-name="P59">καὶ ἀμφοτέρων ἀτενές πρὸς αὐτὸν δεδορκότων, συνῄδει ἑαυτῷ δι’ αἰδῶ ὑπερυθριῶντι.</text:p>
          </table:table-cell>
          <table:table-cell table:style-name="Table1.A1" office:value-type="string">
            <text:p text:style-name="P23">The two boys gawked at him, and Harry felt himself turning red.</text:p>
          </table:table-cell>
        </table:table-row>
        <table:table-row table:style-name="TableLine2429898071104">
          <table:table-cell table:style-name="Table1.A1" office:value-type="string">
            <text:p text:style-name="P59">ἐνταῦθα δέ λωφήσας ἤκουσε φθεγγομένου τινὸς διὰ τοῦ τῆς ἁμάξης θυρίου· Ὦ Φερέδικε, ὦ Γεωργέ, ἇρα πάρεστε, Ἐρχόμεθα γάρ, ἔφασαν. καὶ τὸ ὕστατον πρὸς <text:span text:style-name="T11">Ἅ</text:span>ρειον βλέψαντες, ἐκ τῆς ἁμαξοστοιχίας ἀπέβησαν.</text:p>
          </table:table-cell>
          <table:table-cell table:style-name="Table1.A1" office:value-type="string">
            <text:p text:style-name="P11">Then, to his relief, a voice came floating in through the train's open door. "Fred? George? Are you there?" "Coming, Mom." With a last look at Harry, the twins hopped off the train. </text:p>
          </table:table-cell>
        </table:table-row>
        <table:table-row table:style-name="TableLine2429898071104">
          <table:table-cell table:style-name="Table1.A1" office:value-type="string">
            <text:p text:style-name="P59">ὁ δ’ ’Ἁρειος παρὰ τῆς θυρίδος καθήμενος λαθῶν ἐθεάσατό τε τοὺς πυρρότριχας ἐν τῇ ἀποβάθρᾳ ὁμιλοῦντας καὶ παρήκουσε τὰ πρὸς ἀλλήλων λεγόμενα.</text:p>
          </table:table-cell>
          <table:table-cell table:style-name="Table1.A1" office:value-type="string">
            <text:p text:style-name="P23">Harry sat down next to the window where, half hidden, he could watch the red-haired family on the platform and hear what they were saying. </text:p>
          </table:table-cell>
        </table:table-row>
        <table:table-row table:style-name="TableLine2429898071104">
          <table:table-cell table:style-name="Table1.A1" office:value-type="string">
            <text:p text:style-name="P59">ἡ γὰρ μήτηρ ε”τυχεν ἄρτι ῥινόμακτρον λαβοῦσα.</text:p>
          </table:table-cell>
          <table:table-cell table:style-name="Table1.A1" office:value-type="string">
            <text:p text:style-name="P23">Their mother had just taken out her handkerchief.</text:p>
          </table:table-cell>
        </table:table-row>
        <table:table-row table:style-name="TableLine2429898071104">
          <table:table-cell table:style-name="Table1.A1" office:value-type="string">
            <text:p text:style-name="P59">Ὦ Ῥοών, ἔφη. ἔχεις τι ἐπὶ τῇ ῥινί.</text:p>
          </table:table-cell>
          <table:table-cell table:style-name="Table1.A1" office:value-type="string">
            <text:p text:style-name="P23">"Ron, you've got something on your nose."</text:p>
          </table:table-cell>
        </table:table-row>
        <table:table-row table:style-name="TableLine2429898071104">
          <table:table-cell table:style-name="Table1.A1" office:value-type="string">
            <text:p text:style-name="P59">ὁ δ’ οὐκ εἶχε φθάσαι τὴν μητέρα καταλαβοῦσαν αὐτὸν καί τὴν ῥῖνα ἀπομυξαμένην.</text:p>
          </table:table-cell>
          <table:table-cell table:style-name="Table1.A1" office:value-type="string">
            <text:p text:style-name="P23">The youngest boy tried to jerk out of the way, but she grabbed him and began rubbing the end of his nose. </text:p>
          </table:table-cell>
        </table:table-row>
        <table:table-row table:style-name="TableLine2429898071104">
          <table:table-cell table:style-name="Table1.A1" office:value-type="string">
            <text:p text:style-name="P59">Ἀποσχοῦ δῆτ’, ἔφη, ὦ μῆτερ, ἐξολισθὼν τέως ἀπ’ αὐτῆς.</text:p>
          </table:table-cell>
          <table:table-cell table:style-name="Table1.A1" office:value-type="string">
            <text:p text:style-name="P23">"Mom -- geroff" He wriggled free. </text:p>
          </table:table-cell>
        </table:table-row>
        <table:table-row table:style-name="TableLine2429898071104">
          <table:table-cell table:style-name="Table1.A1" office:value-type="string">
            <text:p text:style-name="P60">Οἴμοι, ε”φη ὁ ἕτερος τοῖν διδύμοιν προσειπὼν αὐτὸν ὥσπερ βρεφύλλιον ἔτ’ <text:span text:style-name="T11">ὄ</text:span>ντα.<text:span text:style-name="T12"> </text:span><text:span text:style-name="T11">Ἆ</text:span><text:span text:style-name="T12">ρ’ ε”χει τι τὸ Ῥοωνίδιον ἐπὶ μυκτῆρσιν αὖτοῦ;</text:span></text:p>
          </table:table-cell>
          <table:table-cell table:style-name="Table1.A1" office:value-type="string">
            <text:p text:style-name="P23">"Aaah, has ickle Ronnie got somefink on his nosie?" said one of the twins.</text:p>
          </table:table-cell>
        </table:table-row>
        <table:table-row table:style-name="TableLine2429898071104">
          <table:table-cell table:style-name="Table1.A1" office:value-type="string">
            <text:p text:style-name="P60"><text:span text:style-name="T12">Σίγα, ἦ δ’ ὃς ὁ Ῥοών.</text:span></text:p>
          </table:table-cell>
          <table:table-cell table:style-name="Table1.A1" office:value-type="string">
            <text:p text:style-name="P24">"Shut up," said Ron. </text:p>
          </table:table-cell>
        </table:table-row>
        <table:table-row table:style-name="TableLine2429898071104">
          <table:table-cell table:style-name="Table1.A1" office:value-type="string">
            <text:p text:style-name="P60">ἡ δέ Ποῦ ἐστὶν ὁ Περσεύς,· </text:p>
          </table:table-cell>
          <table:table-cell table:style-name="Table1.A1" office:value-type="string">
            <text:p text:style-name="P24">"Where's Percy?" said their mother. </text:p>
          </table:table-cell>
        </table:table-row>
        <table:table-row table:style-name="TableLine2429898071104">
          <table:table-cell table:style-name="Table1.A1" office:value-type="string">
            <text:p text:style-name="P60">Νῦν δὴ ἔρχεται.</text:p>
          </table:table-cell>
          <table:table-cell table:style-name="Table1.A1" office:value-type="string">
            <text:p text:style-name="P24">"He's coming now." </text:p>
          </table:table-cell>
        </table:table-row>
        <table:table-row table:style-name="TableLine2429898071104">
          <table:table-cell table:style-name="Table1.A1" office:value-type="string">
            <text:p text:style-name="P60">καὶ ὁ πρεσβύτατος εἷς ὄψιν τότ’ ἐχώρει, ἠμφιεσμένος τὸν Ὑογοη-τικόν τρίβωνα ποδήρη ὅντα καὶ μέλαν· ἤδη γὰρ τὴν ἐσθῆτ’ ἐξήλλαξεν. ’Ἁρειος δὲ σημεῖόν τι ἐν στήθει αὐτοῦ εἶδεν ἀργυροῦν ὂν καὶ εὐφεγγές καὶ τῷ πεῖ γεγραμμένον.</text:p>
          </table:table-cell>
          <table:table-cell table:style-name="Table1.A1" office:value-type="string">
            <text:p text:style-name="P24">The oldest boy came striding into sight. He had already changed into his billowing black Hogwarts robes, and Harry noticed a shiny silver badge on his chest with the letter P on it.</text:p>
          </table:table-cell>
        </table:table-row>
        <text:soft-page-break/>
        <table:table-row table:style-name="TableLine2429898071104">
          <table:table-cell table:style-name="Table1.A1" office:value-type="string">
            <text:p text:style-name="P60">οὗτος δέ Οὐ πάρεστί μοι περιμεῖναι, ἔφη, <text:span text:style-name="T12">ὦ</text:span> μῆτερ, προεδρίαν γὰρ ἐλάχομεν ἡμεῖς οἱ πρυτάνεις, οἷς γε δύο χωρία ἀποκεχώρισται.</text:p>
          </table:table-cell>
          <table:table-cell table:style-name="Table1.A1" office:value-type="string">
            <text:p text:style-name="P24">"Can't stay long, Mother," he said. "I'm up front, the prefects have got two compartments to themselves --"</text:p>
          </table:table-cell>
        </table:table-row>
        <table:table-row table:style-name="TableLine2429898071104">
          <table:table-cell table:style-name="Table1.A1" office:value-type="string">
            <text:p text:style-name="P60"><text:span text:style-name="T3"><text:s/>ὑπολαμβὼν δὲ ὁ ἕτερος τοῖν διδύμοιν </text:span><text:span text:style-name="T12">Ἦ</text:span><text:span text:style-name="T3"> σὺ πρύτανις εἴ δῆτα, ἔφη, ὦ Περσεῦ;</text:span><text:span text:style-name="T12"> προσποιούμενος πάνυ θαυμάζειν.</text:span></text:p>
          </table:table-cell>
          <table:table-cell table:style-name="Table1.A1" office:value-type="string">
            <text:p text:style-name="P24">"Oh, are you a prefect, Percy?" said one of the twins, with an air of great surprise. </text:p>
          </table:table-cell>
        </table:table-row>
        <table:table-row table:style-name="TableLine2429898071104">
          <table:table-cell table:style-name="Table1.A1" office:value-type="string">
            <text:p text:style-name="P60">Ἀλλ’ ὤφελες<text:span text:style-name="T5"> </text:span>πρότερον λέγειν τι περὶ τούτου ἡμῖν. οὐδέν γάρ τοι ὑπωπτεύομεν σε’<text:span text:style-name="T5"> </text:span>πρυτανεύειν.</text:p>
          </table:table-cell>
          <table:table-cell table:style-name="Table1.A1" office:value-type="string">
            <text:p text:style-name="P24">"You should have said something, we had no idea."</text:p>
          </table:table-cell>
        </table:table-row>
        <table:table-row table:style-name="TableLine2429898071104">
          <table:table-cell table:style-name="Table1.A1" office:value-type="string">
            <text:p text:style-name="P60">Ἀλλὰ περίμενε· ξύνοιδα γὰρ ἀκούσας αὐτοῦ λέγοντός τι περὶ<text:span text:style-name="T5"> </text:span>τούτου ἅπαξ...’Ἡ δίς...<text:span text:style-name="T5"> </text:span>Κατὰ λεπτὸν τῆς ὥρας...<text:span text:style-name="T5"> </text:span>Δι’ ἅπαν τὸ θέρος...<text:span text:style-name="T5"> </text:span></text:p>
          </table:table-cell>
          <table:table-cell table:style-name="Table1.A1" office:value-type="string">
            <text:p text:style-name="P24">"Hang on, I think I remember him saying<text:span text:style-name="T12"> </text:span>something about it," said the other twin. "Once --"<text:span text:style-name="T12"> "Or twice --" "A minute --" "All summer --"</text:span></text:p>
          </table:table-cell>
        </table:table-row>
        <table:table-row table:style-name="TableLine2429898071104">
          <table:table-cell table:style-name="Table1.A1" office:value-type="string">
            <text:p text:style-name="P60">Ἀλλὰ σιγᾶτε, ἦ δ’ ὃς Περσεὺς ὁ πρύτανις.</text:p>
          </table:table-cell>
          <table:table-cell table:style-name="Table1.A1" office:value-type="string">
            <text:p text:style-name="P24">"Oh, shut up," said Percy the Prefect.</text:p>
          </table:table-cell>
        </table:table-row>
        <table:table-row table:style-name="TableLine2429898071104">
          <table:table-cell table:style-name="Table1.A1" office:value-type="string">
            <text:p text:style-name="P60">Ἀλλ’ εἰπέ μοι, διὰ τί ὁ Περσεὺς καινὸν ε”χει τρίβωνα;</text:p>
          </table:table-cell>
          <table:table-cell table:style-name="Table1.A1" office:value-type="string">
            <text:p text:style-name="P24">"How come Percy gets new robes, anyway?" said one of the twins. </text:p>
          </table:table-cell>
        </table:table-row>
        <table:table-row table:style-name="TableLine2429898071104">
          <table:table-cell table:style-name="Table1.A1" office:value-type="string">
            <text:p text:style-name="P60">καὶ ἡ μήτηρ στοργὴν ἔχουσα πολλὴν εἷς αὐτόν Διότι πρυτανεύει</text:p>
          </table:table-cell>
          <table:table-cell table:style-name="Table1.A1" office:value-type="string">
            <text:p text:style-name="P24">"Because he's a prefect," said their mother fondly.</text:p>
          </table:table-cell>
        </table:table-row>
        <table:table-row table:style-name="TableLine2429898071104">
          <table:table-cell table:style-name="Table1.A1" office:value-type="string">
            <text:p text:style-name="P60">δήπου, ἔφη. καλῶς οὖν ἔχει, ὦ φίλτατε.<text:span text:style-name="T12"> εὐδαιμονοίης ἀνὰ πᾶσαν τὴν τρίμηνον. γλαῦκά μοι πέμψον ἀφικόμενος ἐκεῖσε.</text:span></text:p>
          </table:table-cell>
          <table:table-cell table:style-name="Table1.A1" office:value-type="string">
            <text:p text:style-name="P24">"All right, dear, well, have a good term -- send me an owl when you get there."</text:p>
          </table:table-cell>
        </table:table-row>
        <table:table-row table:style-name="TableLine2429898071104">
          <table:table-cell table:style-name="Table1.A1" office:value-type="string">
            <text:p text:style-name="P60">καὶ τούτου μὲν ἐφίλησε μέλλοντα ἀποχωρῆσαι, τοὺς δε διδύμους<text:span text:style-name="T12"> προσειποῦσα ’Άγε δή, ἔφη. τῆτες γοῦν σωφρονεῖν δεῖ ὑμᾶς. </text:span></text:p>
          </table:table-cell>
          <table:table-cell table:style-name="Table1.A1" office:value-type="string">
            <text:p text:style-name="P24">She kissed Percy on the cheek and he left. Then she turned to the twins. "Now, you two -- this year, you behave yourselves. </text:p>
          </table:table-cell>
        </table:table-row>
        <table:table-row table:style-name="TableLine2429898071104">
          <table:table-cell table:style-name="Table1.A1" office:value-type="string">
            <text:p text:style-name="P61"><text:span text:style-name="T12">ἐὰν γὰρ</text:span><text:span text:style-name="T13"> πάλιν αὖ λαβῶ καὶ μίαν γλαῦκα λέγουσαν ὅτι ἢ ἀπόπατον διεφθείρ-ατε πυροσφαίρᾳ ἤ...</text:span></text:p>
          </table:table-cell>
          <table:table-cell table:style-name="Table1.A1" office:value-type="string">
            <text:p text:style-name="P25">If I get one more owl telling me you've -- you've blown up a toilet or<text:span text:style-name="T12">..."</text:span></text:p>
          </table:table-cell>
        </table:table-row>
        <table:table-row table:style-name="TableLine2429898071104">
          <table:table-cell table:style-name="Table1.A1" office:value-type="string">
            <text:p text:style-name="P61">Ἀλλ’ οὔπω ἀπόπατον διεφθείραμεν.</text:p>
          </table:table-cell>
          <table:table-cell table:style-name="Table1.A1" office:value-type="string">
            <text:p text:style-name="P25">"Blown up a toilet? We've never blown up a toilet."</text:p>
          </table:table-cell>
        </table:table-row>
        <table:table-row table:style-name="TableLine2429898071104">
          <table:table-cell table:style-name="Table1.A1" office:value-type="string">
            <text:p text:style-name="P61">Οὐ μὴν ἀλλὰ καλῶς δὴ ἐδίδαξας ἡμᾶς.<text:span text:style-name="T13"> ὦ τοῦ γέλωτος μακαρ-ίζομεν οὖν σε, ὦ μαῖα.</text:span></text:p>
          </table:table-cell>
          <table:table-cell table:style-name="Table1.A1" office:value-type="string">
            <text:p text:style-name="P25">"Great idea though, thanks, Mom." </text:p>
          </table:table-cell>
        </table:table-row>
        <table:table-row table:style-name="TableLine2429898071104">
          <table:table-cell table:style-name="Table1.A1" office:value-type="string">
            <text:p text:style-name="P61">Ἀλλ’ ού πρεπόντως τοῦτο κινεῖ ὑμᾶς γελᾶν.<text:span text:style-name="T13"> καί μὴν δεῖ φυλάττ-ειν τὸν Ῥοῶνα.</text:span></text:p>
          </table:table-cell>
          <table:table-cell table:style-name="Table1.A1" office:value-type="string">
            <text:p text:style-name="P26">"It's not funny. And look after Ron." </text:p>
          </table:table-cell>
        </table:table-row>
        <table:table-row table:style-name="TableLine2429898071104">
          <table:table-cell table:style-name="Table1.A1" office:value-type="string">
            <text:p text:style-name="P61">Μηδὲν φροντίζειν αὐτοῦ. ἀσφαλέστατος γάρ, ὦ Ῥοωνίδιον, παρ’ἡμῖν γενήσει.</text:p>
          </table:table-cell>
          <table:table-cell table:style-name="Table1.A1" office:value-type="string">
            <text:p text:style-name="P25">"Don't worry, ickle Ronniekins is safe with us."</text:p>
          </table:table-cell>
        </table:table-row>
        <table:table-row table:style-name="TableLine2429898071104">
          <table:table-cell table:style-name="Table1.A1" office:value-type="string">
            <text:p text:style-name="P61">Σιγᾶτε, ἦ δ’ ὃς ὁ Ῥοὼν μάλ’ αὖθις. Ἄρειος δ’ εἶδε τοῦτον<text:span text:style-name="T13"> </text:span>ὀλίγῳ δὴ βραχίονα γενόμενον τῶν διδύμων <text:soft-page-break/>τὸ ὕψος, καὶ τούς<text:span text:style-name="T13"> </text:span>μυκτῆρας ε”τι ὑπερύθρους παρέχοντα ὑπὸ τῆς μητρὸς ἄρτι<text:span text:style-name="T13"> </text:span>ἀπωμοργμένους.</text:p>
          </table:table-cell>
          <table:table-cell table:style-name="Table1.A1" office:value-type="string">
            <text:p text:style-name="P25">"Shut up," said Ron again. He was almost as tall as the twins already and his nose was still pink where <text:soft-page-break/>his mother had rubbed it. </text:p>
          </table:table-cell>
        </table:table-row>
        <table:table-row table:style-name="TableLine2429898071104">
          <table:table-cell table:style-name="Table1.A1" office:value-type="string">
            <text:p text:style-name="P61">Ἑρμαίῳ δὴ ἐντετυχήκαμεν, ὦ μαῖα. ἦ συμβάλλειν ε”χεις ὅτῳ ἐν<text:span text:style-name="T13"> </text:span>ἁμαξοστοιχίᾳ ἄρτι συνηντήσαμεν;</text:p>
          </table:table-cell>
          <table:table-cell table:style-name="Table1.A1" office:value-type="string">
            <text:p text:style-name="P25">"Hey, Mom, guess what? Guess who we just met on the train?"</text:p>
          </table:table-cell>
        </table:table-row>
        <table:table-row table:style-name="TableLine2429898071104">
          <table:table-cell table:style-name="Table1.A1" office:value-type="string">
            <text:p text:style-name="P61">ὁ δ’Ἃρειος εὐθὺς ἀπεκρύψατο ὅπως λάθῃ αὐτοὺς θεωρῶν.</text:p>
          </table:table-cell>
          <table:table-cell table:style-name="Table1.A1" office:value-type="string">
            <text:p text:style-name="P25">Harry leaned back quickly so they couldn't see him looking. </text:p>
          </table:table-cell>
        </table:table-row>
        <table:table-row table:style-name="TableLine2429898071104">
          <table:table-cell table:style-name="Table1.A1" office:value-type="string">
            <text:p text:style-name="P61">Οἶσθα δήπου τὸν νεανίσκον τὸν μελανότριχα ὂς ἐν ἀποβάθρᾳ<text:span text:style-name="T13"> παρίστατο ἡμῖν; ἆρ’ οἶσθα αὐτὸν τίς ἐστίν;</text:span></text:p>
          </table:table-cell>
          <table:table-cell table:style-name="Table1.A1" office:value-type="string">
            <text:p text:style-name="P25">"You know that black-haired boy who was near us in the station? Know who he is?"</text:p>
          </table:table-cell>
        </table:table-row>
        <table:table-row table:style-name="TableLine2429898071104">
          <table:table-cell table:style-name="Table1.A1" office:value-type="string">
            <text:p text:style-name="P61">Ὅστις<text:span text:style-name="T13">;</text:span></text:p>
          </table:table-cell>
          <table:table-cell table:style-name="Table1.A1" office:value-type="string">
            <text:p text:style-name="P25">"Who?" </text:p>
          </table:table-cell>
        </table:table-row>
        <table:table-row table:style-name="TableLine2429898071104">
          <table:table-cell table:style-name="Table1.A1" office:value-type="string">
            <text:p text:style-name="P61">Ὁ πάνυ ’Ἀρειος Ποτῆρ.</text:p>
          </table:table-cell>
          <table:table-cell table:style-name="Table1.A1" office:value-type="string">
            <text:p text:style-name="P25">"Harry Potter!"</text:p>
          </table:table-cell>
        </table:table-row>
        <table:table-row table:style-name="TableLine2429898071104">
          <table:table-cell table:style-name="Table1.A1" office:value-type="string">
            <text:p text:style-name="P61">καὶ ὁ Ἄρειος ἤκουσε τῆς μειρακίσκης λεγούσης τάδε·</text:p>
          </table:table-cell>
          <table:table-cell table:style-name="Table1.A1" office:value-type="string">
            <text:p text:style-name="P25">Harry heard the little girl's voice.</text:p>
          </table:table-cell>
        </table:table-row>
        <table:table-row table:style-name="TableLine2429898071104">
          <table:table-cell table:style-name="Table1.A1" office:value-type="string">
            <text:p text:style-name="P61"><text:span text:style-name="T13">Ὦ</text:span> μάμμη, ἆρ’ ε”στι μοι εἰσβῆναι εἷς τὴν ἁμαξοστοιχίαν ὀψομένη<text:span text:style-name="T13"> αὐτόν; λίσσομαι σε, ὦ μαννάριον</text:span></text:p>
          </table:table-cell>
          <table:table-cell table:style-name="Table1.A1" office:value-type="string">
            <text:p text:style-name="P25">"Oh, Mom, can I go on the train and see him, Mom, eh please...." </text:p>
          </table:table-cell>
        </table:table-row>
        <table:table-row table:style-name="TableLine2429898071104">
          <table:table-cell table:style-name="Table1.A1" office:value-type="string">
            <text:p text:style-name="P62">’Ήκιστά γε. καὶ γὰρ σὺ μὲν ἤδη ἑώρακας αὐτόν, ὦ Γίννη· τοιοὗτος δ’ οὐκ ἔστιν ἐκεῖνος ὁ ἅθλιος οἷόν τι ζῷον ἐν κήπῳ ζωολογικῴ<text:span text:style-name="T14"> </text:span>ὡς τέρας τοῖς θεωμένοις παρεχόμενον.</text:p>
          </table:table-cell>
          <table:table-cell table:style-name="Table1.A1" office:value-type="string">
            <text:p text:style-name="P27">"You've already seen him, Ginny, and the poor boy isn't something you goggle at in a zoo.</text:p>
          </table:table-cell>
        </table:table-row>
        <table:table-row table:style-name="TableLine2429898071104">
          <table:table-cell table:style-name="Table1.A1" office:value-type="string">
            <text:p text:style-name="P63">ἆρ’ ἀληθὲς λέγεις, ὧ Φερέδικε; ἦ ποίῳ τρόπῳ ἐγνώρισας αὐτόν;</text:p>
          </table:table-cell>
          <table:table-cell table:style-name="Table1.A1" office:value-type="string">
            <text:p text:style-name="P28">Is he really, Fred? How do you know?"</text:p>
          </table:table-cell>
        </table:table-row>
        <table:table-row table:style-name="TableLine2429898071104">
          <table:table-cell table:style-name="Table1.A1" office:value-type="string">
            <text:p text:style-name="P63">Ἠρόμην τ’ αὐτὸν καὶ τὴν οὐλὴν εἶδον. ἀληθῶς γὰρ ἔχει τὸ τοῦ<text:span text:style-name="T13"> </text:span>τραύματος ἴχνος ἐπὶ τοὺ μετώπου ἀστραποειδές.</text:p>
          </table:table-cell>
          <table:table-cell table:style-name="Table1.A1" office:value-type="string">
            <text:p text:style-name="P28">"Asked him. Saw his scar. It's really there - like lightning."</text:p>
          </table:table-cell>
        </table:table-row>
        <table:table-row table:style-name="TableLine2429898071104">
          <table:table-cell table:style-name="Table1.A1" office:value-type="string">
            <text:p text:style-name="P63">Οἴμοι τῆς ταλαιπωρίας. οὐ γὰρ θαυμάζω εἰ καθ’ ἑαυτὸν ἐγένετο.<text:span text:style-name="T15"> ἄτοπον δ’ ἔμοιγε ἐδόκει τοῦτο.</text:span></text:p>
          </table:table-cell>
          <table:table-cell table:style-name="Table1.A1" office:value-type="string">
            <text:p text:style-name="P28">"Poor dear - no wonder he was alone, I wondered.</text:p>
          </table:table-cell>
        </table:table-row>
        <table:table-row table:style-name="TableLine2429898071104">
          <table:table-cell table:style-name="Table1.A1" office:value-type="string">
            <text:p text:style-name="P63">καὶ κόσμιος ἦν μοι καί εὔκολος ὡς<text:span text:style-name="T13"> </text:span>σφόδρα ἐρωτῶν ὅπως ἔξεστιν εἰς τὴν ἀποβάθραν εἰσιέναι.<text:span text:style-name="T13"> </text:span></text:p>
          </table:table-cell>
          <table:table-cell table:style-name="Table1.A1" office:value-type="string">
            <text:p text:style-name="P28">He was ever so polite when he asked how to get onto the platform."</text:p>
          </table:table-cell>
        </table:table-row>
        <table:table-row table:style-name="TableLine2429898071104">
          <table:table-cell table:style-name="Table1.A1" office:value-type="string">
            <text:p text:style-name="P63">Ἐῶ δέ τοῦτο, θέλων εἰδέναι εἴπερ μνήμην ε”χει τοῦ δεῖνα, ὅποιον<text:span text:style-name="T13"> </text:span>ὑπάρχει ἐκείνῳ τὸ σχῆμα.</text:p>
          </table:table-cell>
          <table:table-cell table:style-name="Table1.A1" office:value-type="string">
            <text:p text:style-name="P28">"Never mind that, do you think he remembers what You-Know-Who looks like?" </text:p>
          </table:table-cell>
        </table:table-row>
        <table:table-row table:style-name="TableLine2429898071104">
          <table:table-cell table:style-name="Table1.A1" office:value-type="string">
            <text:p text:style-name="P63">ἡ δέ μήτηρ πρὸς τοῦτο ἐξ ἀπροσδοκήτου<text:span text:style-name="T13"> </text:span><text:soft-page-break/>δυσκολώτερον ἔχουσα<text:span text:style-name="T13"> </text:span>ἐφαίνετο.</text:p>
          </table:table-cell>
          <table:table-cell table:style-name="Table1.A1" office:value-type="string">
            <text:p text:style-name="P28">Their mother suddenly became very stern. </text:p>
          </table:table-cell>
        </table:table-row>
        <table:table-row table:style-name="TableLine2429898071104">
          <table:table-cell table:style-name="Table1.A1" office:value-type="string">
            <text:p text:style-name="P63">Ἀπαγορεύω σε μὴ ἐρωτᾶν αὐτόν, ὦ Φερέδικε. οὗ μὴ τολμήσεις<text:span text:style-name="T13"> </text:span>ποιῆσαι τοῦτο.<text:span text:style-name="T15"> οὐ γὰρ πρέπει τούτου μνείαν ποιεῖσθαι αὐτῷ πρωτοπείρῳ γ’ ὅντι τοῦ παιδευτηρίου.</text:span></text:p>
          </table:table-cell>
          <table:table-cell table:style-name="Table1.A1" office:value-type="string">
            <text:p text:style-name="P28">"I forbid you to ask him, Fred. No, don't you dare. As though he needs reminding of that on his first day at school." </text:p>
          </table:table-cell>
        </table:table-row>
        <table:table-row table:style-name="TableLine2429898071104">
          <table:table-cell table:style-name="Table1.A1" office:value-type="string">
            <text:p text:style-name="P63">Σίγα’ ἠρέμησον. οὐδὲν γὰρ μέλλω ἐρεῖν.<text:span text:style-name="T13"> </text:span></text:p>
          </table:table-cell>
          <table:table-cell table:style-name="Table1.A1" office:value-type="string">
            <text:p text:style-name="P28">"All right, keep your hair on."</text:p>
          </table:table-cell>
        </table:table-row>
        <table:table-row table:style-name="TableLine2429898071104">
          <table:table-cell table:style-name="Table1.A1" office:value-type="string">
            <text:p text:style-name="P63">νίγλαρος δ ’ ἐψόφησεν.<text:span text:style-name="T13"> </text:span></text:p>
          </table:table-cell>
          <table:table-cell table:style-name="Table1.A1" office:value-type="string">
            <text:p text:style-name="P28">A whistle sounded. </text:p>
          </table:table-cell>
        </table:table-row>
        <table:table-row table:style-name="TableLine2429898071104">
          <table:table-cell table:style-name="Table1.A1" office:value-type="string">
            <text:p text:style-name="P63">ἡ μὲν οὖν μήτηρ Σπεύσατε, ἔφη. οἶ δέ παῖδες ἅπαντες - τρεῖς<text:span text:style-name="T13"> </text:span>γὰρ ἦσαν - εἷς τὴν ἁμαξοστοιχίαν εἰσέβησαν.</text:p>
          </table:table-cell>
          <table:table-cell table:style-name="Table1.A1" office:value-type="string">
            <text:p text:style-name="P28">"Hurry up!" their mother said, and the three boys clambered onto the train.</text:p>
          </table:table-cell>
        </table:table-row>
        <table:table-row table:style-name="TableLine2429898071104">
          <table:table-cell table:style-name="Table1.A1" office:value-type="string">
            <text:p text:style-name="P63">προῦκυψαν δ’ ἐκ τῆς<text:span text:style-name="T13"> </text:span>θυρίδος ὅπως ἐκείνη φιλήσῃ αὐτοὺς χαίρειν λέγουσα· ἡ δ’ ἀδελφὴ<text:span text:style-name="T13"> </text:span>τέως ἐδάκρυε.</text:p>
          </table:table-cell>
          <table:table-cell table:style-name="Table1.A1" office:value-type="string">
            <text:p text:style-name="P28">They leaned out of the window for her to kiss them good-bye, and their younger sister began to cry.</text:p>
          </table:table-cell>
        </table:table-row>
        <table:table-row table:style-name="TableLine2429898071104">
          <table:table-cell table:style-name="Table1.A1" office:value-type="string">
            <text:p text:style-name="P63">Μὴ δακρύσῃς, ὦ Γίννη. πέμψομεν γάρ σοι γλαῦκας πολλὰς δή.</text:p>
          </table:table-cell>
          <table:table-cell table:style-name="Table1.A1" office:value-type="string">
            <text:p text:style-name="P28">"Don't, Ginny, we'll send you loads of owls."</text:p>
          </table:table-cell>
        </table:table-row>
        <table:table-row table:style-name="TableLine2429898071104">
          <table:table-cell table:style-name="Table1.A1" office:value-type="string">
            <text:p text:style-name="P63">Πέμψομεν δέ καὶ θᾶκον ἐξ <text:span text:style-name="T15">ἀ</text:span>ποπάτου Ὑογοητικοῦ.</text:p>
          </table:table-cell>
          <table:table-cell table:style-name="Table1.A1" office:value-type="string">
            <text:p text:style-name="P28">"We'll send you a Hogwarts toilet seat." </text:p>
          </table:table-cell>
        </table:table-row>
        <table:table-row table:style-name="TableLine2429898071104">
          <table:table-cell table:style-name="Table1.A1" office:value-type="string">
            <text:p text:style-name="P63">Μὰ Δί’ οὐ πρέπει, ὦ Γεωργέ.</text:p>
          </table:table-cell>
          <table:table-cell table:style-name="Table1.A1" office:value-type="string">
            <text:p text:style-name="P28">"George!"</text:p>
          </table:table-cell>
        </table:table-row>
        <table:table-row table:style-name="TableLine2429898071104">
          <table:table-cell table:style-name="Table1.A1" office:value-type="string">
            <text:p text:style-name="P63">Εἷρωνεύομαι, ὦ μαῖα.</text:p>
          </table:table-cell>
          <table:table-cell table:style-name="Table1.A1" office:value-type="string">
            <text:p text:style-name="P28">"Only joking, Mom." </text:p>
          </table:table-cell>
        </table:table-row>
        <table:table-row table:style-name="TableLine2429898071104">
          <table:table-cell table:style-name="Table1.A1" office:value-type="string">
            <text:p text:style-name="P63">χωρούσης δέ τῆς ἆμαξοστοιχίας ἀπὸ τοῦ σταθμοῦ, ὁ ’Άρειος<text:span text:style-name="T15"> </text:span>κατεῖδε τὴν μὲν τῶν παίδων μητέρα χεῖρα ἀνασείουσαν, τὴν δ’<text:span text:style-name="T13"> </text:span>ἀδελφὴν ἅμα μὲν γελῶσαν ἅμα δὲ δακρύουσαν.<text:span text:style-name="T15"> ἡ δέ πρῶτον μὲν</text:span><text:span text:style-name="T13"> </text:span><text:span text:style-name="T15">ἔτρεχε τῇ ἁμαξοστοιχίᾳ βραδέως κινουμένῃ συνεπομένη, ἐπεὶ δέ</text:span><text:span text:style-name="T13"> </text:span><text:span text:style-name="T15">θᾶττον ἐχώρει, ε”στη καὶ αὐτὴ τὴν χεῖρα ἀνασείουσα.</text:span></text:p>
          </table:table-cell>
          <table:table-cell table:style-name="Table1.A1" office:value-type="string">
            <text:p text:style-name="P28">The train began to move. Harry saw the boys' mother waving and their sister, half laughing, half crying, running to keep up with the train until it gathered too much speed, then she fell back and waved. </text:p>
          </table:table-cell>
        </table:table-row>
        <table:table-row table:style-name="TableLine2429898071104">
          <table:table-cell table:style-name="Table1.A1" office:value-type="string">
            <text:p text:style-name="P63">ἐκεῖνος δ’ ἐθεώρει αὐτὰς μέχρι ο<text:span text:style-name="T15">ὕ</text:span>, τῆς ἁμαξοστοιχίας καμπτούσης, οὐκέτ’ ἦν ἰδεῖν.</text:p>
          </table:table-cell>
          <table:table-cell table:style-name="Table1.A1" office:value-type="string">
            <text:p text:style-name="P28">Harry watched the girl and her mother disappear as the train rounded the corner.</text:p>
          </table:table-cell>
        </table:table-row>
        <table:table-row table:style-name="TableLine2429898071104">
          <table:table-cell table:style-name="Table1.A1" office:value-type="string">
            <text:p text:style-name="P64">ἐντεῦθεν δέ μόλις ε”τι διὰ τῆς θυρίδος<text:span text:style-name="T15"> </text:span>ὁρῶν τὰς οἰκίας ἀεὶ παριούσας, ὡς ἐφαίνετο, διὰ τὸ ταχυ τὸ τῆς<text:span text:style-name="T16"> </text:span>ἁμαξοστοιχίας, ἀνεπτερώθη ὅς γε ὅποι ἔλθῃ οὐκ εἰδὼς ᾕδει γοῦν<text:span text:style-name="T16"> </text:span>πρὸς βέλτιόν τι ι’ὠν ἢ τὸ καταλελειμμένον.</text:p>
          </table:table-cell>
          <table:table-cell table:style-name="Table1.A1" office:value-type="string">
            <text:p text:style-name="P29">Houses flashed past the window. Harry felt a great leap of excitement. He didn't know what he was going to but it had to be better than what he was leaving behind. </text:p>
          </table:table-cell>
        </table:table-row>
        <table:table-row table:style-name="TableLine2429898071104">
          <table:table-cell table:style-name="Table1.A1" office:value-type="string">
            <text:p text:style-name="P64">καὶ ὁ νεανίσκος ὁ νεώτατος ὢν τῶν πυρροτρίχων, τὸ τοῦ<text:span text:style-name="T16"> χωρίου θύριον ἀνοίξας, εἰσελθὼν Ἆρα κάθηταί </text:span><text:soft-page-break/><text:span text:style-name="T16">τις ἐνθάδε; ἔφη, δεικνὺς ἅμα τῷ δακτύλῳ τὴν ἐναντίον ἕδραν.</text:span></text:p>
          </table:table-cell>
          <table:table-cell table:style-name="Table1.A1" office:value-type="string">
            <text:p text:style-name="P29">The door of the compartment slid open and the youngest redheaded boy came in. "Anyone sitting there?" he asked, pointing at the seat opposite <text:soft-page-break/>Harry. </text:p>
          </table:table-cell>
        </table:table-row>
        <table:table-row table:style-name="TableLine2429898071104">
          <table:table-cell table:style-name="Table1.A1" office:value-type="string">
            <text:p text:style-name="P64">Πληρεῖς γὰρ αἱ<text:span text:style-name="T16"> </text:span>ἄλλαι πᾶσαι.</text:p>
          </table:table-cell>
          <table:table-cell table:style-name="Table1.A1" office:value-type="string">
            <text:p text:style-name="P29">"Everywhere else is full." </text:p>
          </table:table-cell>
        </table:table-row>
        <table:table-row table:style-name="TableLine2429898071104">
          <table:table-cell table:style-name="Table1.A1" office:value-type="string">
            <text:p text:style-name="P64">κατανεύσαντος δέ τοῦ Ἁρείου ἐκάθισεν ἑαυτόν.</text:p>
          </table:table-cell>
          <table:table-cell table:style-name="Table1.A1" office:value-type="string">
            <text:p text:style-name="P29">Harry shook his head and the boy sat down.</text:p>
          </table:table-cell>
        </table:table-row>
        <table:table-row table:style-name="TableLine2429898071104">
          <table:table-cell table:style-name="Table1.A1" office:value-type="string">
            <text:p text:style-name="P64">ὑποβλέψας δέ<text:span text:style-name="T16"> </text:span>τοῦτον, εὐθὺς διὰ θυρίδος ἐθεώρει προσποιούμενος μὴ βλέψαι, ὥς<text:span text:style-name="T16"> </text:span>γ’ ἐφαίνετο. ὁ δ’ ’Άρειος ᾔσθετο αὐτοῦ ἔτι ἐν μυκτῆρσι τὸ μέλαν<text:span text:style-name="T16"> </text:span>ἐκεῖνο ἔχοντος.</text:p>
          </table:table-cell>
          <table:table-cell table:style-name="Table1.A1" office:value-type="string">
            <text:p text:style-name="P29">He glanced at Harry and then looked quickly out of the window, pretending he hadn't looked. Harry saw he still had a black mark on his nose. </text:p>
          </table:table-cell>
        </table:table-row>
        <table:table-row table:style-name="TableLine2429898071104">
          <table:table-cell table:style-name="Table1.A1" office:value-type="string">
            <text:p text:style-name="P64">Οὗτος σύ, ἔφη τις, ὦ Ῥοών.<text:span text:style-name="T16"> οἱ γὰρ ἀδελφοὶ ἐπανῆλθον.</text:span></text:p>
          </table:table-cell>
          <table:table-cell table:style-name="Table1.A1" office:value-type="string">
            <text:p text:style-name="P29">"Hey, Ron."<text:span text:style-name="T16"> The twins were back. </text:span></text:p>
          </table:table-cell>
        </table:table-row>
        <table:table-row table:style-name="TableLine2429898071104">
          <table:table-cell table:style-name="Table1.A1" office:value-type="string">
            <text:p text:style-name="P64">’Ἄκουσον δῆτα· ἡμεῖς εἷς μέσον τὸ τρένο ἴμεν. ὁ γὰρ Λεῖος<text:span text:style-name="T16"> </text:span>Ἰόρδανος ἔχει μεγάλην ἀράχνην Ταραντίνην<text:span text:style-name="T16">.</text:span></text:p>
          </table:table-cell>
          <table:table-cell table:style-name="Table1.A1" office:value-type="string">
            <text:p text:style-name="P29">"Listen, we're going down the middle of the train -- Lee Jordan's got a giant tarantula down there." </text:p>
          </table:table-cell>
        </table:table-row>
        <table:table-row table:style-name="TableLine2429898071104">
          <table:table-cell table:style-name="Table1.A1" office:value-type="string">
            <text:p text:style-name="P64">Εἷκός γε, ἦ δ’ ὃς ὁ Ῥοών.</text:p>
          </table:table-cell>
          <table:table-cell table:style-name="Table1.A1" office:value-type="string">
            <text:p text:style-name="P29">"Right," mumbled Ron.</text:p>
          </table:table-cell>
        </table:table-row>
        <table:table-row table:style-name="TableLine2429898071104">
          <table:table-cell table:style-name="Table1.A1" office:value-type="string">
            <text:p text:style-name="P64"><text:span text:style-name="T16">Ὦ</text:span> Ἄρειε, ἔφη ὁ ἕτερος τῶν διδύμων, ἆρ’ εἴπομέν σοι οἵτινές<text:span text:style-name="T16"> </text:span>ἐσμεν; εὐχόμεθα γὰρ εἶναι Ε<text:span text:style-name="T16">ὐ</text:span>ισήλιοι τὸ γένος, Φερέδικος ὀνόματι<text:span text:style-name="T16"> </text:span>καί Γεωργός. καὶ οὗτός ὁ Ῥοών, ἀδελφὸς ὢν ἡμέτερος. </text:p>
          </table:table-cell>
          <table:table-cell table:style-name="Table1.A1" office:value-type="string">
            <text:p text:style-name="P29">"Harry," said the other twin, "did we introduce ourselves? Fred and George Weasley. And this is Ron, our brother.</text:p>
          </table:table-cell>
        </table:table-row>
        <table:table-row table:style-name="TableLine2429898071104">
          <table:table-cell table:style-name="Table1.A1" office:value-type="string">
            <text:p text:style-name="P64">ε<text:span text:style-name="T16">ἰ</text:span>ς τὸ<text:span text:style-name="T16"> </text:span>καλόν.</text:p>
          </table:table-cell>
          <table:table-cell table:style-name="Table1.A1" office:value-type="string">
            <text:p text:style-name="P29"><text:s/>See you later, then. </text:p>
          </table:table-cell>
        </table:table-row>
        <table:table-row table:style-name="TableLine2429898071104">
          <table:table-cell table:style-name="Table1.A1" office:value-type="string">
            <text:p text:style-name="P64">Εἰς τὸ καλὸν καὶ ὑμεῖς, ἀπεκρίναντο ὁ Ἄρειος καὶ ὁ Ῥοών. οἱ δ’<text:span text:style-name="T16"> </text:span>ἀδελφοὶ τὸ τοῦ χωρίου θύριον συνέκλῃσαν.</text:p>
          </table:table-cell>
          <table:table-cell table:style-name="Table1.A1" office:value-type="string">
            <text:p text:style-name="P29">"Bye," said Harry and Ron. The twins slid the compartment door shut behind them. </text:p>
          </table:table-cell>
        </table:table-row>
        <table:table-row table:style-name="TableLine2429898071104">
          <table:table-cell table:style-name="Table1.A1" office:value-type="string">
            <text:p text:style-name="P64">ὁ δέ Ῥοών προπετῶς <text:span text:style-name="T16">Ἆ</text:span>ρα σ<text:span text:style-name="T16">ὺ</text:span> ὡς ἀληθῶς, ἔφη, εἴ<text:span text:style-name="T16"> </text:span>’Άρειος<text:span text:style-name="T16"> </text:span>Ποτῆρ<text:span text:style-name="T16">;</text:span></text:p>
          </table:table-cell>
          <table:table-cell table:style-name="Table1.A1" office:value-type="string">
            <text:p text:style-name="P29">"Are you really Harry Potter?" Ron blurted out. </text:p>
          </table:table-cell>
        </table:table-row>
        <table:table-row table:style-name="TableLine2429898071104">
          <table:table-cell table:style-name="Table1.A1" office:value-type="string">
            <text:p text:style-name="P65">καί κατανεύσαντος αὐτοῦ Εἶὲν, ἔφη.<text:span text:style-name="T17"> <text:s/>ἀλλ’ ἐφοβούμην μὴ ἄρα</text:span><text:span text:style-name="T16"> </text:span><text:span text:style-name="T17">Φερέδικος ἢ Γεωργός προσπαίζων ὡς ε”θος ἔλεγεν.</text:span></text:p>
          </table:table-cell>
          <table:table-cell table:style-name="Table1.A1" office:value-type="string">
            <text:p text:style-name="P29">Harry nodded. "Oh -well, I thought it might be one of Fred and George's jokes," said Ron. </text:p>
          </table:table-cell>
        </table:table-row>
        <table:table-row table:style-name="TableLine2429898071104">
          <table:table-cell table:style-name="Table1.A1" office:value-type="string">
            <text:p text:style-name="P65">καὶ ε”στι σοι ὡς<text:span text:style-name="T17"> </text:span>ἀληθῶς <text:span text:style-name="T17">... </text:span>ἐδακτυλοδείκτει γὰρ ἅμα τὸ τοῦ Ἁρείου μέτωπον.</text:p>
          </table:table-cell>
          <table:table-cell table:style-name="Table1.A1" office:value-type="string">
            <text:p text:style-name="P30">"And have you really got -- you know..."<text:span text:style-name="T17"> He pointed at Harry's forehead. </text:span></text:p>
          </table:table-cell>
        </table:table-row>
        <table:table-row table:style-name="TableLine2429898071104">
          <table:table-cell table:style-name="Table1.A1" office:value-type="string">
            <text:p text:style-name="P65">ἀφελκύσας οὖν τὸν πλόκαμον ὁ ’Ἁρειος ἔδειξεν αὐτῷ τὴν οὐλὴν<text:span text:style-name="T17"> τὴν ἀστραποειδῆ.</text:span></text:p>
          </table:table-cell>
          <table:table-cell table:style-name="Table1.A1" office:value-type="string">
            <text:p text:style-name="P30">Harry pulled back his bangs to show the lightning scar.</text:p>
          </table:table-cell>
        </table:table-row>
        <table:table-row table:style-name="TableLine2429898071104">
          <table:table-cell table:style-name="Table1.A1" office:value-type="string">
            <text:p text:style-name="P65">ἐκεῖνος δ’ ἀτενῶς βλέπων Εἶτα ὁ δεῖνα αὐτόθι...</text:p>
          </table:table-cell>
          <table:table-cell table:style-name="Table1.A1" office:value-type="string">
            <text:p text:style-name="P30">Ron stared. "So that's where You-Know-Who</text:p>
          </table:table-cell>
        </table:table-row>
        <table:table-row table:style-name="TableLine2429898071104">
          <table:table-cell table:style-name="Table1.A1" office:value-type="string">
            <text:p text:style-name="P65">Ναί, ἦ δ’ ὃς ὁ Ἄρειος. ἀλλ’ οὐ μιμνήσκομαι οὐδενός.</text:p>
          </table:table-cell>
          <table:table-cell table:style-name="Table1.A1" office:value-type="string">
            <text:p text:style-name="P30">"Yes," said Harry, "but I can't remember it." </text:p>
          </table:table-cell>
        </table:table-row>
        <text:soft-page-break/>
        <table:table-row table:style-name="TableLine2429898071104">
          <table:table-cell table:style-name="Table1.A1" office:value-type="string">
            <text:p text:style-name="P65">ἐκεῖνος δέ σπουδαίως Οὐδενός γ’ ἀμέλει, ἔφη.</text:p>
          </table:table-cell>
          <table:table-cell table:style-name="Table1.A1" office:value-type="string">
            <text:p text:style-name="P30">"Nothing?" said Ron eagerly. </text:p>
          </table:table-cell>
        </table:table-row>
        <table:table-row table:style-name="TableLine2429898071104">
          <table:table-cell table:style-name="Table1.A1" office:value-type="string">
            <text:p text:style-name="P65">Φωτός γε μὲν πολλοῦ χλωραυγοῦς γενομένου, ἄλλου δ’ οὔ.</text:p>
          </table:table-cell>
          <table:table-cell table:style-name="Table1.A1" office:value-type="string">
            <text:p text:style-name="P30">"Well -- I remember a lot of green light, but nothing else." </text:p>
          </table:table-cell>
        </table:table-row>
        <table:table-row table:style-name="TableLine2429898071104">
          <table:table-cell table:style-name="Table1.A1" office:value-type="string">
            <text:p text:style-name="P65">Οὐά, ἦ δ’ ὅς. καὶ ὀλίγον μὲν χρόνον ἠτένιζε πρὸς τὸν ’Άρειον,<text:span text:style-name="T17"> </text:span>ἔπειτα δέ ὥσπερ ὑπομνησθεὶς τότε τί δὴ ποιεῖ, εὐθὺς διὰ τὴν<text:span text:style-name="T17"> </text:span>θυρίδα πάλιν αὖ ἐθεώρει τὰ ἔξω.</text:p>
          </table:table-cell>
          <table:table-cell table:style-name="Table1.A1" office:value-type="string">
            <text:p text:style-name="P30">"Wow," said Ron. He sat and stared at Harry for a few moments, then, as though he had suddenly realized what he was doing, he looked quickly out of the window again. </text:p>
          </table:table-cell>
        </table:table-row>
        <table:table-row table:style-name="TableLine2429898071104">
          <table:table-cell table:style-name="Table1.A1" office:value-type="string">
            <text:p text:style-name="P65">ὁ δ’ Ἄρειος ὡς τὸν Ῥοῶνα οὐχ ἧττον ἀξιοχρέων ἡγούμενος ἦ<text:span text:style-name="T17"> </text:span>οὗτος αὐτόν <text:span text:style-name="T17">Ἦ</text:span> μάγοι, ἔφη, πάντες οἱ παρὰ σοὶ ἐν τῷ γένει<text:span text:style-name="T17">; </text:span></text:p>
          </table:table-cell>
          <table:table-cell table:style-name="Table1.A1" office:value-type="string">
            <text:p text:style-name="P30">"Are all your family wizards?" asked Harry, who found Ron just as interesting as Ron found him. </text:p>
          </table:table-cell>
        </table:table-row>
        <table:table-row table:style-name="TableLine2429898071104">
          <table:table-cell table:style-name="Table1.A1" office:value-type="string">
            <text:p text:style-name="P65">Πάντες γε, ὡς ε”μοιγε δοκεῖ, πλὴν ἀλλ’ ε”στιν οἶμαι τῇ μητρὶ<text:span text:style-name="T17"> </text:span>ἀνεψιαδοῦς τις λογιστὴς ὤν. λόγον δὲ περὶ τούτου οὐ ποιούμεθα<text:span text:style-name="T17"> </text:span>οὐδέποτε.</text:p>
          </table:table-cell>
          <table:table-cell table:style-name="Table1.A1" office:value-type="string">
            <text:p text:style-name="P30">"Er -- Yes, I think so," said Ron. "I think Mom's got a second cousin who's an accountant, but we never talk about him."</text:p>
          </table:table-cell>
        </table:table-row>
        <table:table-row table:style-name="TableLine2429898071104">
          <table:table-cell table:style-name="Table1.A1" office:value-type="string">
            <text:p text:style-name="P65">Πόλλ’ οὖν ἥδη περὶ τῆς μαγικῆς μεμάθηκας, ὡς ἔοικεν.</text:p>
          </table:table-cell>
          <table:table-cell table:style-name="Table1.A1" office:value-type="string">
            <text:p text:style-name="P30">"So you must know loads of magic already." </text:p>
          </table:table-cell>
        </table:table-row>
        <table:table-row table:style-name="TableLine2429898071104">
          <table:table-cell table:style-name="Table1.A1" office:value-type="string">
            <text:p text:style-name="P65">ἐνόμιζε γὰρ δήπου τοὺς Εὐισηλίους τῶν ἀρχαίων γενῶν ἐκείνων<text:span text:style-name="T17"> εἶναι τῶν μαγικῶν οἵων ὁ ἐν τῷ Στενωπῴ Διάγοντι νεανίσκος ὁ ὑπωχρὸς μνείαν ἐποιήσατο.</text:span></text:p>
          </table:table-cell>
          <table:table-cell table:style-name="Table1.A1" office:value-type="string">
            <text:p text:style-name="P30">The Weasleys were clearly one of those old wizarding families the pale boy in Diagon Alley had talked about.</text:p>
          </table:table-cell>
        </table:table-row>
        <table:table-row table:style-name="TableLine2429898071104">
          <table:table-cell table:style-name="Table1.A1" office:value-type="string">
            <text:p text:style-name="P65">Ἀλλ’ ἥκουσα σὲ συνοικήσαντα Μυγάλοις, ἦ δ’ ὃς ὁ Ῥοών.</text:p>
          </table:table-cell>
          <table:table-cell table:style-name="Table1.A1" office:value-type="string">
            <text:p text:style-name="P30">"I heard you went to live with Muggles," said Ron.</text:p>
          </table:table-cell>
        </table:table-row>
        <table:table-row table:style-name="TableLine2429898071104">
          <table:table-cell table:style-name="Table1.A1" office:value-type="string">
            <text:p text:style-name="P65">ποῖοί<text:span text:style-name="T17"> </text:span>εἷσιν<text:span text:style-name="T17">;</text:span></text:p>
          </table:table-cell>
          <table:table-cell table:style-name="Table1.A1" office:value-type="string">
            <text:p text:style-name="P30">"What are they like?"</text:p>
          </table:table-cell>
        </table:table-row>
        <table:table-row table:style-name="TableLine2429898071104">
          <table:table-cell table:style-name="Table1.A1" office:value-type="string">
            <text:p text:style-name="P65">“Όποιοι,’ βδελυρώτατοι ὡς ἐπὶ τὸ πολύ. τοιοῦτοι γοῦν ὁ θεῖος<text:span text:style-name="T17"> </text:span>ἐμοῦ καί ἡ τηθὶς καὶ ὁ ἀνέψιος. εἴθε<text:span text:style-name="T17"> </text:span>τρεῖς εἶχον ἀδελφοὺς κᾶγωγε<text:span text:style-name="T17"> </text:span>μάγους ὄντας.</text:p>
          </table:table-cell>
          <table:table-cell table:style-name="Table1.A1" office:value-type="string">
            <text:p text:style-name="P30">"Horrible -well, not all of them. My aunt and uncle and cousin are, though. Wish I'd had three wizard brothers." </text:p>
          </table:table-cell>
        </table:table-row>
        <table:table-row table:style-name="TableLine2429898071104">
          <table:table-cell table:style-name="Table1.A1" office:value-type="string">
            <text:p text:style-name="P65">Πέντε μὲν οὖν. τοῦτ’ εἶπεν ὁ Ῥοιὺν οὐκ οἶδ’ ὅπως σκυθρωπάζων<text:span text:style-name="T17"> τι. ’Έκτος γὰρ ἐγὼ ἐκ τῶν ἡμετέρων πρὸς Ὑργοήτου εἶμι.</text:span></text:p>
          </table:table-cell>
          <table:table-cell table:style-name="Table1.A1" office:value-type="string">
            <text:p text:style-name="P30">"Five," said Ron. For some reason, he was looking gloomy. "I'm the sixth in our family to go to<text:span text:style-name="T17"> <text:s/>Hogwarts. </text:span></text:p>
          </table:table-cell>
        </table:table-row>
        <table:table-row table:style-name="TableLine2429898071104">
          <table:table-cell table:style-name="Table1.A1" office:value-type="string">
            <text:p text:style-name="P12">ἀλλὰ νὴ<text:span text:style-name="T17"> </text:span>Δία ἀνάγκη ἁμιλλᾶσθαι πρὸς αὐτούς. </text:p>
          </table:table-cell>
          <table:table-cell table:style-name="Table1.A1" office:value-type="string">
            <text:p text:style-name="P30"><text:span text:style-name="T17">You could say I've got a lot to live up to. </text:span></text:p>
          </table:table-cell>
        </table:table-row>
        <table:table-row table:style-name="TableLine2429898071104">
          <table:table-cell table:style-name="Table1.A1" office:value-type="string">
            <text:p text:style-name="P13">ὁ γὰρ Γουλιέλμος καὶ ὁ<text:span text:style-name="T17"> Κάρολος ἤδη ἀποίχονται ἀπὸ τοῦ παιδευτηρίου ἐφηβεύσαντες·</text:span><text:span text:style-name="T18"> ἐκεῖνος μὲν γὰρ σχολάρχης ἦν, οὗτος δέ λοχαγέτης τῆς ι’καροσφαιρικῆς.</text:span></text:p>
          </table:table-cell>
          <table:table-cell table:style-name="Table1.A1" office:value-type="string">
            <text:p text:style-name="P31"><text:span text:style-name="T17">Bill and Charlie have already left -- Bill was head boy and Charlie was captain of Quidditch.</text:span></text:p>
          </table:table-cell>
        </table:table-row>
        <table:table-row table:style-name="TableLine2429898071104">
          <table:table-cell table:style-name="Table1.A1" office:value-type="string">
            <text:p text:style-name="P66">καὶ νῦν δὴ ὁ Περσεύς πρύτανίς ἐστιν. </text:p>
          </table:table-cell>
          <table:table-cell table:style-name="Table1.A1" office:value-type="string">
            <text:p text:style-name="P31">Now Percy's a prefect. </text:p>
          </table:table-cell>
        </table:table-row>
        <table:table-row table:style-name="TableLine2429898071104">
          <table:table-cell table:style-name="Table1.A1" office:value-type="string">
            <text:p text:style-name="P66">ὁ δ<text:span text:style-name="T18"> α</text:span>ὖ Φερέδικος καῖ ὁ<text:span text:style-name="T18"> Γεωργὸς πολλὰ μὲν </text:span><text:soft-page-break/><text:span text:style-name="T18">πράγματα παρέχουσι, βαθμούς δ ’ ὅμως φέρονται παμπόλλους, καί πάντες σοφοὺς αὐτοὺς νομίζουσι καὶ πάνυ </text:span>ψυχαγωγικούς. </text:p>
          </table:table-cell>
          <table:table-cell table:style-name="Table1.A1" office:value-type="string">
            <text:p text:style-name="P31">Fred and George mess around a lot, but they still <text:soft-page-break/>get really good marks<text:span text:style-name="T18"> and everyone thinks they're really funny.</text:span></text:p>
          </table:table-cell>
        </table:table-row>
        <table:table-row table:style-name="TableLine2429898071104">
          <table:table-cell table:style-name="Table1.A1" office:value-type="string">
            <text:p text:style-name="P66">καὶ πᾶς τις ἐλπίζει με ταῦτὰ εὖ πράξειν τοῖς<text:span text:style-name="T18"> </text:span>ἑτέροις. ἀλλ’ εἴγ’ ἄρα εὖ πράξαιμι, οὐκ ἀξιόλογον οὐδὲ τοῦτ’ ἂν εἴη<text:span text:style-name="T18"> </text:span>ἐκείνων φθάσαντων. </text:p>
          </table:table-cell>
          <table:table-cell table:style-name="Table1.A1" office:value-type="string">
            <text:p text:style-name="P31">Everyone expects me to do as well as the others, but if I do, it's no big deal, because they did it first. </text:p>
          </table:table-cell>
        </table:table-row>
        <table:table-row table:style-name="TableLine2429898071104">
          <table:table-cell table:style-name="Table1.A1" office:value-type="string">
            <text:p text:style-name="P66">καί οῦκ ἔξεστι δέχεσθαι καινὸν οὐδέν.</text:p>
          </table:table-cell>
          <table:table-cell table:style-name="Table1.A1" office:value-type="string">
            <text:p text:style-name="P31">You never get anything new, either, with five brothers.</text:p>
          </table:table-cell>
        </table:table-row>
        <table:table-row table:style-name="TableLine2429898071104">
          <table:table-cell table:style-name="Table1.A1" office:value-type="string">
            <text:p text:style-name="P66">ὥστ’<text:span text:style-name="T18"> ἔ</text:span>χω τὸν μὲν τρίβωνα τὸν Γουλιέλμου παλαιὸν διαδεξάμενος, τὴν δέ<text:span text:style-name="T18"> </text:span>ῥάβδον τὴν Καρόλου παλαιάν, τὸν δ’ αὖ μῦν τὸν πάλαι τοῦ Περσέως<text:span text:style-name="T18"> </text:span>ὄντα.</text:p>
          </table:table-cell>
          <table:table-cell table:style-name="Table1.A1" office:value-type="string">
            <text:p text:style-name="P31">I've got Bill's old robes, Charlie's old wand, and Percy's old rat."</text:p>
          </table:table-cell>
        </table:table-row>
        <table:table-row table:style-name="TableLine2429898071104">
          <table:table-cell table:style-name="Table1.A1" office:value-type="string">
            <text:p text:style-name="P66">καὶ ἐκ κόλπου ε”λαβε μῦν παχὺν καί σποδοειδῆ. ὁ δ’ ἐκάθευδεν.</text:p>
          </table:table-cell>
          <table:table-cell table:style-name="Table1.A1" office:value-type="string">
            <text:p text:style-name="P31">Ron reached inside his jacket and pulled out a fat gray rat, which was asleep.</text:p>
          </table:table-cell>
        </table:table-row>
        <table:table-row table:style-name="TableLine2429898071104">
          <table:table-cell table:style-name="Table1.A1" office:value-type="string">
            <text:p text:style-name="P66">’Όνομά ἐστιν αὐτῷ Σκάβρος - τοῦτο γὰρ ἴσον δύναται ῥωμαϊστὶ<text:span text:style-name="T18"> </text:span>τῷ Ψωραλέος. ἄχρηστος δ’ οῦν ἐστὶν ἅτε οὔποθ’ ὡς εἰπεῖν ἐγρη-γορώς.</text:p>
          </table:table-cell>
          <table:table-cell table:style-name="Table1.A1" office:value-type="string">
            <text:p text:style-name="P31">"His name's Scabbers and he's useless, he hardly ever wakes up. </text:p>
          </table:table-cell>
        </table:table-row>
        <table:table-row table:style-name="TableLine2429898071104">
          <table:table-cell table:style-name="Table1.A1" office:value-type="string">
            <text:p text:style-name="P66">ὁ γὰρ πατὴρ τῷ μὲν καλῴ Περσεῖ γλαῦκ’ ἐπρίατο πρύτανει<text:span text:style-name="T18"> </text:span>γεγενημένῳ, ἐμοὶ δὲ ἔδωκε τὸν Σκάβρον, χρήματα γάρ...<text:span text:style-name="T18"> </text:span></text:p>
          </table:table-cell>
          <table:table-cell table:style-name="Table1.A1" office:value-type="string">
            <text:p text:style-name="P31">Percy got an owl from my dad for being made a prefect, but they couldn't aff -- I mean, I got Scabbers instead." </text:p>
          </table:table-cell>
        </table:table-row>
        <table:table-row table:style-name="TableLine2429898071104">
          <table:table-cell table:style-name="Table1.A1" office:value-type="string">
            <text:p text:style-name="P67">καὶ τότ’ ἂν εἶδες αὐτὸν ἐρυθριῶντά τε τὰ ὦτα - ἐλογίζετο γὰρ<text:span text:style-name="T18"> </text:span>ὅτι πλείω εἴρηκε τοῦ δέοντος - καὶ ἅμ’ ἀτενίζοντα πάλιν διὰ<text:span text:style-name="T18"> </text:span>θυρίδος.</text:p>
          </table:table-cell>
          <table:table-cell table:style-name="Table1.A1" office:value-type="string">
            <text:p text:style-name="P32">Ron's ears went pink. He seemed to think he'd said too much, because he went back to staring out of the window. </text:p>
          </table:table-cell>
        </table:table-row>
        <table:table-row table:style-name="TableLine2429898071104">
          <table:table-cell table:style-name="Table1.A197" office:value-type="string">
            <text:p text:style-name="P67">’Άρειος δ’ οὐδὲν ἐπετίμα τῷ πατρὶ αὐτοῦ ὅτι γλαῦκ’ οὐχ ἱκανός<text:span text:style-name="T18"> </text:span>ἦν ὠνεῖσθαι. χρημάτων γὰρ αὐτὸς οὐδέποτε μεταλαβεῖν πρὶν τὰ<text:span text:style-name="T18"> </text:span>προσφάτως κεκτημένα κατέσχεν. εἰπὼν οῦν ὅπως οὐ μόνον ἔδει<text:span text:style-name="T18"> </text:span>αὐτὸν τὰ σαθρὰ ἱμάτια ἀεὶ φορεῖν ἅπερ ἂν ὁ Δούδλιος<text:span text:style-name="T18"> </text:span>ἀπορρίπτοι,<text:span text:style-name="T18"> </text:span>ἀλλὰ καὶ οὐδέποτε δῶρα ἐδέξατο τὰ γενέθλια ἄγων, ἐποιήσατο τὸν<text:span text:style-name="T18"> </text:span>Ῥοὼνα θαρρεῖν τι.</text:p>
          </table:table-cell>
          <table:table-cell table:style-name="Table1.A197" office:value-type="string">
            <text:p text:style-name="P32">Harry didn't think there was anything wrong with not being able to afford an owl. After all, he'd never had any money in his life until a month ago, and he told Ron so, all about having to wear Dudley's old clothes and never getting proper birthday presents. This seemed to cheer Ron up.</text:p>
          </table:table-cell>
        </table:table-row>
        <table:table-row table:style-name="TableLine2429898071104">
          <table:table-cell table:style-name="Table1.A1" office:value-type="string">
            <text:p text:style-name="P67">ἀναλαβὼν δέ Οὐδὲν ἄρα συνῄδη ἐμαυτῷ μάγῳ ὄντι, οὐδ’ αὖ<text:span text:style-name="T18"> </text:span>ε”μαθον οὐδὲν οὔτε περὶ τῶν γονέων οὔτε περὶ τοῦ Φολιδομορτοῦ...</text:p>
          </table:table-cell>
          <table:table-cell table:style-name="Table1.A1" office:value-type="string">
            <text:p text:style-name="P32">"... and until Hagrid told me, I didn't know anything about being a wizard or about my parents or Voldemort" </text:p>
          </table:table-cell>
        </table:table-row>
        <table:table-row table:style-name="TableLine2429898071104">
          <table:table-cell table:style-name="Table1.A1" office:value-type="string">
            <text:p text:style-name="P68">κεχηνότος δ’ ἐκείνου Τί δέ δή<text:span text:style-name="T20">;</text:span> ἔφη.</text:p>
          </table:table-cell>
          <table:table-cell table:style-name="Table1.A1" office:value-type="string">
            <text:p text:style-name="P33">Ron gasped. "What?" said Harry. </text:p>
          </table:table-cell>
        </table:table-row>
        <table:table-row table:style-name="TableLine2429898071104">
          <table:table-cell table:style-name="Table1.A1" office:value-type="string">
            <text:p text:style-name="P68">Ἀλλὰ τοῦνομα τὸ τοῦ δεῖνα εἶπας, ἦ δ’ ὃς ὁ Ῥοών’ ἐδόκει γὰρ<text:span text:style-name="T18"> </text:span>ἐκπεπλῆχθαι μέν, θαυμάζειν δ’ ὅμως.<text:span text:style-name="T20"> <text:s/></text:span><text:soft-page-break/><text:span text:style-name="T20">Καὶ γὰρ ἐνόμισα ἂν σέ γε, εἴ</text:span><text:span text:style-name="T18"> </text:span><text:span text:style-name="T20">τιν’ ἄλλον...</text:span></text:p>
          </table:table-cell>
          <table:table-cell table:style-name="Table1.A1" office:value-type="string">
            <text:p text:style-name="P33">"You said You-Know-Who's name!" said Ron, sounding both shocked and impressed. "I'd have <text:soft-page-break/>thought you, of all people --"</text:p>
          </table:table-cell>
        </table:table-row>
        <table:table-row table:style-name="TableLine2429898071104">
          <table:table-cell table:style-name="Table1.A1" office:value-type="string">
            <text:p text:style-name="P68">ὁ δ’ <text:span text:style-name="T20">Ἅ</text:span>ρειος Ἀλλ’ οὐκ ἐθέλω, ἔφη, τὴν ἀνδρείαν προσποιεῖσθαι<text:span text:style-name="T18"> </text:span>τοῦνομα λέγων. ἁπλῶς δ’ οὐκ ε”μαθον ὅτι οὗ πρέπει. οὔκουν συνίης<text:span text:style-name="T18"> </text:span>ὧν λέγω,’ πολλὰ γὰρ ε”στιν ἃ δεῖ με μαθεῖν. οὐδέν γὰρ ἂν θαυμάζοιμι<text:span text:style-name="T18"> </text:span>ει’ ἀποβήσομαι τέλεον χείριστος ὢν τῶν μετ’ ἐμοῦ μαθητῶν. τούτου<text:span text:style-name="T18"> </text:span>γὰρ ἕνεκα διὰ μακροῦ ἤδη πάνυ λυπούμενος νῦν δὴ τὸ πρῶτον<text:span text:style-name="T18"> </text:span>ὡμολόγησεν.</text:p>
          </table:table-cell>
          <table:table-cell table:style-name="Table1.A1" office:value-type="string">
            <text:p text:style-name="P33">"I'm not trying to be brave or anything, saying the name," said Harry, I just never knew you shouldn't. See what I mean? I've got loads to learn.... I bet," he added, voicing for the first time something that had been worrying him a lot lately, "I bet I'm the worst in the class." </text:p>
          </table:table-cell>
        </table:table-row>
        <table:table-row table:style-name="TableLine2429898071104">
          <table:table-cell table:style-name="Table1.A1" office:value-type="string">
            <text:p text:style-name="P68">ὁ δέ Ῥοών Οὐδαμῶς, ἔφη. πολλοὶ γάρ τοι Μυγαλίων ἐκ γενῶν<text:span text:style-name="T18"> </text:span>γενόμενοι ὡς τάχιστα μεμαθήκασιν ἃ δεῖ.</text:p>
          </table:table-cell>
          <table:table-cell table:style-name="Table1.A1" office:value-type="string">
            <text:p text:style-name="P33">"You won't be. There's loads of people who come from Muggle families and they learn quick enough." </text:p>
          </table:table-cell>
        </table:table-row>
        <table:table-row table:style-name="TableLine2429898071104">
          <table:table-cell table:style-name="Table1.A1" office:value-type="string">
            <text:p text:style-name="P68">ἐν δ’ ᾧ διελέγοντο ἡ ἁμαξοστοιχία ἀπεκόμιζεν<text:span text:style-name="T18"> </text:span>αὐτοὺς ἐκτὸς τοῦ<text:span text:style-name="T18"> </text:span>Λονδίνου.</text:p>
          </table:table-cell>
          <table:table-cell table:style-name="Table1.A1" office:value-type="string">
            <text:p text:style-name="P33">While they had been talking, the train had carried them out of London.</text:p>
          </table:table-cell>
        </table:table-row>
        <table:table-row table:style-name="TableLine2429898071104">
          <table:table-cell table:style-name="Table1.A1" office:value-type="string">
            <text:p text:style-name="P68">ἐτάχυνε γὰρ ἤδη παρὰ λειμῶνας ἐν οῖς ἔβοσκον βόες<text:span text:style-name="T18"> </text:span>τε πολλοὶ καί πρόβατα.</text:p>
          </table:table-cell>
          <table:table-cell table:style-name="Table1.A1" office:value-type="string">
            <text:p text:style-name="P33">Now they were speeding past fields full of cows and sheep.</text:p>
          </table:table-cell>
        </table:table-row>
        <table:table-row table:style-name="TableLine2429898071104">
          <table:table-cell table:style-name="Table1.A1" office:value-type="string">
            <text:p text:style-name="P68">καί οἱ παῖδες διὰ μακροῦ σιωπῇ διὰ<text:span text:style-name="T18"> </text:span>θυρίδος ἔβλεπον πρὸς τούς τε λειμῶνας καί τὰς ὁδοὺς κατὰ τάχος<text:span text:style-name="T18"> </text:span>παραφερόμενοι.</text:p>
          </table:table-cell>
          <table:table-cell table:style-name="Table1.A1" office:value-type="string">
            <text:p text:style-name="P33">They were quiet for a time, watching the fields and lanes flick past.</text:p>
          </table:table-cell>
        </table:table-row>
        <table:table-row table:style-name="TableLine2429898071104">
          <table:table-cell table:style-name="Table1.A1" office:value-type="string">
            <text:p text:style-name="P68">ἐκ δέ μεσημβρίας ψόφον ἥκουσαν μέγαν· γυνὴ γάρ τις - γελάσματα δέ παρεῖχε πολλὰ διὰ τὸ ἄγαν διακεῖσθαι πρὸς τὸ μειδιᾶν - τὸ<text:span text:style-name="T18"> </text:span>θύριον ἀνοίξασα <text:span text:style-name="T20">Ὦ</text:span> φίλτατοι, ἔφη, ἆρα χρῄζετε ἐδωδίμου τινὸς ἀπὸ<text:span text:style-name="T18"> </text:span>τοῦ ἀμαξίου,<text:span text:style-name="T18"> </text:span>καὶ ὁ μὲν Ἄρειος ὡς οὐκ ἀριστήσας ἀνεπήδησεν εὐθύς, ὁ δέ<text:span text:style-name="T18"> </text:span>Ῥοὼν μάλ’ αὖθις<text:span text:style-name="T18"> </text:span>ἠρυθριακὼς ἐτονθόρυζέ τι λέγων ὅτι αὐταρκής<text:span text:style-name="T18"> </text:span>ἐστι ψωμούς ἔχων. ἐκεῖνος δ’ εἷς διαδρομὴν ἐξῆλθεν.<text:span text:style-name="T18"> </text:span></text:p>
          </table:table-cell>
          <table:table-cell table:style-name="Table1.A1" office:value-type="string">
            <text:p text:style-name="P34">Around half past twelve there was a great clattering outside in the corridor and a smiling, dimpled woman slid back their door and said, "Anything off the cart, dears?" Harry, who hadn't had any breakfast, leapt to his feet, but Ron's ears went pink again and he muttered that he'd brought sandwiches. Harry went out into the corridor. </text:p>
          </table:table-cell>
        </table:table-row>
        <table:table-row table:style-name="TableLine2429898071104">
          <table:table-cell table:style-name="Table1.A1" office:value-type="string">
            <text:p text:style-name="P69">διατρίβων μὲν γὰρ παρὰ τοῖς Δουρσλείοις οὐδέποτε χρήματ’<text:span text:style-name="T18"> </text:span>εἶχεν εἰς νώγαλα ἀναλώσων. νυνὶ δὲ πολὺ ε”χων ἐν κόλπῳ ἀργύριον<text:span text:style-name="T18"> </text:span>τε καί χρυσίον, ἱκανὸς ἦν πρίασθαι τόσα πλακία σοκολάτης ὅσ’<text:span text:style-name="T18"> </text:span>ἐδύνατο φέρειν. μάλιστ’ ἐγλίχετο τῶν πλακίων τῶν ἀπὸ τοῦ<text:span text:style-name="T18"> </text:span>’Άρεως<text:span text:style-name="T18"> </text:span>ἐπωνομασμένων, ὧν οἱ νῦν Μάρς καλοῦσιν.</text:p>
          </table:table-cell>
          <table:table-cell table:style-name="Table1.A1" office:value-type="string">
            <text:p text:style-name="P34">He had never had any money for candy with the Dursleys, and now that he had pockets rattling with gold and silver he was ready to buy as many Mars Bars as he could carry -- but the woman didn't have Mars Bars.</text:p>
          </table:table-cell>
        </table:table-row>
        <table:table-row table:style-name="TableLine2429898071104">
          <table:table-cell table:style-name="Table1.A1" office:value-type="string">
            <text:p text:style-name="P69"><text:span text:style-name="T21">ἀ</text:span>λλὰ ταῦτα μὲν ἐκείνη οὐκ εἶχεν, ὅμως δέ προῦτεινε τάδε· τούς<text:span text:style-name="T18"> </text:span>τε Βερτίου Βότου κυάμους παντογευστοὺς καὶ τὸ Δρούβλου κόμμι<text:span text:style-name="T18"> </text:span>τὸ πρὸς <text:soft-page-break/>πομφόλυγας ἄριστον καὶ τοὺς βατράχους<text:span text:style-name="T18"> </text:span>σοκολατίνους καὶ<text:span text:style-name="T18"> </text:span>τὰς μάζας κολοκυνθίνας καὶ τούς πλακοῦντας λεβητοειδεῖς καὶ τὰς<text:span text:style-name="T18"> </text:span>ῥάβδους γλυκορριζίνους καί δὴ καὶ πολλὰ καὶ ἄλλα καινὰ ὄντα οἷα<text:span text:style-name="T18"> </text:span>οὔπω ἀνὰ τὸν βίον ἑωράκει.</text:p>
          </table:table-cell>
          <table:table-cell table:style-name="Table1.A1" office:value-type="string">
            <text:p text:style-name="P34">What she did have were Bettie Bott's Every Flavor Beans, Drooble's Best Blowing Gum, Chocolate Frogs. Pumpkin Pasties, Cauldron Cakes, Licorice Wands, and a number of other strange things Harry <text:soft-page-break/>had never seen in his life.</text:p>
          </table:table-cell>
        </table:table-row>
        <table:table-row table:style-name="TableLine2429898071104">
          <table:table-cell table:style-name="Table1.A1" office:value-type="string">
            <text:p text:style-name="P69">φοβούμενος δ’ ἀπολείπεσθαί τινων,<text:span text:style-name="T18"> </text:span>ἐπρίατο ἐξ ἁπάντων, ἀποδοὺς τῇ γυναικὶ ἕνδεκα ζάγκλας ἀργυρᾶς<text:span text:style-name="T18"> </text:span>καὶ ἑπτὰ κονίδας χαλκᾶς.</text:p>
          </table:table-cell>
          <table:table-cell table:style-name="Table1.A1" office:value-type="string">
            <text:p text:style-name="P34">Not wanting to miss anything, he got some of everything and paid the woman eleven silver Sickles and seven bronze Knuts. </text:p>
          </table:table-cell>
        </table:table-row>
        <table:table-row table:style-name="TableLine2429898071104">
          <table:table-cell table:style-name="Table1.A1" office:value-type="string">
            <text:p text:style-name="P70">ὁ δέ Ῥοὼν ὀξὺ δεδορκὼς πρὸς αὐτὸν πάντα κομίσαντα εἷς τὸ<text:span text:style-name="T18"> </text:span>χωρίον καὶ ἐπὶ δίφρου σωρεύσαντα Ἠ πεινᾲς; ἔφη.</text:p>
          </table:table-cell>
          <table:table-cell table:style-name="Table1.A1" office:value-type="string">
            <text:p text:style-name="P35">Ron stared as Harry brought it all back in to the compartment and tipped it onto an empty seat. "Hungry, are you?"</text:p>
          </table:table-cell>
        </table:table-row>
        <table:table-row table:style-name="TableLine2429898071104">
          <table:table-cell table:style-name="Table1.A1" office:value-type="string">
            <text:p text:style-name="P70">ὁ δέ Κοιλογάστωρ μὲν οὖν εἶμί, ἔφη δήξας μέγα τι ἀπὸ μάζης<text:span text:style-name="T18"> </text:span>κολοκυνθίνης.</text:p>
          </table:table-cell>
          <table:table-cell table:style-name="Table1.A1" office:value-type="string">
            <text:p text:style-name="P35">"Starving," said Harry, taking a large bite out of a pumpkin pasty. </text:p>
          </table:table-cell>
        </table:table-row>
        <table:table-row table:style-name="TableLine2429898071104">
          <table:table-cell table:style-name="Table1.A1" office:value-type="string">
            <text:p text:style-name="P70">ὁ μέντοι Ῥοών σακίδιον λαβὼν ἀνέπτυξεν.</text:p>
          </table:table-cell>
          <table:table-cell table:style-name="Table1.A1" office:value-type="string">
            <text:p text:style-name="P35">Ron had taken out a lumpy package and unwrapped it.</text:p>
          </table:table-cell>
        </table:table-row>
        <table:table-row table:style-name="TableLine2429898071104">
          <table:table-cell table:style-name="Table1.A1" office:value-type="string">
            <text:p text:style-name="P70">ἐνῆσαν δέ<text:span text:style-name="T18"> </text:span>τέτταρες ψωμοί, οἷον οἱ νῦν σαντούϊτς καλοῦσιν.</text:p>
          </table:table-cell>
          <table:table-cell table:style-name="Table1.A1" office:value-type="string">
            <text:p text:style-name="P35">There were four sandwiches inside.</text:p>
          </table:table-cell>
        </table:table-row>
        <table:table-row table:style-name="TableLine2429898071104">
          <table:table-cell table:style-name="Table1.A1" office:value-type="string">
            <text:p text:style-name="P70">ἕνα δ’ ἐξετάσας<text:span text:style-name="T18"> </text:span>Αὕτη ἐπιλανθάνεται ἀεί μου οὐ ῥᾳδίως φέροντος τὰ κρέα βόεια<text:span text:style-name="T18"> </text:span>ταριχευτά.</text:p>
          </table:table-cell>
          <table:table-cell table:style-name="Table1.A1" office:value-type="string">
            <text:p text:style-name="P35">He pulled one of them apart and said, "She always forgets I don't like corned beef." </text:p>
          </table:table-cell>
        </table:table-row>
        <table:table-row table:style-name="TableLine2429898071104">
          <table:table-cell table:style-name="Table1.A1" office:value-type="string">
            <text:p text:style-name="P70">Ἆρα θέλεις μεταλαβεῖν τοῦδε ἀντ’ ἐκείνου, ἦ δ’ ὃς ὁ <text:span text:style-name="T22">Ἅ</text:span>ρειος<text:span text:style-name="T18"> </text:span>μᾶζαν ἀποδείξας. λαβὲ δῆτα...</text:p>
          </table:table-cell>
          <table:table-cell table:style-name="Table1.A1" office:value-type="string">
            <text:p text:style-name="P35">"Swap you for one of these," said Harry, holding up a pasty. "Go on --"</text:p>
          </table:table-cell>
        </table:table-row>
        <table:table-row table:style-name="TableLine2429898071104">
          <table:table-cell table:style-name="Table1.A1" office:value-type="string">
            <text:p text:style-name="P70">Ἀλλὰ τοῦτό γε οὐχ ἡδέως ἔχει, σαπρὸν γενόμενον. ἡμεῖς γὰρ<text:span text:style-name="T18"> </text:span>πέντε ὄντες ἀπασχολοῦμεν αὐτήν. τοῦτο δ’ εἶπεν ὡς πρόφασιν<text:span text:style-name="T18"> </text:span>ἐνδιδοὺς τῇ μητρί.</text:p>
          </table:table-cell>
          <table:table-cell table:style-name="Table1.A1" office:value-type="string">
            <text:p text:style-name="P35">"You don't want this, it's all dry," said Ron. "She hasn't got much time," he added quickly, "you know, with five of us."</text:p>
          </table:table-cell>
        </table:table-row>
        <table:table-row table:style-name="TableLine2429898071104">
          <table:table-cell table:style-name="Table1.A1" office:value-type="string">
            <text:p text:style-name="P70">ὁ δ’ Ἄρειος Φέρε δή, ἔφη, μᾶζαν λαβέ. πρότερον γὰρ οὐκ εἶχεν<text:span text:style-name="T18"> οὐδέν ο</text:span><text:span text:style-name="T22">ἷ</text:span><text:span text:style-name="T18">ον μεταδιδοίη, οὐδ’ αὖ οὐδένα ὅτῳ καὶ διδοίη.</text:span></text:p>
          </table:table-cell>
          <table:table-cell table:style-name="Table1.A1" office:value-type="string">
            <text:p text:style-name="P35">"Go on, have a pasty," said Harry, who had never had anything to share before or, indeed, anyone to share it with.</text:p>
          </table:table-cell>
        </table:table-row>
        <table:table-row table:style-name="TableLine2429898071104">
          <table:table-cell table:style-name="Table1.A1" office:value-type="string">
            <text:p text:style-name="P70">ἠγάπα<text:span text:style-name="T18"> </text:span>οὖν ἐκεῖ καθήμενός τε μετὰ τοῦ Ῥοῶνος καὶ ἐσθίων μετ’ αὐτοῦ<text:span text:style-name="T18"> </text:span>τάς τε μάζας ἁπάσας καὶ τοὺς πλακοῦντας ἅπαντας.<text:span text:style-name="T22"> τοὺς δέ</text:span><text:span text:style-name="T18"> </text:span><text:span text:style-name="T22">ψωμοὺς χαίρειν εἴασαν.</text:span></text:p>
          </table:table-cell>
          <table:table-cell table:style-name="Table1.A1" office:value-type="string">
            <text:p text:style-name="P35">It was a nice feeling, sitting there with Ron, eating their way through all Harry's pasties, cakes, and candies (the sandwiches lay forgotten). </text:p>
          </table:table-cell>
        </table:table-row>
        <table:table-row table:style-name="TableLine2429898071104">
          <table:table-cell table:style-name="Table1.A1" office:value-type="string">
            <text:p text:style-name="P70">Ἀλλ’ εἶπέ μοι, τάδε τί ἐστίν, ἔφη, ἀποδεικνὺς τοὺς βατράχους<text:span text:style-name="T18"> </text:span>τοὺς σοκολατίνους.</text:p>
          </table:table-cell>
          <table:table-cell table:style-name="Table1.A1" office:value-type="string">
            <text:p text:style-name="P35">"What are these?" Harry asked Ron, holding up a pack of Chocolate Frogs. </text:p>
          </table:table-cell>
        </table:table-row>
        <table:table-row table:style-name="TableLine2429898071104">
          <table:table-cell table:style-name="Table1.A1" office:value-type="string">
            <text:p text:style-name="P70">οὐ γὰρ δήπου ὡς ἀληθῶς εἶσὶ βάτραχοι,· ἐνεννόει<text:span text:style-name="T18"> </text:span><text:soft-page-break/>γὰρ ὅτι οὐδὲν ἀδύνατον ἄρ’ ἔσται.</text:p>
          </table:table-cell>
          <table:table-cell table:style-name="Table1.A1" office:value-type="string">
            <text:p text:style-name="P35">"They're not really frogs, are they?" He was starting to feel that nothing would surprise him.</text:p>
          </table:table-cell>
        </table:table-row>
        <table:table-row table:style-name="TableLine2429898071104">
          <table:table-cell table:style-name="Table1.A1" office:value-type="string">
            <text:p text:style-name="P70">Οὐδαμῶς, ἔφη ὁ Ῥοών. ἀλλὰ τὸ δελτίον εὑρέ μοι ποῖόν ἐστιν. ἐγὼ<text:span text:style-name="T18"> </text:span>γὰρ τὸν Ἀγρίππαν οὐκ ἔχω.</text:p>
          </table:table-cell>
          <table:table-cell table:style-name="Table1.A1" office:value-type="string">
            <text:p text:style-name="P35">"No," said Ron. "But see what the card is. I'm missing Agrippa."</text:p>
          </table:table-cell>
        </table:table-row>
        <table:table-row table:style-name="TableLine2429898071104">
          <table:table-cell table:style-name="Table1.A1" office:value-type="string">
            <text:p text:style-name="P70">Τί φῄς;</text:p>
          </table:table-cell>
          <table:table-cell table:style-name="Table1.A1" office:value-type="string">
            <text:p text:style-name="P35">"What?"</text:p>
          </table:table-cell>
        </table:table-row>
        <table:table-row table:style-name="TableLine2429898071104">
          <table:table-cell table:style-name="Table1.A1" office:value-type="string">
            <text:p text:style-name="P71">Τόδε γὰρ ἀγνοεῖς δήπου· τοῖς σοκολατίνοις βατράχοις ε”νεστι<text:span text:style-name="T18"> </text:span>δελτία τινὰ ἃ οἶ παῖδες ξυλλέγειν σπουδάζουσι, φαρμακέων τε καὶ<text:span text:style-name="T18"> </text:span>φαρμακίδων εὐδοκίμων εἰκόνας παρέχοντα.<text:span text:style-name="T23"> και πεντακόσια μὲν</text:span><text:span text:style-name="T18"> </text:span><text:span text:style-name="T23">ε”χων οὔ κέκτημαι οὔτε τὸν Ἀγρίππαν οὔτε τὸν Πτολεμαῖον.</text:span></text:p>
          </table:table-cell>
          <table:table-cell table:style-name="Table1.A1" office:value-type="string">
            <text:p text:style-name="P36">"Oh, of course, you wouldn't know -- Chocolate Frogs have cards, inside them, you know, to collect -- famous witches and wizards.<text:span text:style-name="T23"> I've got about five hundred, but I haven't got Agrippa or Ptolemy." </text:span></text:p>
          </table:table-cell>
        </table:table-row>
        <table:table-row table:style-name="TableLine2429898071104">
          <table:table-cell table:style-name="Table1.A1" office:value-type="string">
            <text:p text:style-name="P71">ὁ δ’ ’Ἁρειος ἀναπτύξας τὸν σοκολάτινον βάτραχον τὸ δελτίον<text:span text:style-name="T18"> </text:span>ἔλαβεν.</text:p>
          </table:table-cell>
          <table:table-cell table:style-name="Table1.A1" office:value-type="string">
            <text:p text:style-name="P36">Harry unwrapped his Chocolate Frog and picked up the card.</text:p>
          </table:table-cell>
        </table:table-row>
        <table:table-row table:style-name="TableLine2429898071104">
          <table:table-cell table:style-name="Table1.A1" office:value-type="string">
            <text:p text:style-name="P71">ηὑρέθη δὲ τοῦτο δεικνύν τὸ πρόσωπον ἀνδρός τινος.</text:p>
          </table:table-cell>
          <table:table-cell table:style-name="Table1.A1" office:value-type="string">
            <text:p text:style-name="P36">It showed a man's face.</text:p>
          </table:table-cell>
        </table:table-row>
        <table:table-row table:style-name="TableLine2429898071104">
          <table:table-cell table:style-name="Table1.A1" office:value-type="string">
            <text:p text:style-name="P71">οὗτος<text:span text:style-name="T18"> </text:span>δέ δίοπτρα ἐφόρει μηνοειδῆ, τὰς δέ ῥῖνας μεγάλας καὶ καμπύλας<text:span text:style-name="T18"> </text:span>εἶχε, καὶ πολιὸν καὶ ταναὸν τόν τε πλόκαμον καί τὸν<text:span text:style-name="T18"> </text:span>πώγωνα καὶ<text:span text:style-name="T23"> τὸν μύστακα. καί ὑπὸ τῇ γραφῇ ἦν τόδε τοῦνομα· ’Άλβος</text:span><text:span text:style-name="T18"> </text:span><text:span text:style-name="T23">Διμπλόδωρος.</text:span></text:p>
          </table:table-cell>
          <table:table-cell table:style-name="Table1.A1" office:value-type="string">
            <text:p text:style-name="P36">He wore half- moon glasses, had a long, crooked nose, and flowing silver hair, beard, and mustache. Underneath the picture was the name Albus Dumbledore. </text:p>
          </table:table-cell>
        </table:table-row>
        <table:table-row table:style-name="TableLine2429898071104">
          <table:table-cell table:style-name="Table1.A1" office:value-type="string">
            <text:p text:style-name="P71">Τοιοῦτός ἐστιν ἄρ’ ὁ Διμπλόδωρος, ἧδ’ ὃς ὁ ’Άρειος<text:span text:style-name="T23">.</text:span></text:p>
          </table:table-cell>
          <table:table-cell table:style-name="Table1.A1" office:value-type="string">
            <text:p text:style-name="P36">"So this is Dumbledore!" said Harry.</text:p>
          </table:table-cell>
        </table:table-row>
        <table:table-row table:style-name="TableLine2429898071104">
          <table:table-cell table:style-name="Table1.A1" office:value-type="string">
            <text:p text:style-name="P71"><text:span text:style-name="T23">Ἆ</text:span>ρ’ οὐκ οἶσθα τὸν πάνυ Διμπλόδωρον; ἦ ἔστι μοι βάτραχον<text:span text:style-name="T18"> </text:span>λαβεῖν, τάχα τὸν Ἀγρίππαν εὑρήσω. χάριν οἶδα...</text:p>
          </table:table-cell>
          <table:table-cell table:style-name="Table1.A1" office:value-type="string">
            <text:p text:style-name="P36">"Don't tell me you'd never heard of Dumbledore!" said Ron. "Can I have a frog? I might get Agrippa -- thanks<text:span text:style-name="T23">"</text:span></text:p>
          </table:table-cell>
        </table:table-row>
        <table:table-row table:style-name="TableLine2429898071104">
          <table:table-cell table:style-name="Table1.A1" office:value-type="string">
            <text:p text:style-name="P71">ὁ δ’”Αρειος ἀναστρέψας τὸ ἑαυτοῦ δελτίον ἀνεγίγνωσκε τάδε·</text:p>
          </table:table-cell>
          <table:table-cell table:style-name="Table1.A1" office:value-type="string">
            <text:p text:style-name="P36">Harry turned over his card and read: ALBUS </text:p>
          </table:table-cell>
        </table:table-row>
        <table:table-row table:style-name="TableLine2429898071104">
          <table:table-cell table:style-name="Table1.A1" office:value-type="string">
            <text:p text:style-name="P71">’Ἀλβος Διμπλόδωρος, Ἀρχηγὸς ὢν τὸ νῦν ἐν Ὑογοήτου.</text:p>
          </table:table-cell>
          <table:table-cell table:style-name="Table1.A1" office:value-type="string">
            <text:p text:style-name="P36">DUMBLEDORE CURRENTLY HEADMASTER OF HOGWARTS<text:span text:style-name="T23">.</text:span></text:p>
          </table:table-cell>
        </table:table-row>
        <table:table-row table:style-name="TableLine2429898071104">
          <table:table-cell table:style-name="Table1.A1" office:value-type="string">
            <text:p text:style-name="P71">πολλοὶ ἡγοῦνται τὸν Διμπλόδωρον μέγιστον εἶναι τῶν ἐφ’<text:span text:style-name="T18"> </text:span>ἡμῶν φαρμακέων, εὐδοκιμοῦντα δι’ ἄλλα τε καί ὅτι ἐνίκησέ τε<text:span text:style-name="T19"> </text:span>τὸν μάγον Γρινδελούαλδον τὸν καταχθόνιον τῷ ε”τει χιλιοστῴ<text:span text:style-name="T18"> <text:s/></text:span>ἐνακοσιοστῴ τετταρακοστῷ πέμπτῳ, καὶ ὅτι ἐξηῦρε τὰς<text:span text:style-name="T18"> </text:span>δώδεκα χρείας τὰς τοῦ δρακοντείου αἵματος, καὶ ὅτι δὴ καὶ<text:span text:style-name="T18"> <text:s/></text:span>περὶ τῆς χρυσοποιίας πόλλ’ ἔπραξε μετὰ τοῦ συνέργου<text:span text:style-name="T18"> </text:span>Νικολάου Φλαμήλου.</text:p>
          </table:table-cell>
          <table:table-cell table:style-name="Table1.A1" office:value-type="string">
            <text:p text:style-name="P36">Considered by many the greatest wizard of modern times, Dumbledore is particularly famous for his defeat of the dark wizard Grindelwald in 1945, for the discovery of the twelve uses of dragon's blood, and his work on alchemy with his partner, Nicolas Flamel.</text:p>
          </table:table-cell>
        </table:table-row>
        <text:soft-page-break/>
        <table:table-row table:style-name="TableLine2429898071104">
          <table:table-cell table:style-name="Table1.A1" office:value-type="string">
            <text:p text:style-name="P71">ὁ σοφιστὴς Διμπλόδωρος ἥδεται τῇ τε<text:span text:style-name="T18"> <text:s/></text:span>μουσικῇ τῇ δωματίου καί τῇ σφαιροβολίᾳ.<text:span text:style-name="T23"> σφαιροβολίαν γὰρ καλοῦσιν οἱ νῦν ἦ βοούλιγκ παιδιάν τινα ᾗ</text:span><text:span text:style-name="T18"> </text:span><text:span text:style-name="T23">οἱ ἀγωνιζόμενοι ἐπιχειροῦσι δέκα καταρρῖψαι κορύνας φιαλοειδεῖς</text:span><text:span text:style-name="T18"> </text:span><text:span text:style-name="T23">σφαίρᾳ χρώμενοι μεγάλῃ καὶ βαρείᾳ.</text:span></text:p>
          </table:table-cell>
          <table:table-cell table:style-name="Table1.A1" office:value-type="string">
            <text:p text:style-name="P36">Professor Dumbledore enjoys chamber music and tenpin bowling.</text:p>
          </table:table-cell>
        </table:table-row>
        <table:table-row table:style-name="TableLine2429898071104">
          <table:table-cell table:style-name="Table1.A1" office:value-type="string">
            <text:p text:style-name="P71">ἀναστρέψας δ’ αὖθις τὸ δελτίον, ἐθαύμασε τῆς ὅψεως τῆς τοῦ<text:span text:style-name="T18"> </text:span>Διμπλοδώρου κομιδῇ ἠφανισμένης.</text:p>
          </table:table-cell>
          <table:table-cell table:style-name="Table1.A1" office:value-type="string">
            <text:p text:style-name="P36">Harry turned the card back over and saw, to his astonishment, that Dumbledore's face had disappeared. </text:p>
          </table:table-cell>
        </table:table-row>
        <table:table-row table:style-name="TableLine2429898071104">
          <table:table-cell table:style-name="Table1.A1" office:value-type="string">
            <text:p text:style-name="P71">Οἴχεται δή.</text:p>
          </table:table-cell>
          <table:table-cell table:style-name="Table1.A1" office:value-type="string">
            <text:p text:style-name="P36">"He's gone!" </text:p>
          </table:table-cell>
        </table:table-row>
        <table:table-row table:style-name="TableLine2429898071104">
          <table:table-cell table:style-name="Table1.A1" office:value-type="string">
            <text:p text:style-name="P71">ἐκεῖνος δέ Οὔκουν, ἔφη, ἐδόξαζες αὐτὸν περιμενεῖν δι’ ὅλην τὴν<text:span text:style-name="T18"> </text:span>ἡμέραν<text:span text:style-name="T23">;</text:span></text:p>
          </table:table-cell>
          <table:table-cell table:style-name="Table1.A1" office:value-type="string">
            <text:p text:style-name="P36">"Well, you can't expect him to hang around all day," said Ron.</text:p>
          </table:table-cell>
        </table:table-row>
        <table:table-row table:style-name="TableLine2429898071104">
          <table:table-cell table:style-name="Table1.A1" office:value-type="string">
            <text:p text:style-name="P71">ἀλλ’ ἐπάνεισιν.</text:p>
          </table:table-cell>
          <table:table-cell table:style-name="Table1.A1" office:value-type="string">
            <text:p text:style-name="P36">"He'll be back.</text:p>
          </table:table-cell>
        </table:table-row>
        <table:table-row table:style-name="TableLine2429898071104">
          <table:table-cell table:style-name="Table1.A1" office:value-type="string">
            <text:p text:style-name="P71">οἴμοι· τὴν γὰρ Μοργάναν αὖθις αὖ ἔχω,<text:span text:style-name="T18"> </text:span>κεκτημένος ἤδη αὐτὴν ὡς ἑξάκις.</text:p>
          </table:table-cell>
          <table:table-cell table:style-name="Table1.A1" office:value-type="string">
            <text:p text:style-name="P36">No, I've got Morgana again and I've got about six of her... </text:p>
          </table:table-cell>
        </table:table-row>
        <table:table-row table:style-name="TableLine2429898071104">
          <table:table-cell table:style-name="Table1.A1" office:value-type="string">
            <text:p text:style-name="P71">ἦ σοὶ παραδῶ; ἔστι γάρ σοι τούν-<text:span text:style-name="T18"> </text:span>θένδε ξυλλέγειν αὐτά.</text:p>
          </table:table-cell>
          <table:table-cell table:style-name="Table1.A1" office:value-type="string">
            <text:p text:style-name="P36">do you want it?<text:span text:style-name="T23"> </text:span>You can start collecting." </text:p>
          </table:table-cell>
        </table:table-row>
        <table:table-row table:style-name="TableLine2429898071104">
          <table:table-cell table:style-name="Table1.A1" office:value-type="string">
            <text:p text:style-name="P71">καὶ παρέβλεπε θατέρῳ ὀφθαλμῷ πρὸς τὸν σωρὸν βατράχων<text:span text:style-name="T18"> </text:span>σοκολατίνων οὔπω ἀνεπτυγμένων.</text:p>
          </table:table-cell>
          <table:table-cell table:style-name="Table1.A1" office:value-type="string">
            <text:p text:style-name="P36">Ron's eyes strayed to the pile of Chocolate Frogs waiting to be unwrapped. </text:p>
          </table:table-cell>
        </table:table-row>
        <table:table-row table:style-name="TableLine2429898071104">
          <table:table-cell table:style-name="Table1.A1" office:value-type="string">
            <text:p text:style-name="P71">ὁ δ’ ’Ἀρειος Λαβέ, ἔφη, ὅ τι ἂν βούλῃ.</text:p>
          </table:table-cell>
          <table:table-cell table:style-name="Table1.A1" office:value-type="string">
            <text:p text:style-name="P36">"Help yourself," said Harry. </text:p>
          </table:table-cell>
        </table:table-row>
        <table:table-row table:style-name="TableLine2429898071104">
          <table:table-cell table:style-name="Table1.A1" office:value-type="string">
            <text:p text:style-name="P71">ἀλλὰ παρὰ τοῖς γε<text:span text:style-name="T18"> </text:span>Μυγάλοις, ο<text:span text:style-name="T23">ἱ</text:span> ἐν φωτογραφίαις ἀκινητί μένουσιν ἀεί.</text:p>
          </table:table-cell>
          <table:table-cell table:style-name="Table1.A1" office:value-type="string">
            <text:p text:style-name="P36">"But in, you know, the Muggle world, people just stay put in photos."</text:p>
          </table:table-cell>
        </table:table-row>
        <table:table-row table:style-name="TableLine2429898071104">
          <table:table-cell table:style-name="Table1.A1" office:value-type="string">
            <text:p text:style-name="P72">Τί δέ; ἦ καὶ λέγεις ὅτι οὔ κινοῦνται οὐδέν,· βαβαὶ τῆς καινότητος.</text:p>
          </table:table-cell>
          <table:table-cell table:style-name="Table1.A1" office:value-type="string">
            <text:p text:style-name="P37">"Do they? What, they don't move at all?" Ron sounded amazed. "weird!"</text:p>
          </table:table-cell>
        </table:table-row>
        <table:table-row table:style-name="TableLine2429898071104">
          <table:table-cell table:style-name="Table1.A1" office:value-type="string">
            <text:p text:style-name="P72">καὶ ἀτενίζοντος τοῦ Ἁρείου, ὁ Διμπλόδωρος εἷς τὸν εἰκόνα<text:span text:style-name="T18"> </text:span>ὑπελθὼν ἠρέμ’ ἐμείδησε. ἀλλ’ ὁ μὲν Ῥοὼν μᾶλλον ἐσπούδαζε<text:span text:style-name="T24"> </text:span>φαγεῖν τοὺς βατράχους ἢ ἐξετάσαι τὰ δελτία τὰ φαρμακέων τε καὶ<text:span text:style-name="T19"> </text:span>φαρμακίδων εἰκόνας ἔχοντα.<text:span text:style-name="T24"> ὁ δ’ Ἄρειος ἀτενέσι τοῖς ὀφθαλμοῖς</text:span><text:span text:style-name="T19"> </text:span><text:span text:style-name="T24">πρὸς αὐτὰ ὀξὺ ἐδεδόρκει.</text:span></text:p>
          </table:table-cell>
          <table:table-cell table:style-name="Table1.A1" office:value-type="string">
            <text:p text:style-name="P37">Harry stared as Dumbledore sidled back into the picture on his card and gave him a small smile. Ron was more interested in eating the frogs than looking at the Famous Witches and Wizards cards, but Harry couldn't keep his eyes off them.</text:p>
          </table:table-cell>
        </table:table-row>
        <table:table-row table:style-name="TableLine2429898071104">
          <table:table-cell table:style-name="Table1.A1" office:value-type="string">
            <text:p text:style-name="P72"><text:s text:c="2"/>καὶ δι’ ὀλίγου ἐκέκτητο οὐ μόνον τόν τε<text:span text:style-name="T19"> </text:span>Διμπλόδωρον καί τὴν Μοργάναν, ἀλλὰ καὶ τὸν <text:span text:style-name="T24">Ἕ</text:span>γγιστον τὸν<text:span text:style-name="T19"> </text:span>Ὑλέτην, καὶ τὸν Ἀλβερικὸν<text:span text:style-name="T24"> Γρυννιῶνα, καὶ τὴν Κίρκην καὶ τὸν</text:span><text:span text:style-name="T19"> </text:span><text:span text:style-name="T24">Παράκελσον καὶ δὴ καὶ τὸν Μερλῖνα.</text:span></text:p>
          </table:table-cell>
          <table:table-cell table:style-name="Table1.A1" office:value-type="string">
            <text:p text:style-name="P37">Soon he had not only Dumbledore and Morgana, but Hengist of Woodcroft, Alberic Grunnion, Circe, Paracelsus, and Merlin. </text:p>
          </table:table-cell>
        </table:table-row>
        <text:soft-page-break/>
        <table:table-row table:style-name="TableLine2429898071104">
          <table:table-cell table:style-name="Table1.A1" office:value-type="string">
            <text:p text:style-name="P72">τέλος δέ μόλις παρα-<text:span text:style-name="T19"> </text:span>μελήσας τῆς δρυΐδος Κλιόδνης ψ εἶδε γὰρ αὐτὴν τὰς ῥῖνας δακτύλῳ<text:span text:style-name="T19"> </text:span>κνωμένην - ἀνέῳξε σακίον τῶν Βερτίου Βότου κυάμων τῶν<text:span text:style-name="T19"> </text:span>παντογευστῶν.</text:p>
          </table:table-cell>
          <table:table-cell table:style-name="Table1.A1" office:value-type="string">
            <text:p text:style-name="P37">He finally tore his eyes away from the druidess Cliodna, who was scratching her nose, to open a bag of Bertie Bott's Every Flavor Beans. </text:p>
          </table:table-cell>
        </table:table-row>
        <table:table-row table:style-name="TableLine2429898071104">
          <table:table-cell table:style-name="Table1.A1" office:value-type="string">
            <text:p text:style-name="P72">Δεῖ σε πάνυ εὐλαβεῖσθαι τούτους κατατρώγοντα, ἔφη ὁ Ῥοών.</text:p>
          </table:table-cell>
          <table:table-cell table:style-name="Table1.A1" office:value-type="string">
            <text:p text:style-name="P37">"You want to be careful with those," Ron warned Harry.</text:p>
          </table:table-cell>
        </table:table-row>
        <table:table-row table:style-name="TableLine2429898071104">
          <table:table-cell table:style-name="Table1.A1" office:value-type="string">
            <text:p text:style-name="P72">οῦ<text:span text:style-name="T19"> </text:span>μὲν γὰρ λόγῳ μόνον παντογευστοί εἶσιν, ἀλλὰ κὰι ε”ργῳ εὑρήσεις<text:span text:style-name="T19"> </text:span>κομιδῇ παντογευστοὺς ὑπάρχειν.<text:span text:style-name="T24"> καὶ γὰρ οῦ μόνον σὺ γεύσῃ ὡς</text:span><text:span text:style-name="T19"> </text:span><text:span text:style-name="T24">ε”θος τῶν μετρίων καθάπερ τῆς σοκολάτης ἢ τῆς μίνθης ἢ τῆς</text:span><text:span text:style-name="T19"> </text:span><text:span text:style-name="T24">παλάθης, ἀλλὰ καὶ τυχὸν ἢ τῆς ἀτραφάξυος ἢ τοῦ ἥπατος ἢ τῶν</text:span><text:span text:style-name="T19"> </text:span><text:span text:style-name="T24">ἐντοσθιδίων.</text:span></text:p>
          </table:table-cell>
          <table:table-cell table:style-name="Table1.A1" office:value-type="string">
            <text:p text:style-name="P37">"When they say every flavor, they mean every flavor -- you know, you get all the ordinary ones like chocolate and peppermint and mar- malade, but then you can get spinach and liver and tripe.</text:p>
          </table:table-cell>
        </table:table-row>
        <table:table-row table:style-name="TableLine2429898071104">
          <table:table-cell table:style-name="Table1.A1" office:value-type="string">
            <text:p text:style-name="P72">καὶ ὁ Γεωργὸς πείθεται δὴ ὡς ἐγεύσατό ποτε τῆς<text:span text:style-name="T19"> </text:span>μύξης·</text:p>
          </table:table-cell>
          <table:table-cell table:style-name="Table1.A1" office:value-type="string">
            <text:p text:style-name="P37">George reckons he had a boogerflavored one once."</text:p>
          </table:table-cell>
        </table:table-row>
        <table:table-row table:style-name="TableLine2429898071104">
          <table:table-cell table:style-name="Table1.A1" office:value-type="string">
            <text:p text:style-name="P72">κύαμον δέ χλωρὸν λαβὼν καὶ ἀκριβῶς ἀποβλέψας πρὸς αὐτὸν ε”δηξέ τι.</text:p>
          </table:table-cell>
          <table:table-cell table:style-name="Table1.A1" office:value-type="string">
            <text:p text:style-name="P37">Ron picked up a green bean, looked at it carefully, and bit into a corner.</text:p>
          </table:table-cell>
        </table:table-row>
        <table:table-row table:style-name="TableLine2429898071104">
          <table:table-cell table:style-name="Table1.A1" office:value-type="string">
            <text:p text:style-name="P72">Αἷβοῖ, ἔφη γευσάμενος.<text:span text:style-name="T19"> </text:span>ἦ λαχανάκια Βρυξέλλων<text:span text:style-name="T24">;</text:span></text:p>
          </table:table-cell>
          <table:table-cell table:style-name="Table1.A1" office:value-type="string">
            <text:p text:style-name="P37">"Bleaaargh -- see? <text:span text:style-name="T24">Brussle </text:span>Sprouts<text:span text:style-name="T24">?</text:span>" </text:p>
          </table:table-cell>
        </table:table-row>
        <table:table-row table:style-name="TableLine2429898071104">
          <table:table-cell table:style-name="Table1.A1" office:value-type="string">
            <text:p text:style-name="P72">καὶ τρώγοντες ἠγάπων τοὺς παντογευστοὺς κυάμους.</text:p>
          </table:table-cell>
          <table:table-cell table:style-name="Table1.A1" office:value-type="string">
            <text:p text:style-name="P37">They had a good time eating the Every Flavor Beans.</text:p>
          </table:table-cell>
        </table:table-row>
        <table:table-row table:style-name="TableLine2429898071104">
          <table:table-cell table:style-name="Table1.A1" office:value-type="string">
            <text:p text:style-name="P72">καί ὁ μὲν Ἄρειος ἐγεύσατο φρυγανίων τε καί κοκοφοίνικος καὶ φασιόλων καμινίτων καὶ φραούλων καὶ καρύκης Ἰνδικῆς καὶ δὴ καὶ πεπέρεως.<text:span text:style-name="T24"> τοῦτο γὰρ ἐν κυάμῳ φαιῲ ἦν οἷον ὅ γε Ῥοών οὔκ ε”φη ἑκὼν ε”δεσθαι.</text:span></text:p>
          </table:table-cell>
          <table:table-cell table:style-name="Table1.A1" office:value-type="string">
            <text:p text:style-name="P37">Harry got toast, coconut, baked bean, strawberry, curry, grass, coffee, sardine, and was even brave enough to nibble the end off a funny gray one Ron wouldn't touch, which turned out to be pepper. </text:p>
          </table:table-cell>
        </table:table-row>
        <table:table-row table:style-name="TableLine2429898071104">
          <table:table-cell table:style-name="Table1.A1" office:value-type="string">
            <text:p text:style-name="P72">καὶ ἤδη ἡ χώρα τοῖς διὰ θυρίδος βλέπουσιν ἀγριωτέρα ἐφαίνετο·</text:p>
          </table:table-cell>
          <table:table-cell table:style-name="Table1.A1" office:value-type="string">
            <text:p text:style-name="P37">The countryside now flying past the window was becoming wilder. </text:p>
          </table:table-cell>
        </table:table-row>
        <table:table-row table:style-name="TableLine2429898071104">
          <table:table-cell table:style-name="Table1.A1" office:value-type="string">
            <text:p text:style-name="P72">λειμῶνας μὲν γὰρ κοσμίους οὐκέτι ἦν ἰδεῖν, ὕλας δέ μᾶλλον καὶ ποταμοὺς σκολιοὺς καὶ λόφους χλοερούς.</text:p>
          </table:table-cell>
          <table:table-cell table:style-name="Table1.A1" office:value-type="string">
            <text:p text:style-name="P37">The neat fields had gone. Now there were woods, twisting rivers, and dark green hills. </text:p>
          </table:table-cell>
        </table:table-row>
        <table:table-row table:style-name="TableLine2429898071104">
          <table:table-cell table:style-name="Table1.A1" office:value-type="string">
            <text:p text:style-name="P73">κρούσαντος δέ τινος ἐπὶ τὸ τοῦ χωρίου θύριον, εἰσῆλθεν ὁ νεαν- ίσκος ὁ τὴν ὄψιν ε”χων σφαιροειδῆ ἐκεῖνος ὃν ὁ ’Άρειος ἐπὶ τῆς ἀποβάθρας εἶδεν τῆς<text:span text:style-name="T25"> ἐννέα καὶ τὰ τρία τέταρτα.</text:span></text:p>
          </table:table-cell>
          <table:table-cell table:style-name="Table1.A1" office:value-type="string">
            <text:p text:style-name="P38">There was a knock on the door of their compartment and the round-faced boy Harry had passed on platform nine and threequarters came in.</text:p>
          </table:table-cell>
        </table:table-row>
        <table:table-row table:style-name="TableLine2429898071104">
          <table:table-cell table:style-name="Table1.A1" office:value-type="string">
            <text:p text:style-name="P73">καὶ οὗτος ὅσον οὐ δακρυρροῶν, ῶς ἐδόκει, Ξύγγνωθί μοι, ἔφη.<text:span text:style-name="T25"> ἆρ’ εἴδετέ που φρύνην τινά; </text:span><text:soft-page-break/><text:span text:style-name="T25">ἀνανεύσαντων δ’ αὐτῶν, δακρύων Ἀπώλεσ’ αὐτόν, ἔφη’ ἀεὶ γὰρ ἐκδιδράσκει ἀπ’ ἐμοῦ.</text:span></text:p>
          </table:table-cell>
          <table:table-cell table:style-name="Table1.A1" office:value-type="string">
            <text:p text:style-name="P38">He looked tearful. "Sorry," he said, "but have you seen a toad at all?" When they shook their heads, <text:soft-page-break/>he wailed, "I've lost him! He keeps getting away from me!" </text:p>
          </table:table-cell>
        </table:table-row>
        <table:table-row table:style-name="TableLine2429898071104">
          <table:table-cell table:style-name="Table1.A1" office:value-type="string">
            <text:p text:style-name="P73">Ἀλλ’ ἀνακύψει πάλιν, ἧ δ’ ὃς ὁ ’Ἄρειος<text:span text:style-name="T25">.</text:span> </text:p>
          </table:table-cell>
          <table:table-cell table:style-name="Table1.A1" office:value-type="string">
            <text:p text:style-name="P38">"He'll turn up," said Harry. </text:p>
          </table:table-cell>
        </table:table-row>
        <table:table-row table:style-name="TableLine2429898071104">
          <table:table-cell table:style-name="Table1.A1" office:value-type="string">
            <text:p text:style-name="P73">ἐκεῖνος δ’ ἀπορῶν ἔτι Πάνυ γε, ἔφη.<text:span text:style-name="T25"> ἀλλ’ ἐὰν ἴδητε αὐτόν...</text:span></text:p>
          </table:table-cell>
          <table:table-cell table:style-name="Table1.A1" office:value-type="string">
            <text:p text:style-name="P38">"Yes," said the boy miserably. "Well, if you see him..." </text:p>
          </table:table-cell>
        </table:table-row>
        <table:table-row table:style-name="TableLine2429898071104">
          <table:table-cell table:style-name="Table1.A1" office:value-type="string">
            <text:p text:style-name="P73">ἀπελθόντος δ’ αὐτοῦ ὁ Ῥοών Οὐκ ἐπίσταμαι, ἔφη, διὰ τί τοσ- αύτης δεῖ πραγματείας.</text:p>
          </table:table-cell>
          <table:table-cell table:style-name="Table1.A1" office:value-type="string">
            <text:p text:style-name="P38">He left.<text:span text:style-name="T25"> </text:span>"Don't know why he's so bothered," said Ron. </text:p>
          </table:table-cell>
        </table:table-row>
        <table:table-row table:style-name="TableLine2429898071104">
          <table:table-cell table:style-name="Table1.A1" office:value-type="string">
            <text:p text:style-name="P73">εἰ γὰρ ἔγωγε φρύνην ἤνεγκον, ἀπώλεσ’ ἂν αὐτὴν ὡς ἐδυνάμην τάχιστα.<text:span text:style-name="T19"> </text:span>οὐ μὴν οὐδὲ πρέπει μοι μωμᾶσθαι ὅς γε τὸν Σκαβρόν ἐνήνοχα<text:span text:style-name="T25">.</text:span></text:p>
          </table:table-cell>
          <table:table-cell table:style-name="Table1.A1" office:value-type="string">
            <text:p text:style-name="P38">"If I'd brought a toad I'd lose it as quick as I could. Mind you, I brought Scabbers, so I can't talk."</text:p>
          </table:table-cell>
        </table:table-row>
        <table:table-row table:style-name="TableLine2429898071104">
          <table:table-cell table:style-name="Table1.A1" office:value-type="string">
            <text:p text:style-name="P73">ὁ δὲ μῦς ε”τι ἐκάθευδεν ἐν τοῖς τοῦ Ῥοῶνος γόνασι κείμενος.</text:p>
          </table:table-cell>
          <table:table-cell table:style-name="Table1.A1" office:value-type="string">
            <text:p text:style-name="P38">The rat was still snoozing on Ron's lap.</text:p>
          </table:table-cell>
        </table:table-row>
        <table:table-row table:style-name="TableLine2429898071104">
          <table:table-cell table:style-name="Table1.A1" office:value-type="string">
            <text:p text:style-name="P73">Εἶ δ’ ε”τυχε τεθνηκὼς οὐδὲν διέφερεν άν.<text:span text:style-name="T19"> </text:span>τοῦτο δ’ ε”λεγεν ἀηδῶν τι.</text:p>
          </table:table-cell>
          <table:table-cell table:style-name="Table1.A1" office:value-type="string">
            <text:p text:style-name="P38">"He might have died and you wouldn't know the difference," said Ron in disgust.</text:p>
          </table:table-cell>
        </table:table-row>
        <table:table-row table:style-name="TableLine2429898071104">
          <table:table-cell table:style-name="Table1.A1" office:value-type="string">
            <text:p text:style-name="P73">Ἐπεχείρησα μὲν γὰρ χθές μεταβαλεῖν αὐτὸν εἴ πως πυρρὸς γενόμενος χαριέστερος τάχ’ ἂν δοκοίη.</text:p>
          </table:table-cell>
          <table:table-cell table:style-name="Table1.A1" office:value-type="string">
            <text:p text:style-name="P5"/>
          </table:table-cell>
        </table:table-row>
        <table:table-row table:style-name="TableLine2429898071104">
          <table:table-cell table:style-name="Table1.A1" office:value-type="string">
            <text:p text:style-name="P73">ἡ δ’ ἐπῳδὴ εἷς τοσοῦτο οὐκ ῆν ἰσχυρά.</text:p>
          </table:table-cell>
          <table:table-cell table:style-name="Table1.A1" office:value-type="string">
            <text:p text:style-name="P38">"I tried to turn him yellow yesterday to make him more interesting, but the spell didn't work.</text:p>
          </table:table-cell>
        </table:table-row>
        <table:table-row table:style-name="TableLine2429898071104">
          <table:table-cell table:style-name="Table1.A1" office:value-type="string">
            <text:p text:style-name="P73">διδάξω γάρ· ἰδού...</text:p>
          </table:table-cell>
          <table:table-cell table:style-name="Table1.A1" office:value-type="string">
            <text:p text:style-name="P38">I'll show you, look..." </text:p>
          </table:table-cell>
        </table:table-row>
        <table:table-row table:style-name="TableLine2429898071104">
          <table:table-cell table:style-name="Table1.A1" office:value-type="string">
            <text:p text:style-name="P73">καί εὐθὺς ζητήσας τι ἐν τῇ κιβωτῷ, ἀπέδειξε ῥάβδον ἀρχαίαν τε καὶ σαθράν.</text:p>
          </table:table-cell>
          <table:table-cell table:style-name="Table1.A1" office:value-type="string">
            <text:p text:style-name="P38">He rummaged around in his trunk and pulled out a very battered-looking wand.</text:p>
          </table:table-cell>
        </table:table-row>
        <table:table-row table:style-name="TableLine2429898071104">
          <table:table-cell table:style-name="Table1.A1" office:value-type="string">
            <text:p text:style-name="P73">ἐφαίνετο δ’ εἰκῇ περικεκομμένην καὶ λευκόν τι ἐξ ἀκμῆς ε”στιλβεν.</text:p>
          </table:table-cell>
          <table:table-cell table:style-name="Table1.A1" office:value-type="string">
            <text:p text:style-name="P38">It was chipped in places and something white was glinting at the end. </text:p>
          </table:table-cell>
        </table:table-row>
        <table:table-row table:style-name="TableLine2429898071104">
          <table:table-cell table:style-name="Table1.A1" office:value-type="string">
            <text:p text:style-name="P73">Ἡ δέ θρὶξ ἡ τοῦ μονοκέρεως ἵππου μονονουχὶ προκύπτει.<text:span text:style-name="T25"> ἀλλ’ οὐδέν διάφερει. καὶ τὴν ῥάβδον σχεδόν τι χερσὶ λαβὼν κατώρθου, καὶ πάλιν ἀνέῳξε τις τὸ τοῦ χωρίου θύριον.</text:span></text:p>
          </table:table-cell>
          <table:table-cell table:style-name="Table1.A1" office:value-type="string">
            <text:p text:style-name="P38">"Unicorn hair's nearly poking out. Anyway He had just raised his 'wand when the compartment door slid open again. </text:p>
          </table:table-cell>
        </table:table-row>
        <table:table-row table:style-name="TableLine2429898071104">
          <table:table-cell table:style-name="Table1.A1" office:value-type="string">
            <text:p text:style-name="P74">ὁ γὰρ νεανίσκος ὁ ἅφρυνος ἐπανῆλθεν αὖθις παρθένον τότ’ ἄγων μετ’ αὐτοῦ.</text:p>
          </table:table-cell>
          <table:table-cell table:style-name="Table1.A1" office:value-type="string">
            <text:p text:style-name="P39">The toadless boy was back, but this time he had a girl with him<text:span text:style-name="T26">.</text:span></text:p>
          </table:table-cell>
        </table:table-row>
        <table:table-row table:style-name="TableLine2429898071104">
          <table:table-cell table:style-name="Table1.A1" office:value-type="string">
            <text:p text:style-name="P74">ἡ δέ τὸν τρίβωνα ἐφόρει ἤδη τὸν <text:span text:style-name="T26">Ὑ</text:span>ογοητικὸν νέον ὄντα.φωνὴν δ’ ἀκούσας αὐτῆς, ἐνομίσας ἂν δέσποινάν τινα πρὸς ὑπηκ- όους λέγειν.<text:span text:style-name="T26"> κόμην δ’ εἶχε πλουσίαν ξανθήν τ’ οὖσαν, καὶ ὀδόντας μεγάλους καὶ προῦχοντάς τι. Ἦ που φρύνην, ἔφη, </text:span><text:soft-page-break/><text:span text:style-name="T26">ἑώρακέ τις; Νεφελώδης γὰρ ἀπώλεσε τὴν ἑαυτοῦ.</text:span></text:p>
          </table:table-cell>
          <table:table-cell table:style-name="Table1.A1" office:value-type="string">
            <text:p text:style-name="P39">She was already wearing her new Hogwarts robes.<text:span text:style-name="T26"> "Has anyone seen a toad? Neville's lost one," she said. She had a bossy sort of voice, lots of bushy brown hair, and rather large front teeth. </text:span></text:p>
          </table:table-cell>
        </table:table-row>
        <table:table-row table:style-name="TableLine2429898071104">
          <table:table-cell table:style-name="Table1.A1" office:value-type="string">
            <text:p text:style-name="P74">καὶ ὁ μὲν Ῥοών Εἴπομεν δ’ ἤδη, ἔφη, ὅτι οὐχ ἑωράκαμεν.<text:span text:style-name="T26"> ἡ δέ παρθένος οὐκ ἤκουε, πρὸς τὴν ῥάβδον ἀτενῶς βλέπουσα ἢν χερσῖν εἶχεν ὁ Ῥοῶν.</text:span></text:p>
          </table:table-cell>
          <table:table-cell table:style-name="Table1.A1" office:value-type="string">
            <text:p text:style-name="P39">"We've already told him we haven't seen it," said Ron, but the girl wasn't listening, she was looking at the wand in his hand. </text:p>
          </table:table-cell>
        </table:table-row>
        <table:table-row table:style-name="TableLine2429898071104">
          <table:table-cell table:style-name="Table1.A1" office:value-type="string">
            <text:p text:style-name="P74"><text:span text:style-name="T26">Ἆ</text:span>ρα μαγγανεύεις τι,· ἐπιτρεπτέον οὖν ἡμῖν θεωρεῖν.</text:p>
          </table:table-cell>
          <table:table-cell table:style-name="Table1.A1" office:value-type="string">
            <text:p text:style-name="P39">"Oh, are you doing magic? Let's see it, then." </text:p>
          </table:table-cell>
        </table:table-row>
        <table:table-row table:style-name="TableLine2429898071104">
          <table:table-cell table:style-name="Table1.A1" office:value-type="string">
            <text:p text:style-name="P74">καί ἡ μὲν ἐκάθισεν, ὁ δέ Ῥοὼν ἅμ’ ἀπορεῖν ἐδόκει.</text:p>
          </table:table-cell>
          <table:table-cell table:style-name="Table1.A1" office:value-type="string">
            <text:p text:style-name="P39">She sat down. Ron looked taken aback. </text:p>
          </table:table-cell>
        </table:table-row>
        <table:table-row table:style-name="TableLine2429898071104">
          <table:table-cell table:style-name="Table1.A1" office:value-type="string">
            <text:p text:style-name="P74">Πῶς δ’ οὕκ,’ ε”φη γρύζων τι.</text:p>
          </table:table-cell>
          <table:table-cell table:style-name="Table1.A1" office:value-type="string">
            <text:p text:style-name="P40">"Er -- all right." He cleared his throat.</text:p>
          </table:table-cell>
        </table:table-row>
        <table:table-row table:style-name="TableLine2429898071104">
          <table:table-cell table:style-name="Table1.A1" office:value-type="string">
            <text:p text:style-name="P75">ὦ χρυσέ’ ἄνθη καί σύ, φέγγος ἡλίου· βούτυρον ὦ πῖον σύ.<text:span text:style-name="T27"> </text:span>μῦν κιρρὸν θέτε, πάχιστον ὄντα κάφρονέστατον πολύ<text:span text:style-name="T27">.</text:span></text:p>
          </table:table-cell>
          <table:table-cell table:style-name="Table1.A1" office:value-type="string">
            <text:p text:style-name="P40">"Sunshine, daisies, butter mellow, Turn this stupid, fat rat yellow."</text:p>
          </table:table-cell>
        </table:table-row>
        <table:table-row table:style-name="TableLine2429898071104">
          <table:table-cell table:style-name="Table1.A1" office:value-type="string">
            <text:p text:style-name="P75">καῖ ἐτίναξε μὲν ἅμα τὴν ῥάβδον.<text:span text:style-name="T27"> </text:span>ὁ δέ Σκαβρός οὐδέν μετα- βληθεὶς ἐκάθευδε τέως, φαιὸν ε”τι σῴζων τὸ χρῶμα.</text:p>
          </table:table-cell>
          <table:table-cell table:style-name="Table1.A1" office:value-type="string">
            <text:p text:style-name="P40">He waved his wand, but nothing happened.<text:span text:style-name="T27"> </text:span>Scabbers stayed gray and fast asleep. </text:p>
          </table:table-cell>
        </table:table-row>
        <table:table-row table:style-name="TableLine2429898071104">
          <table:table-cell table:style-name="Table1.A1" office:value-type="string">
            <text:p text:style-name="P75">ἡ δέ παρθένος Ἆρ’ ὡς ἀληθῶς, ἔφη, ἐπῳδὴ τοῦτο;</text:p>
          </table:table-cell>
          <table:table-cell table:style-name="Table1.A1" office:value-type="string">
            <text:p text:style-name="P40">"Are you sure that's a real spell?" said the girl.</text:p>
          </table:table-cell>
        </table:table-row>
        <table:table-row table:style-name="TableLine2429898071104">
          <table:table-cell table:style-name="Table1.A1" office:value-type="string">
            <text:p text:style-name="P75">οὐδεμία γὰρ δοκεῖν ἐμοὶ τῶν χρησίμων.<text:span text:style-name="T27"> "Well, it's not very good, is it?</text:span></text:p>
          </table:table-cell>
          <table:table-cell table:style-name="Table1.A1" office:value-type="string">
            <text:p text:style-name="P5"/>
          </table:table-cell>
        </table:table-row>
        <table:table-row table:style-name="TableLine2429898071104">
          <table:table-cell table:style-name="Table1.A1" office:value-type="string">
            <text:p text:style-name="P75">ἐγὼ γὰρ γυμναζομένη ὀλίγα ἐπῇδον, καί τὰ πάντα κατὰ γνώμην ἀπέβη<text:span text:style-name="T27">.</text:span> </text:p>
          </table:table-cell>
          <table:table-cell table:style-name="Table1.A1" office:value-type="string">
            <text:p text:style-name="P40">I've tried a few simple spells just for practice and it's all worked for me.</text:p>
          </table:table-cell>
        </table:table-row>
        <table:table-row table:style-name="TableLine2429898071104">
          <table:table-cell table:style-name="Table1.A1" office:value-type="string">
            <text:p text:style-name="P75">ἀλλ’ οὐδεὶς παρ ’ ἡμῖν μαγικός ἐστιν, ὥστε πάνυ ἐξ ἀπροσδοκήτου τὴν ἐπιστολὴν ἔλαβον ἐμήν.<text:span text:style-name="T27"> ἀλλ’ εἰκότως μάλ’ ἥσθην ὄντος τοῦ παιδευτηρίου τούτου βελτίστου ἐξ ἁπάντων - οἶδα γὰρ ἐξ ἀκοῆς. καὶ πάνυ ἀκριβῶς ἐκμεμάθηκα ἤδη τὰ βιβλία τὰ ῥητὰ ὡς εἰκός ἐξαρκείτω δὴ ταῦτα. </text:span>τοῦνομα γάρ μοι Ἑρμιόνη Γέρανος· σὺ δέ τίς εἰ· καὶ πάντ’ ἐν ἀκαρεῖ ἐλάλησε ταῦτα ταχύγλωττος οὖσα.</text:p>
          </table:table-cell>
          <table:table-cell table:style-name="Table1.A1" office:value-type="string">
            <text:p text:style-name="P40">Nobody in my family's magic at all, it was ever such a surprise when I got my letter, but I was ever so pleased, of course, I mean, it's the very best school of witchcraft there is, I've heard -- I've learned all our course books by heart, of course, I just hope it will be enough -- I'm Hermione Granger, by the way, who are you.<text:span text:style-name="T27"> She said all this very fast. </text:span></text:p>
          </table:table-cell>
        </table:table-row>
        <table:table-row table:style-name="TableLine2429898071104">
          <table:table-cell table:style-name="Table1.A1" office:value-type="string">
            <text:p text:style-name="P75">ὁ δ’ Ἅρειος πρὸς τὸν Ῥοῶνα βλέψας μάλ’ ἥδετο αἰσθόμενος αὐτοῦ ὡσαύτως καταπεπληγμένου ὅς γε οὐκ ἐκμεμάθηκεν αὐτὸς τὰ ῥητὰ βιβλία.</text:p>
          </table:table-cell>
          <table:table-cell table:style-name="Table1.A1" office:value-type="string">
            <text:p text:style-name="P40">Harry looked at Ron, and was relieved to see by his stunned face that he hadn't learned all the course books by heart either. </text:p>
          </table:table-cell>
        </table:table-row>
        <table:table-row table:style-name="TableLine2429898071104">
          <table:table-cell table:style-name="Table1.A1" office:value-type="string">
            <text:p text:style-name="P75">καὶ ὁ Ῥοών Ἐγώ εἰμι Ῥοών Ε<text:span text:style-name="T27">ὐ</text:span>ισήλιος, ἔφη, τονθορύζων τι.</text:p>
          </table:table-cell>
          <table:table-cell table:style-name="Table1.A1" office:value-type="string">
            <text:p text:style-name="P40">"I'm Ron Weasley," Ron muttered.</text:p>
          </table:table-cell>
        </table:table-row>
        <table:table-row table:style-name="TableLine2429898071104">
          <table:table-cell table:style-name="Table1.A1" office:value-type="string">
            <text:p text:style-name="P75">ὁ δ”Άρειος, ἔφη, Ποτῆρ.</text:p>
          </table:table-cell>
          <table:table-cell table:style-name="Table1.A1" office:value-type="string">
            <text:p text:style-name="P40">"Harry Potter," said Harry. </text:p>
          </table:table-cell>
        </table:table-row>
        <table:table-row table:style-name="TableLine2429898071104">
          <table:table-cell table:style-name="Table1.A1" office:value-type="string">
            <text:p text:style-name="P76">ἐκείνη δέ <text:span text:style-name="T28">Ἦ</text:span> ὀρθῶς λέγεις,· ἔφη.<text:soft-page-break/></text:p>
          </table:table-cell>
          <table:table-cell table:style-name="Table1.A1" office:value-type="string">
            <text:p text:style-name="P41">"Are you really?" said Hermione.</text:p>
          </table:table-cell>
        </table:table-row>
        <table:table-row table:style-name="TableLine2429898071104">
          <table:table-cell table:style-name="Table1.A1" office:value-type="string">
            <text:p text:style-name="P76">πάντα γὰρ μεμάθηκα ὡς είκὸς περὶ τὸ σόν.</text:p>
          </table:table-cell>
          <table:table-cell table:style-name="Table1.A1" office:value-type="string">
            <text:p text:style-name="P5"/>
          </table:table-cell>
        </table:table-row>
        <table:table-row table:style-name="TableLine2429898071104">
          <table:table-cell table:style-name="Table1.A1" office:value-type="string">
            <text:p text:style-name="P76">ε”νια γὰρ κέκτημαι βιβλία πρὸς τοῖς ῥητοῖς, καὶ σὺ θρυλούμενος ἀναγέγραψαι ε”ν τε τῇ ξυγγραφῇ μαγικῇ τῇ καθ’ ἡμᾶς κάν τῇ ἀνατολῇ καὶ φθίσει τῶν σκοτεινῶν δογμάτων κάν τῷ βιβλίῳ τῷ περὶ τῶν μαγικῶν γεγενημένων τῶν τοῦ ἡμετέρου αι’ῶνος μεγάλων.</text:p>
          </table:table-cell>
          <table:table-cell table:style-name="Table1.A1" office:value-type="string">
            <text:p text:style-name="P41">"I know all about you, of course -- I got a few extra books. for background reading, and you're in Modern Magical History and The Rise and Fall of the Dark Arts and Great Wizarding Events of the Twentieth Century. </text:p>
          </table:table-cell>
        </table:table-row>
        <table:table-row table:style-name="TableLine2429898071104">
          <table:table-cell table:style-name="Table1.A1" office:value-type="string">
            <text:p text:style-name="P76">ὁ δ’Ἅρειος καταπεπληγμένος ’Άληθες; ἔφη.</text:p>
          </table:table-cell>
          <table:table-cell table:style-name="Table1.A1" office:value-type="string">
            <text:p text:style-name="P41">"Am I?" said Harry, feeling dazed.</text:p>
          </table:table-cell>
        </table:table-row>
        <table:table-row table:style-name="TableLine2429898071104">
          <table:table-cell table:style-name="Table1.A1" office:value-type="string">
            <text:p text:style-name="P76">ἐκείνη δέ Οὔκουν ᾔδησθα,· ἔφη.<text:span text:style-name="T28"> </text:span>εἴπερ γὰρ ἦν τοῦτο πρὸς τὸ ἐπ’ ἐμέ, ἐξηρεύνησ’ ἂν τὰ πάντα.</text:p>
          </table:table-cell>
          <table:table-cell table:style-name="Table1.A1" office:value-type="string">
            <text:p text:style-name="P41">"Goodness, didn't you know, I'd have found out everything I could if it was me," said Hermione.</text:p>
          </table:table-cell>
        </table:table-row>
        <table:table-row table:style-name="TableLine2429898071104">
          <table:table-cell table:style-name="Table1.A1" office:value-type="string">
            <text:p text:style-name="P76">ἆρ’ ἑκάτερος ὑμῶν οἶδεν εἷς ποίαν οἰκίαν συντελεῖ,· πολλὰ δ’ ἐρομένη, βούλομαι τελεῖν εἷς τοὺς Γρυφιν- δώρους, πολλῲ ἀριστεύοντας, ὡς φαίνεται.</text:p>
          </table:table-cell>
          <table:table-cell table:style-name="Table1.A1" office:value-type="string">
            <text:p text:style-name="P41">"Do either of you know what house you'll be in? I've been asking around, and I hope I'm in Gryffindor, it sounds by far the best;</text:p>
          </table:table-cell>
        </table:table-row>
        <table:table-row table:style-name="TableLine2429898071104">
          <table:table-cell table:style-name="Table1.A1" office:value-type="string">
            <text:p text:style-name="P76">ὁ γὰρ πάνυ Διμπλόδ- ωρος μετ’ αὐτῶν ἐτέλει.<text:span text:style-name="T28"> </text:span>καὶ δὴ τῶν Ῥαφηγχλώρων γέγονα· τοῦτό μοι ἀρκοίη ἂν δήπου.<text:span text:style-name="T28"> ζητητέον δ’ οὖν τὴν τοῦ Νεφελώδους φρύνην.</text:span></text:p>
          </table:table-cell>
          <table:table-cell table:style-name="Table1.A1" office:value-type="string">
            <text:p text:style-name="P41">I hear Dumbledore himself was in it, but I suppose Ravenclaw wouldn't be too bad.... Anyway, we'd better go and look for Neville's toad.</text:p>
          </table:table-cell>
        </table:table-row>
        <table:table-row table:style-name="TableLine2429898071104">
          <table:table-cell table:style-name="Table1.A1" office:value-type="string">
            <text:p text:style-name="P76">ἀλλὰ δεῖ ὑμᾶς ἐσθῆτ’ ἐξαλλάξαι, ἐπεῖ δι’ ὀλίγου ἀφιξόμεθα ἐκεῖσε, ὡς <text:span text:style-name="T28">ἔο</text:span>ικεν.</text:p>
          </table:table-cell>
          <table:table-cell table:style-name="Table1.A1" office:value-type="string">
            <text:p text:style-name="P41">You two had better change, you know, I expect we'll be there soon." </text:p>
          </table:table-cell>
        </table:table-row>
        <table:table-row table:style-name="TableLine2429898071104">
          <table:table-cell table:style-name="Table1.A1" office:value-type="string">
            <text:p text:style-name="P76">καὶ ἀπῆλθεν ἄγουσα τὸ μειράκιον τὸ <text:span text:style-name="T28">ἄ</text:span>φρυνον.</text:p>
          </table:table-cell>
          <table:table-cell table:style-name="Table1.A1" office:value-type="string">
            <text:p text:style-name="P41">And she left, taking the toadless boy with her. </text:p>
          </table:table-cell>
        </table:table-row>
        <table:table-row table:style-name="TableLine2429898071104">
          <table:table-cell table:style-name="Table1.A1" office:value-type="string">
            <text:p text:style-name="P76">ὁ δέ Ῥοών Ὁποίαν ἂν, ἔφη, εἰς οἰκίαν τύχω τελῶν, μὴ παρέστω ἐκείνη.</text:p>
          </table:table-cell>
          <table:table-cell table:style-name="Table1.A1" office:value-type="string">
            <text:p text:style-name="P41">"Whatever house I'm in, I hope she's not in it," said Ron.</text:p>
          </table:table-cell>
        </table:table-row>
        <table:table-row table:style-name="TableLine2429898071104">
          <table:table-cell table:style-name="Table1.A1" office:value-type="string">
            <text:p text:style-name="P76">καὶ τὴν ῥάβδον πάλιν εἰς τὴν κιβωτὸν βαλών, Ἀμαθὴς ἡ ἐπῳδή, ἔφη· ὁ γὰρ Γεωργός δῆλον ὅτι ἔδωκέ μοι εἰδὼς ἄχρηστον οὖσαν.</text:p>
          </table:table-cell>
          <table:table-cell table:style-name="Table1.A1" office:value-type="string">
            <text:p text:style-name="P41">He threw his wand back into his trunk. "Stupid spell -- George gave it to me, bet he knew it was a dud." </text:p>
          </table:table-cell>
        </table:table-row>
        <table:table-row table:style-name="TableLine2429898071104">
          <table:table-cell table:style-name="Table1.A1" office:value-type="string">
            <text:p text:style-name="P77">ὁ δ”Άρειος Εἷς ποίαν οἰκίαν οἱ ἀδελφοί<text:span text:style-name="T29">;</text:span></text:p>
          </table:table-cell>
          <table:table-cell table:style-name="Table1.A1" office:value-type="string">
            <text:p text:style-name="P42">"What house are your brothers in?" asked Harry. </text:p>
          </table:table-cell>
        </table:table-row>
        <table:table-row table:style-name="TableLine2429898071104">
          <table:table-cell table:style-name="Table1.A1" office:value-type="string">
            <text:p text:style-name="P77"><text:s/>Γ<text:span text:style-name="T29">ρυ</text:span>φίνδω<text:span text:style-name="T29">ρ</text:span>οί ε<text:span text:style-name="T29">ἰ</text:span>σιν.</text:p>
          </table:table-cell>
          <table:table-cell table:style-name="Table1.A1" office:value-type="string">
            <text:p text:style-name="P42">"Gryffindor," said Ron.</text:p>
          </table:table-cell>
        </table:table-row>
        <table:table-row table:style-name="TableLine2429898071104">
          <table:table-cell table:style-name="Table1.A1" office:value-type="string">
            <text:p text:style-name="P77">ἐδόκει δ’ ἀθυ<text:span text:style-name="T29">μ</text:span>εῖν <text:span text:style-name="T29">μά</text:span>λ’ αὖθις.</text:p>
          </table:table-cell>
          <table:table-cell table:style-name="Table1.A1" office:value-type="string">
            <text:p text:style-name="P42">Gloom seemed to be settling on him again.</text:p>
          </table:table-cell>
        </table:table-row>
        <table:table-row table:style-name="TableLine2429898071104">
          <table:table-cell table:style-name="Table1.A1" office:value-type="string">
            <text:p text:style-name="P77">Ἠσαν δέ κα<text:span text:style-name="T29">ὶ</text:span> <text:span text:style-name="T29">ἡ</text:span> μήτηρ καὶ ὁ πατήρ.</text:p>
          </table:table-cell>
          <table:table-cell table:style-name="Table1.A1" office:value-type="string">
            <text:p text:style-name="P42">"Mom and Dad were in it, too.</text:p>
          </table:table-cell>
        </table:table-row>
        <table:table-row table:style-name="TableLine2429898071104">
          <table:table-cell table:style-name="Table1.A1" office:value-type="string">
            <text:p text:style-name="P77">ἀλλὰ μὰ Δί’ οὐκ οἶδα τί δὴ ἐροῦσιν, ἐὰν μὴ γένωμαι Γρυφινδωρεύς.</text:p>
          </table:table-cell>
          <table:table-cell table:style-name="Table1.A1" office:value-type="string">
            <text:p text:style-name="P42">I don't know what they'll say if I'm not. </text:p>
          </table:table-cell>
        </table:table-row>
        <text:soft-page-break/>
        <table:table-row table:style-name="TableLine2429898071104">
          <table:table-cell table:style-name="Table1.A1" office:value-type="string">
            <text:p text:style-name="P77">οἴομαι δ’ οὖν τῶν Ῥαφηγχλώρων γενέσθαι ἀρκέσειν ἄν μοί που, οὐδαμῶς δ’ ἀνεκτὸν ἂν εἴη, εἰ εἰς τοὺς Σλυ- θηρίνους τελέσαιμι.</text:p>
          </table:table-cell>
          <table:table-cell table:style-name="Table1.A1" office:value-type="string">
            <text:p text:style-name="P42">I don't suppose Ravenclaw would be too bad, but imagine if they put me in Slytherin."</text:p>
          </table:table-cell>
        </table:table-row>
        <table:table-row table:style-name="TableLine2429898071104">
          <table:table-cell table:style-name="Table1.A1" office:value-type="string">
            <text:p text:style-name="P77">Οὔκουν ἐν τούτοις ἦν ὁ Φολ-, ῆ μᾶλλον ὁ δεῖνα, ὡς ὤφελον εἰπεῖν<text:span text:style-name="T29">;</text:span></text:p>
          </table:table-cell>
          <table:table-cell table:style-name="Table1.A1" office:value-type="string">
            <text:p text:style-name="P42">"That's the house Vol-, I mean, You-Know-Who was in?"</text:p>
          </table:table-cell>
        </table:table-row>
        <table:table-row table:style-name="TableLine2429898071104">
          <table:table-cell table:style-name="Table1.A1" office:value-type="string">
            <text:p text:style-name="P77">ὁ δέ Ῥοών τοῦθ’ ὁμολογήσας πάλιν ἐκάθισεν εἰκῇ πρὸς τὴν ἕδραν, μάλιστ’ <text:span text:style-name="T29">ἔ</text:span>τι ἀθυμῶν ὡς ἐδόκει.</text:p>
          </table:table-cell>
          <table:table-cell table:style-name="Table1.A1" office:value-type="string">
            <text:p text:style-name="P42">"Yeah," said Ron. He flopped back into his seat, looking depressed.</text:p>
          </table:table-cell>
        </table:table-row>
        <table:table-row table:style-name="TableLine2429898071104">
          <table:table-cell table:style-name="Table1.A1" office:value-type="string">
            <text:p text:style-name="P78">ὁ δ’ ’Άρειος Ἀμέλει τὰ άκρα τριχίνια τὰ τῶν τοῦ Σκαβροῦ παρηΐδων ὀλίγῳ λευκότερα γενέσθαι ἔμοιγε δοκεῖ.<text:span text:style-name="T30"> παρεμυθεῖτο γὰρ τὸν Ῥοῶνα θέλων αὐτὸν ἧττον τὸν νοῦν ταῖς οἰκίαις προσέχειν.</text:span></text:p>
          </table:table-cell>
          <table:table-cell table:style-name="Table1.A1" office:value-type="string">
            <text:p text:style-name="P42">"You know, I think the ends of Scabbers' whiskers are a bit lighter," said Harry, trying to take Ron's mind off houses.</text:p>
          </table:table-cell>
        </table:table-row>
        <table:table-row table:style-name="TableLine2429898071104">
          <table:table-cell table:style-name="Table1.A1" office:value-type="string">
            <text:p text:style-name="P78">Ἀλλ’ εἶπέ μοι, τί ποιοῦσιν ἀδελφοὶ ἐκεῖνοι οἵγε ἀποίχονται ἀπὸ τοῦ παιδευτηρίου;</text:p>
          </table:table-cell>
          <table:table-cell table:style-name="Table1.A1" office:value-type="string">
            <text:p text:style-name="P43">"So what do your oldest brothers do now that they've left, anyway?" </text:p>
          </table:table-cell>
        </table:table-row>
        <table:table-row table:style-name="TableLine2429898071104">
          <table:table-cell table:style-name="Table1.A1" office:value-type="string">
            <text:p text:style-name="P78">ἐσκοπεῖτο γὰρ πρὸς ἑαυτὸν οὐκ εἰδὼς ὁποίαν τέχνην ἀσκοῦσιν οἱ μάγοι διαπεπαιδευμένοι.</text:p>
          </table:table-cell>
          <table:table-cell table:style-name="Table1.A1" office:value-type="string">
            <text:p text:style-name="P43">Harry was wondering what a wizard did once he'd finished school.</text:p>
          </table:table-cell>
        </table:table-row>
        <table:table-row table:style-name="TableLine2429898071104">
          <table:table-cell table:style-name="Table1.A1" office:value-type="string">
            <text:p text:style-name="P78">Ἀλλ’ ἀποδημοῦσιν ἀμφότεροι· ὁ μὲν γὰρ Κάρολος ἐν Ῥουμανίᾳ φιλοσοφεῖ, περὶ τοὺς δράκοντας ὢν· ὁ δέ Γουλιέλμος ἐν τοῖς Αἰθίοψιν ἐπιμελεῖταί τι ὑπὲρ τοῦ Γριγγώτου.</text:p>
          </table:table-cell>
          <table:table-cell table:style-name="Table1.A1" office:value-type="string">
            <text:p text:style-name="P43">"Charlie's in Romania studying dragons, and Bill's in Africa doing something for Gringotts," said Ron.</text:p>
          </table:table-cell>
        </table:table-row>
        <table:table-row table:style-name="TableLine2429898071104">
          <table:table-cell table:style-name="Table1.A1" office:value-type="string">
            <text:p text:style-name="P78">οὔκουν ἤκουσας περὶ τὰ πράγματα τὰ ἐν Γριγγώτου γενόμενα<text:span text:style-name="T30">; ἐστι γὰρ πολλὰ ἀναγνῶναι περὶ ταῦτα ἐν τῷ Καθημερίνῳ Μάντει· ἀλλ’ οὐκ ἂν εἶδες δήπου ταύτην τὴν ἐφημερίδα παρὰ Μυγάλοις διατρίβων. ἐπειράθη γάρ τις λῃστεῦσαι κατώρυχα ἄβατόν περ οὖσαν καί δυσπρόσοδον.</text:span></text:p>
          </table:table-cell>
          <table:table-cell table:style-name="Table1.A1" office:value-type="string">
            <text:p text:style-name="P43">"Did you hear about Gringotts? It's been all over the Daily Prophet, but I don't suppose you get that with the Muggles -- someone tried to rob a high security vault."</text:p>
          </table:table-cell>
        </table:table-row>
        <table:table-row table:style-name="TableLine2429898071104">
          <table:table-cell table:style-name="Table1.A1" office:value-type="string">
            <text:p text:style-name="P78">ὁ δ’Ἃρειος κηχηνώς ’Άληθες,· τί γέγονεν; </text:p>
          </table:table-cell>
          <table:table-cell table:style-name="Table1.A1" office:value-type="string">
            <text:p text:style-name="P43">Harry stared. "Really? What happened to them?"</text:p>
          </table:table-cell>
        </table:table-row>
        <table:table-row table:style-name="TableLine2429898071104">
          <table:table-cell table:style-name="Table1.A1" office:value-type="string">
            <text:p text:style-name="P78">Οὐδέν.<text:span text:style-name="T30"> </text:span>διὰ τοῦτο γὰρ μέγα καί περιβόητον τὸ ἔργον.</text:p>
          </table:table-cell>
          <table:table-cell table:style-name="Table1.A1" office:value-type="string">
            <text:p text:style-name="P43">"Nothing, that's why it's such big news.</text:p>
          </table:table-cell>
        </table:table-row>
        <table:table-row table:style-name="TableLine2429898071104">
          <table:table-cell table:style-name="Table1.A1" office:value-type="string">
            <text:p text:style-name="P78">ού γὰρ ἑάλω ὁ ἐργασάμενος.</text:p>
          </table:table-cell>
          <table:table-cell table:style-name="Table1.A1" office:value-type="string">
            <text:p text:style-name="P43">They haven't been caught.</text:p>
          </table:table-cell>
        </table:table-row>
        <table:table-row table:style-name="TableLine2429898071104">
          <table:table-cell table:style-name="Table1.A1" office:value-type="string">
            <text:p text:style-name="P78">ὁ δέ πατὴρ λέγει ὅτι μάγος ἂν εἴη δυνατὸς καί ἀποχθόνιος δὴ ὁ εἰσελθὼν εἰς Γριγγώτου, καίτοι, τὸ ἀτοπώτατον, οὐδέν ἄρ’ ἐκκλέψας.</text:p>
          </table:table-cell>
          <table:table-cell table:style-name="Table1.A1" office:value-type="string">
            <text:p text:style-name="P43">My dad says it must've been a powerful Dark wizard to get round Gringotts, but they don't think they took anything, that's what's odd.</text:p>
          </table:table-cell>
        </table:table-row>
        <table:table-row table:style-name="TableLine2429898071104">
          <table:table-cell table:style-name="Table1.A1" office:value-type="string">
            <text:p text:style-name="P78">καὶ εἷ’ ποτε γίγνεται τοιοῦτόν τι, πάντες εἰκότως φοβοῦνται μή πως ὁ δεῖνα αἴτιος ᾗ.</text:p>
          </table:table-cell>
          <table:table-cell table:style-name="Table1.A1" office:value-type="string">
            <text:p text:style-name="P43">'Course, everyone gets scared when something like this happens in case You-Know-Who's behind it."</text:p>
          </table:table-cell>
        </table:table-row>
        <text:soft-page-break/>
        <table:table-row table:style-name="TableLine2429898071104">
          <table:table-cell table:style-name="Table1.A1" office:value-type="string">
            <text:p text:style-name="P78">’Άρειος δέ ταῦτ’ ἐνθυμούμενος τὸ πρῶτον συνῄδει ἑαυτῷ ὀρρω- δοῦντί που ὅποτε τις μνείαν περὶ τὸν δεῖνα ποιοίη.</text:p>
          </table:table-cell>
          <table:table-cell table:style-name="Table1.A1" office:value-type="string">
            <text:p text:style-name="P43">Harry turned this news over in his mind. He was starting to get a prickle of fear every time You- Know-Who was mentioned.</text:p>
          </table:table-cell>
        </table:table-row>
        <table:table-row table:style-name="TableLine2429898071104">
          <table:table-cell table:style-name="Table1.A1" office:value-type="string">
            <text:p text:style-name="P78">τοῦτο δ’ ἐνόμιζε γενέσθαι αὐτῷ ἅτε πλέον μετέχοντι ἤδη τῆς μαγικῆς, πλὴν ἀλλ’ ἥδιον ἦν λέγειν ἁπλῶς τὸ Φολιδομορτός.</text:p>
          </table:table-cell>
          <table:table-cell table:style-name="Table1.A1" office:value-type="string">
            <text:p text:style-name="P43">He supposed this was all part of entering the magical world, but it had been a lot more comfortable saying "Voldemort" without worrying.</text:p>
          </table:table-cell>
        </table:table-row>
        <table:table-row table:style-name="TableLine2429898071104">
          <table:table-cell table:style-name="Table1.A1" office:value-type="string">
            <text:p text:style-name="P79">ἐνταῦθα ὁ Ῥοών Τίνι λόχῳ, ἔφη, συνεῖ σύ πρὸς τὴν ἰκαροσφαιρικήν, ἀπορῶν δέ τι ὁ ’Ἀρειος οὐκ ε”φη εἰδέναι λόχον οὐδένα.</text:p>
          </table:table-cell>
          <table:table-cell table:style-name="Table1.A1" office:value-type="string">
            <text:p text:style-name="P44">"What's your Quidditch team?" Ron asked. "Er -- I don't know any," Harry confessed.</text:p>
          </table:table-cell>
        </table:table-row>
        <table:table-row table:style-name="TableLine2429898071104">
          <table:table-cell table:style-name="Table1.A1" office:value-type="string">
            <text:p text:style-name="P79">Τί δέ δή,· ὁ γὰρ Ῥοὼν πάνυ πεπλῆχθαι δοκῶν Ἀλλὰ πάντων ἐστίν, ἔφη, τῶν ἐν τῇ οἰκουμένῃ ἀγώνων βέλτιστος.</text:p>
          </table:table-cell>
          <table:table-cell table:style-name="Table1.A1" office:value-type="string">
            <text:p text:style-name="P44">"What!" Ron looked dumbfounded. "Oh, you wait, it's the best game in the world --"</text:p>
          </table:table-cell>
        </table:table-row>
        <table:table-row table:style-name="TableLine2429898071104">
          <table:table-cell table:style-name="Table1.A1" office:value-type="string">
            <text:p text:style-name="P79">καὶ εὐθὺς ἤρξατο διεξιὼν τὰ τῆς ἰκαροσφαιρικῆς· περὶ τάς τε σφαίρας τέτταρας οὔσας, καί τούς παίζοντας ἑπτὰ καὶ τὰς θέσεις αὐτῶν.<text:span text:style-name="T31"> διεξῆλθε δέ καὶ ἐνίους τῶν πάλαι ἀγώνων πρὸς οὓς ἐφοίτησε μετὰ τῶν ἀδελφῶν, καί τὸ σάρον ὃ βούλοιτ’ ἂν ἀγοράσαι εἴ ποτ’ ἀργυρίου ἔχοι.</text:span></text:p>
          </table:table-cell>
          <table:table-cell table:style-name="Table1.A1" office:value-type="string">
            <text:p text:style-name="P44">And he was off, explaining all about the four balls and the positions of the seven players, describing famous games he'd been to with his brothers and the broomstick he'd like to get if he had the money.</text:p>
          </table:table-cell>
        </table:table-row>
        <table:table-row table:style-name="TableLine2429898071104">
          <table:table-cell table:style-name="Table1.A1" office:value-type="string">
            <text:p text:style-name="P79">καὶ ε”τι καθ’ ἕκαστα ἠκριβολογεῖτο καὶ ἀνέῳξέ τις τὸ θύριον μάλ’ αὖθις.<text:span text:style-name="T31"> τότε δέ οὐκ ἂν εἶδες οὔτε τὸν Νεφελώδη τὸν ἅφρυνον οὔτε τὴν Ἑρμιόνην.</text:span></text:p>
          </table:table-cell>
          <table:table-cell table:style-name="Table1.A1" office:value-type="string">
            <text:p text:style-name="P44">He was just taking Harry through the finer points of the game when the compartment door slid open yet again, but it wasn't Neville the toadless boy, or Hermione Granger this time.</text:p>
          </table:table-cell>
        </table:table-row>
        <table:table-row table:style-name="TableLine2429898071104">
          <table:table-cell table:style-name="Table1.A1" office:value-type="string">
            <text:p text:style-name="P79">τριῶν γὰρ νεανίσκων εἰσελθόντων, ὁ ’Άρειος εὐθὺς ἐγνώρισε τὸν μεταξὺ τῶν ἑτέρων ὅντα ἐκεῖνον τὸν ὕπωχρον τὸν ἀπὸ τοῦ τῆς Μαλκίονος<text:span text:style-name="T31"> </text:span>τριβωνοπωλείου.</text:p>
          </table:table-cell>
          <table:table-cell table:style-name="Table1.A1" office:value-type="string">
            <text:p text:style-name="P44">Three boys entered, and Harry recognized the middle one at once: it was the pale boy from Madam Malkin's robe shop.</text:p>
          </table:table-cell>
        </table:table-row>
        <table:table-row table:style-name="TableLine2429898071104">
          <table:table-cell table:style-name="Table1.A1" office:value-type="string">
            <text:p text:style-name="P79">ὁ δέ νῦν ε”βλεπε πρὸς τὸν ’Ἀρειον πολλῷ σπουδαιότερον ἢ τότε ἐν τῷ Στενωπῴ Διάγοντι.</text:p>
          </table:table-cell>
          <table:table-cell table:style-name="Table1.A1" office:value-type="string">
            <text:p text:style-name="P44">He was looking at Harry with a lot more interest than he'd shown back in Diagon Alley. </text:p>
          </table:table-cell>
        </table:table-row>
        <table:table-row table:style-name="TableLine2429898071104">
          <table:table-cell table:style-name="Table1.A1" office:value-type="string">
            <text:p text:style-name="P79"><text:span text:style-name="T31">Ἄ</text:span>ληθες<text:span text:style-name="T31">;</text:span> ἔφη.</text:p>
          </table:table-cell>
          <table:table-cell table:style-name="Table1.A1" office:value-type="string">
            <text:p text:style-name="P44">"Is it true?" he said.</text:p>
          </table:table-cell>
        </table:table-row>
        <table:table-row table:style-name="TableLine2429898071104">
          <table:table-cell table:style-name="Table1.A1" office:value-type="string">
            <text:p text:style-name="P79">πάντες γὰρ οἱ κατὰ τὴν ἁμαξοστοιχίαν λέγουσιν ὅτι ὁ ’Ἁρειος Ποτῆρ πάρεστιν ἐν τούτῳ τῷ χωρίῳ.<text:span text:style-name="T31"> εἶτα σὺ ἐκεῖνος;</text:span></text:p>
          </table:table-cell>
          <table:table-cell table:style-name="Table1.A1" office:value-type="string">
            <text:p text:style-name="P44">"They're saying all down the train that Harry Potter's in this compartment.<text:span text:style-name="T31"> So it's you, is it?"</text:span></text:p>
          </table:table-cell>
        </table:table-row>
        <table:table-row table:style-name="TableLine2429898071104">
          <table:table-cell table:style-name="Table1.A1" office:value-type="string">
            <text:p text:style-name="P48"/>
          </table:table-cell>
          <table:table-cell table:style-name="Table1.A1" office:value-type="string">
            <text:p text:style-name="P5"/>
          </table:table-cell>
        </table:table-row>
        <table:table-row table:style-name="TableLine2429898071104">
          <table:table-cell table:style-name="Table1.A1" office:value-type="string">
            <text:p text:style-name="P48"/>
          </table:table-cell>
          <table:table-cell table:style-name="Table1.A1" office:value-type="string">
            <text:p text:style-name="P5"/>
          </table:table-cell>
        </table:table-row>
        <table:table-row table:style-name="TableLine2429898071104">
          <table:table-cell table:style-name="Table1.A1" office:value-type="string">
            <text:p text:style-name="P80">ὡμολόγησεν οὖν, δεδορκὼς τέως πρὸς τούς ἑτέρους <text:soft-page-break/>νεανίσκους, εὐπαγεῖς ὄντας καὶ δριμὺ βλέποντας.</text:p>
          </table:table-cell>
          <table:table-cell table:style-name="Table1.A1" office:value-type="string">
            <text:p text:style-name="P45">"Yes," said Harry. He was looking at the other <text:soft-page-break/>boys. Both of them were thickset and looked extremely mean.</text:p>
          </table:table-cell>
        </table:table-row>
        <table:table-row table:style-name="TableLine2429898071104">
          <table:table-cell table:style-name="Table1.A1" office:value-type="string">
            <text:p text:style-name="P80">οἱ δ’ ὥσπερ διττοὶ δορύφοροι παρίσταντο ἑκατέρωθεν αὐτοῦ.</text:p>
          </table:table-cell>
          <table:table-cell table:style-name="Table1.A1" office:value-type="string">
            <text:p text:style-name="P45">Standing on either side of the pale boy, they looked like bodyguards.</text:p>
          </table:table-cell>
        </table:table-row>
        <table:table-row table:style-name="TableLine2429898071104">
          <table:table-cell table:style-name="Table1.A1" office:value-type="string">
            <text:p text:style-name="P80">ὁ δ ’ ὕπωχρος - συνῄδει γὰρ τῲ Ἁρείῳ ἀτενίζοντι εἰς αὐτούς - Ὁ μὲν ἕτερος, ἔφη, Κάρκινος ὀνομάζεται, ὁ δ’ ἕτερος Κέρκωψ· καὶ τοῦνομά ἐστί μοι Δράκων Μάλθακος.</text:p>
          </table:table-cell>
          <table:table-cell table:style-name="Table1.A1" office:value-type="string">
            <text:p text:style-name="P45">"Oh, this is Crabbe and this is Goyle," said the pale boy carelessly, noticing where Harry was looking.<text:span text:style-name="T32"> "And my name's Malfoy, Draco Malfoy." </text:span></text:p>
          </table:table-cell>
        </table:table-row>
        <table:table-row table:style-name="TableLine2429898071104">
          <table:table-cell table:style-name="Table1.A1" office:value-type="string">
            <text:p text:style-name="P80">ὁ δέ Ῥοών θέλων τάχα ἀνακαγχάσαι ε”βηξέ τι.</text:p>
          </table:table-cell>
          <table:table-cell table:style-name="Table1.A1" office:value-type="string">
            <text:p text:style-name="P45">Ron gave a slight cough, which might have been hiding a snigget.</text:p>
          </table:table-cell>
        </table:table-row>
        <table:table-row table:style-name="TableLine2429898071104">
          <table:table-cell table:style-name="Table1.A1" office:value-type="string">
            <text:p text:style-name="P80">καὶ ὁ Δράκων ὀξὺ βλέψας πρὸς αὐτόν, Ἆρα τοῦνομά μου, ἔφη, κινεῖ σε γελᾶν, ἀλλ’ οὐ δεῖ ἐρωτᾶν τίς εῖ σύ.<text:span text:style-name="T32"> </text:span>ὁ γὰρ πατὴρ εἶπέ μοι ὅτι ἅπαντες οἱ Εὐισήλιοι πυρρότριχές τ’ εἶσι καὶ φακῶδεις καὶ δὴ κα<text:span text:style-name="T32">ὶ</text:span> γεννῶσιν ἀεὶ πλείω τέκνα ἢ ἱκανοί εἶσιν ἐκτρέφειν χρημάτων οῦκ ε”χοντες ἅδην.</text:p>
          </table:table-cell>
          <table:table-cell table:style-name="Table1.A1" office:value-type="string">
            <text:p text:style-name="P45">Draco Malfoy looked at him. "Think my name's funny, do you? No need to ask who you are. My father told me all the Weasleys have red hair, freckles, and more children than they can afford." </text:p>
          </table:table-cell>
        </table:table-row>
        <table:table-row table:style-name="TableLine2429898071104">
          <table:table-cell table:style-name="Table1.A1" office:value-type="string">
            <text:p text:style-name="P80">καὶ πρὸς τὸν Ἄρειον ἀναστρεψάμενος Μετ’ οὐ πολύ, ἔφη, σύ γε μαθήσῃ ὅτι ε”νια τῶν μαγικῶν γενῶν πολλῷ ἀμείνω ἐστὶ τῶν ἄλλων, ὦ Ποτέρ.</text:p>
          </table:table-cell>
          <table:table-cell table:style-name="Table1.A1" office:value-type="string">
            <text:p text:style-name="P45">He turned back to Harry. "You'll soon find out some wizarding families are much better than others, Potter.</text:p>
          </table:table-cell>
        </table:table-row>
        <table:table-row table:style-name="TableLine2429898071104">
          <table:table-cell table:style-name="Table1.A1" office:value-type="string">
            <text:p text:style-name="P80">οὔκουν λυσιτελεῖ σοι ἐπιμίσγεσθαι εἷς φιλίαν τοῖς κακοῖς.</text:p>
          </table:table-cell>
          <table:table-cell table:style-name="Table1.A1" office:value-type="string">
            <text:p text:style-name="P45">You don't want to go making friends with the wrong sort. </text:p>
          </table:table-cell>
        </table:table-row>
        <table:table-row table:style-name="TableLine2429898071104">
          <table:table-cell table:style-name="Table1.A1" office:value-type="string">
            <text:p text:style-name="P80">ἀλλ’ ἐγὼ οἶός τ’ εἶμι ὑπουργεῖν σοι.</text:p>
          </table:table-cell>
          <table:table-cell table:style-name="Table1.A1" office:value-type="string">
            <text:p text:style-name="P45">I can help you there." </text:p>
          </table:table-cell>
        </table:table-row>
        <table:table-row table:style-name="TableLine2429898071104">
          <table:table-cell table:style-name="Table1.A1" office:value-type="string">
            <text:p text:style-name="P80">καί ἐξέτεινε τὴν χεῖρα ὡς ἀντιδεξιωσόμενος τὸν”Αρειον· ὁ δ’ οὐκ ἔλαβεν, εἶπε δέ πάνυ ἀτάρακτος δοκῶν· Κάλλιστ’ ἐπαινῶ.<text:span text:style-name="T32"> ἐπίσταμαι γὰρ αὐτὸς διακρίνειν τοὺς κακούς.</text:span></text:p>
          </table:table-cell>
          <table:table-cell table:style-name="Table1.A1" office:value-type="string">
            <text:p text:style-name="P45">He held out his hand to shake Harry's, but Harry didn't take it. "I think I can tell who the wrong sort are for myself, thanks," he said coolly. </text:p>
          </table:table-cell>
        </table:table-row>
        <table:table-row table:style-name="TableLine2429898071104">
          <table:table-cell table:style-name="Table1.A1" office:value-type="string">
            <text:p text:style-name="P80">ὁ δέ Δράκων ἠρυθρίασε μὲν οὔκ, ὤχραν δ’ ἂν εἶδες τὴν παρηΐδα αὐτοῦ ὑπέρυθρόν τι γενέσθαι.</text:p>
          </table:table-cell>
          <table:table-cell table:style-name="Table1.A1" office:value-type="string">
            <text:p text:style-name="P45">Draco Malfoy didn't go red, but a pink tinge appeared in his pale cheeks. </text:p>
          </table:table-cell>
        </table:table-row>
        <table:table-row table:style-name="TableLine2429898071104">
          <table:table-cell table:style-name="Table1.A1" office:value-type="string">
            <text:p text:style-name="P81"><text:span text:style-name="T32">Ἄ</text:span>ν ἐμοί, ἔφη, ὦ Ποτέρ, σ<text:span text:style-name="T32">ὺ</text:span> χρῆσθαι θέλῃς συμβούλῳ, πρὸς τὸ συμφέρον ε”σται εὐλαβεῖσθαι ἐν τοῖς μάλιστα, ἂν δὲ μὴ κοσ- μιώτερον σεαυτὸν παρέχῃς, κινδυνεύσεις τα<text:span text:style-name="T33">ὐ</text:span>τὰ παθεῖν τοῖς γονεῦσιν, οὔ συνειδόσι τὸ συμφέρον σφισὶ τί δή ἐστιν.</text:p>
          </table:table-cell>
          <table:table-cell table:style-name="Table1.A1" office:value-type="string">
            <text:p text:style-name="P46">"I'd be careful if I were you, Potter," he said slowly. "Unless you're a bit politer you'll go the same way as your parents. They didn't know what was good for them, either.</text:p>
          </table:table-cell>
        </table:table-row>
        <table:table-row table:style-name="TableLine2429898071104">
          <table:table-cell table:style-name="Table1.A1" office:value-type="string">
            <text:p text:style-name="P81">εἰ δ’ αὖ ὁμιλ- ήσεις τοῖς τ’ Εὐισηλίοις καὶ τῷ Ἁγριώδει καὶ τοῖς τοιούτοις μιαρωτάτοις, καὶ σὺ <text:soft-page-break/>τάχιστα μιανθήσῃ<text:span text:style-name="T33">.</text:span> </text:p>
          </table:table-cell>
          <table:table-cell table:style-name="Table1.A1" office:value-type="string">
            <text:p text:style-name="P46">You hang around with riffraff like the Weasleys and that Hagrid, and it'll rub off on you." </text:p>
          </table:table-cell>
        </table:table-row>
        <table:table-row table:style-name="TableLine2429898071104">
          <table:table-cell table:style-name="Table1.A1" office:value-type="string">
            <text:p text:style-name="P48"/>
          </table:table-cell>
          <table:table-cell table:style-name="Table1.A1" office:value-type="string">
            <text:p text:style-name="P5"/>
          </table:table-cell>
        </table:table-row>
        <table:table-row table:style-name="TableLine2429898071104">
          <table:table-cell table:style-name="Table1.A1" office:value-type="string">
            <text:p text:style-name="P81">καί ταῦτ’ ἀκούσαντες ἀνέστησαν<text:span text:style-name="T33"> καὶ ό Ἄρειος καὶ ὁ Ῥοών. οὗτος δὲ τὴν ὄψιν παρεῖχεν οὐχ ἧττον ἐρυθρὰν τῶν τριχῶν.</text:span></text:p>
          </table:table-cell>
          <table:table-cell table:style-name="Table1.A1" office:value-type="string">
            <text:p text:style-name="P46">Both Harry and Ron stood up. "Say that again," Ron said, his face as red as his hair. </text:p>
          </table:table-cell>
        </table:table-row>
        <table:table-row table:style-name="TableLine2429898071104">
          <table:table-cell table:style-name="Table1.A1" office:value-type="string">
            <text:p text:style-name="P81">Τί φῄς; ὁ δὲ Δράκων κερτομῶν Μῶν ἐν νῷ ε”χετε μάχεσθαι ἡμῖν<text:span text:style-name="T33">.</text:span></text:p>
          </table:table-cell>
          <table:table-cell table:style-name="Table1.A1" office:value-type="string">
            <text:p text:style-name="P46">"Oh, you're going to fight us, are you?" Malfoy sneered. </text:p>
          </table:table-cell>
        </table:table-row>
        <table:table-row table:style-name="TableLine2429898071104">
          <table:table-cell table:style-name="Table1.A1" office:value-type="string">
            <text:p text:style-name="P81">Ἄρειος μέντοι Εἴ γε μή, ἔφη, νῦν δὴ ἔξιτε, ἐοικὼς μὲν ἀνδρείῳ τινί, ε”ργῳ δέ πάνυ δεδιώς, ἰδὼν τόν τε Κάρκινον καὶ τὸν Κέρκοπα ὅσῳ μείζους ἦσαν αὐτοῦ καὶ τοῦ Ῥοῶνος.</text:p>
          </table:table-cell>
          <table:table-cell table:style-name="Table1.A1" office:value-type="string">
            <text:p text:style-name="P46">"Unless you get out now," said Harry, more bravely than he felt, because Crabbe and Goyle were a lot bigger than him or Ron. </text:p>
          </table:table-cell>
        </table:table-row>
        <table:table-row table:style-name="TableLine2429898071104">
          <table:table-cell table:style-name="Table1.A1" office:value-type="string">
            <text:p text:style-name="P81">Ἀλλ’ οὐκ ἀρεσκόντως ἔχει ἡμῖν ἐξιέναι.<text:span text:style-name="T33"> </text:span>ἆρ’ οὐκ ὀρθῶς λέγω, ὧ ἑταῖροι;</text:p>
          </table:table-cell>
          <table:table-cell table:style-name="Table1.A1" office:value-type="string">
            <text:p text:style-name="P46">"But we don't feet like leaving, do we, boys?</text:p>
          </table:table-cell>
        </table:table-row>
        <table:table-row table:style-name="TableLine2429898071104">
          <table:table-cell table:style-name="Table1.A1" office:value-type="string">
            <text:p text:style-name="P81">ἡμεῖς μέν γὰρ τὰ ἡμέτερα πάντ’ ἐφάγομεν, ὑμῖν δ’ ἔτ’ ἐστὶν οὐκ ὀλίγα.</text:p>
          </table:table-cell>
          <table:table-cell table:style-name="Table1.A1" office:value-type="string">
            <text:p text:style-name="P46">We've eaten all our food and you still seem to have some."</text:p>
          </table:table-cell>
        </table:table-row>
        <table:table-row table:style-name="TableLine2429898071104">
          <table:table-cell table:style-name="Table1.A1" office:value-type="string">
            <text:p text:style-name="P81">καί ὁ Κέρκωψ ταῖς χερσὶν ἥδη τῶν βατράχων ὠρέγετο τῶν σοκολατίνων τῶν παρὰ τὸν Ῥοῶνα.<text:span text:style-name="T33"> τὸν δ’ ἀναπηδῶντ’ ἔφθασε λιγὺ βοῶν καίπερ οὔπω πλαγείς.</text:span></text:p>
          </table:table-cell>
          <table:table-cell table:style-name="Table1.A1" office:value-type="string">
            <text:p text:style-name="P46">Goyle reached toward the Chocolate Frogs next to Ron - Ron leapt forward, but before he'd so much as touched Goyle, Goyle let out a horrible yell. </text:p>
          </table:table-cell>
        </table:table-row>
        <table:table-row table:style-name="TableLine2429898071104">
          <table:table-cell table:style-name="Table1.A1" office:value-type="string">
            <text:p text:style-name="P81">Σκαβρὸν γὰρ εἶδες ἂν τὸν μῦν δήξαντα τὸν κόνδυλον αὐτῷ, καὶ τοῦ δακτύλου συνεχῶς ἐκκεκραμένον τοῖς ὀδοῦσι μικροῖς μὲν οὖσιν ὀξέσι δ’ ὡς σφόδρα.<text:span text:style-name="T33"> καὶ ἐκείνου τὸν μῦν ἅνω καὶ κάτω στροβοῦντος καὶ μεγάλῃ τῇ φωνῇ βοῶντος, ἀνεχώρουν ὁ Κάρκινος καὶ ὁ Δράκων. καὶ ἐπειδὴ τέλος ὁ Σκαβρὸς ἔκρουσε τὴν θυρίδα ἀποπτ- άμενος, οἱ τρεῖς ἅπαντες ἐνθένδε φροῦδοι ἦσαν.</text:span></text:p>
          </table:table-cell>
          <table:table-cell table:style-name="Table1.A1" office:value-type="string">
            <text:p text:style-name="P46">Scabbers the rat was hanging off his finger, sharp little teeth sunk deep into Goyle's knuckle - Crabbe and Malfoy backed away as Goyle swung Scabbers round and round, howling, and when Scabbets finally flew off and hit the window, all three of them disappeared at once.</text:p>
          </table:table-cell>
        </table:table-row>
        <table:table-row table:style-name="TableLine2429898071104">
          <table:table-cell table:style-name="Table1.A1" office:value-type="string">
            <text:p text:style-name="P81">ο<text:span text:style-name="T34">ὐ</text:span> γὰρ σαφὲς πότερον τάχ’ ἐνόμισαν πλείους ἐν τοῖς νωγάλοις μύας ἐνεδρεύειν, ἥ τινος ἥκουσαν προσβαίνοντος.<text:span text:style-name="T33"> </text:span>εἰσῆλθε δ’ οὖν ἡ Ἑρμιόνη μετ’ οὐ πολύ.</text:p>
          </table:table-cell>
          <table:table-cell table:style-name="Table1.A1" office:value-type="string">
            <text:p text:style-name="P46">Perhaps they thought there were more rats lurking among the sweets, or perhaps they'd heard footsteps, because a second later, Hermione Granger had come in. </text:p>
          </table:table-cell>
        </table:table-row>
        <table:table-row table:style-name="TableLine2429898071104">
          <table:table-cell table:style-name="Table1.A1" office:value-type="string">
            <text:p text:style-name="P82">Πρὸς τῶν Χαρίτων, ἔφη, τί χρῆμα γέγονε,· κατεῖδε γὰρ καὶ τὰ νώγαλα τὰ κατ’ ἔδαφος διεσκαδασμένα καί τὸν Ῥοῶνα· ὁ δ’ ἀνα- λαβὼν τὸν Σκαβρὸν τοῦ <text:soft-page-break/>κέρκου εἶχεν.</text:p>
          </table:table-cell>
          <table:table-cell table:style-name="Table1.A1" office:value-type="string">
            <text:p text:style-name="P47">"What has been going on?" she said, looking at the sweets all over the floor and Ron picking up Scabbers by his tail.</text:p>
          </table:table-cell>
        </table:table-row>
        <table:table-row table:style-name="TableLine2429898071104">
          <table:table-cell table:style-name="Table1.A1" office:value-type="string">
            <text:p text:style-name="P82">ἐκεῖνος δέ τῷ Ἁρείῳ Λιποψυχεῖ, ἔφη, οἶμαι.<text:span text:style-name="T34"> </text:span></text:p>
          </table:table-cell>
          <table:table-cell table:style-name="Table1.A1" office:value-type="string">
            <text:p text:style-name="P47">I think he's been knocked out," Ron said to Harry.</text:p>
          </table:table-cell>
        </table:table-row>
        <table:table-row table:style-name="TableLine2429898071104">
          <table:table-cell table:style-name="Table1.A1" office:value-type="string">
            <text:p text:style-name="P82"><text:span text:style-name="T34">ἀκριβέστερον δέ διασκεψάμενος Μὰ Δί’ οὕχ’ ὕπνῳ γὰρ πάλιν νενίκηται δήπου. καὶ τοῦθ’ ὡς ἀληθῶς ἔπαθεν.</text:span></text:p>
          </table:table-cell>
          <table:table-cell table:style-name="Table1.A1" office:value-type="string">
            <text:p text:style-name="P47">He looked closer at Scabbers. "No -- I don't believe it -- he's gone back to sleep-" And so he had. </text:p>
          </table:table-cell>
        </table:table-row>
        <table:table-row table:style-name="TableLine2429898071104">
          <table:table-cell table:style-name="Table1.A1" office:value-type="string">
            <text:p text:style-name="P82">Εἶτα σύ τῴ Δ ράκοντι ἔμπροσθεν συνέτυχες<text:span text:style-name="T34">;</text:span></text:p>
          </table:table-cell>
          <table:table-cell table:style-name="Table1.A1" office:value-type="string">
            <text:p text:style-name="P47">"You've met Malfoy before?" </text:p>
          </table:table-cell>
        </table:table-row>
        <table:table-row table:style-name="TableLine2429898071104">
          <table:table-cell table:style-name="Table1.A1" office:value-type="string">
            <text:p text:style-name="P82">διεξῆλθεν οῦν ’Άρειος τὰ τοῦ Στενωποῦ Διάγοντος.</text:p>
          </table:table-cell>
          <table:table-cell table:style-name="Table1.A1" office:value-type="string">
            <text:p text:style-name="P47">Harry explained about their meeting in Diagon Alley. </text:p>
          </table:table-cell>
        </table:table-row>
        <table:table-row table:style-name="TableLine2429898071104">
          <table:table-cell table:style-name="Table1.A1" office:value-type="string">
            <text:p text:style-name="P82">ὁ δέ Ῥοών Ἐγὼ γὰρ ξύνοιδα περὶ τοῦ γένους αὐτοῦ ἀκούσας τι.</text:p>
          </table:table-cell>
          <table:table-cell table:style-name="Table1.A1" office:value-type="string">
            <text:p text:style-name="P47">"I've heard of his family," said Ron darkly.</text:p>
          </table:table-cell>
        </table:table-row>
        <table:table-row table:style-name="TableLine2429898071104">
          <table:table-cell table:style-name="Table1.A1" office:value-type="string">
            <text:p text:style-name="P82">ἐπειδὴ ὁ δεῖνα ἠφάνιστο, οὗτοι ἐν πρώτοις ἦσαν τῶν ὀπίσω χωρούντων πρὸς τὸ ἡμέτερον, φάσκοντες κηληθῆναι δή.</text:p>
          </table:table-cell>
          <table:table-cell table:style-name="Table1.A1" office:value-type="string">
            <text:p text:style-name="P47">"They were some of the first to come back to our side after You-Know-Who disappeared.<text:span text:style-name="T34"> Said they'd been bewitched.</text:span></text:p>
          </table:table-cell>
        </table:table-row>
        <table:table-row table:style-name="TableLine2429898071104">
          <table:table-cell table:style-name="Table1.A1" office:value-type="string">
            <text:p text:style-name="P48"/>
          </table:table-cell>
          <table:table-cell table:style-name="Table1.A1" office:value-type="string">
            <text:p text:style-name="P5"/>
          </table:table-cell>
        </table:table-row>
        <table:table-row table:style-name="TableLine2429898071104">
          <table:table-cell table:style-name="Table1.A1" office:value-type="string">
            <text:p text:style-name="P48"/>
          </table:table-cell>
          <table:table-cell table:style-name="Table1.A1" office:value-type="string">
            <text:p text:style-name="P5"/>
          </table:table-cell>
        </table:table-row>
        <table:table-row table:style-name="TableLine2429898071104">
          <table:table-cell table:style-name="Table1.A1" office:value-type="string">
            <text:p text:style-name="P48"/>
          </table:table-cell>
          <table:table-cell table:style-name="Table1.A1" office:value-type="string">
            <text:p text:style-name="P5"/>
          </table:table-cell>
        </table:table-row>
        <table:table-row table:style-name="TableLine2429898071104">
          <table:table-cell table:style-name="Table1.A1" office:value-type="string">
            <text:p text:style-name="P48"/>
          </table:table-cell>
          <table:table-cell table:style-name="Table1.A1" office:value-type="string">
            <text:p text:style-name="P5"/>
          </table:table-cell>
        </table:table-row>
        <table:table-row table:style-name="TableLine2429898071104">
          <table:table-cell table:style-name="Table1.A1" office:value-type="string">
            <text:p text:style-name="P48"/>
            <text:p text:style-name="P48">ὁ δὲ πατήρ μου ἅτε οὐ πεποιθὼς αὐτοῖς λέγει ὅτι ὁ τοῦ Δράκοντος πατὴρ προφάσεως οὐκ ἐδεῖτο μεθιστάμενος εἷς τοὺς καταχθονίους.</text:p>
            <text:p text:style-name="P48">ἔπειτα δέ στρεψάμενος πρὸς τὴν Ἑρμιόνην Ἠ που πάρεστιν ἡμῖν, ἔφη, ὠφελεῖν σε; ἡ δέ Προσήκει μὲν οὖν ὑμῖν τοὺς τρίβωνας κατὰ σπουδὴν ἐνδῦναι.</text:p>
            <text:p text:style-name="P48">ἐπειδὴ γὰρ ἄρτι κατάσκοπος ἐγὼ εἷς τὸ προσθέν τῆς ἁμαξο- στοιχίας ἐλθοῦσα ἠρόμην τὸν ἐπιστάτην.</text:p>
            <text:p text:style-name="P48">χοῦτος εἶπεν ὅτι δι’ ὀλίγου ἀφιξόμεθα.</text:p>
            <text:p text:style-name="P48">εἶὲν.</text:p>
            <text:p text:style-name="P48">ἇρα μὴ ἐμάχεσθε,· πράγματα γὰρ ἔχοιτ’ ἂν πολλὰ πρὶν ἀφικέσθαι.</text:p>
            <text:p text:style-name="P48">Ὁ μὲν οῦν Σκαβρός ἐμάχετο, ἡμεῖς δ’ οὔ.</text:p>
            <text:p text:style-name="P48"><text:soft-page-break/>ταῦτ’ εἶπεν ὁ Ῥοὼν ὅς γ’ ἤχθετό τι αὐτῇ.</text:p>
            <text:p text:style-name="P48">Ἠ ἔργον ἐστὶ σοί, ἔφη, ε”ρρειν; ἡμᾶς γὰρ χρὴ ἐξαλλάξαι τὴν ἐσθῆτα.</text:p>
            <text:p text:style-name="P48">Οὐκ ἔστιν’ ἀλλὰ διὰ τοῦτο μόνον εἰσῆλθον δίοτι οἶ ἔξω νεανι- εύονται, ὧδε καὶ ἐκεῖσε τρέχοντες ἐν ταῖς διαδρομαῖς ὡσεὶ δίαυλον ΠΕΡΙ ΤΗΣ ΑΝΑΒΑΣΕΩΣ ΕΝΝΕΑ ΚΑΙ ΤΑ ΤΡΙΑ ΤΕΤΑΡΤΑ 91 ἁμιλλώμενοι πρὸς ἀλλήλους, ἦ που ξύνοισθά μέλαν τι ἐπὶ ῥινῶν ἔχων, καί ὁ μὲν ὀξὺ ἐδεδόρκει πρὸς αὐτὴν ἀπιοῦσαν, ὁ δ’ ’Ἁρειος διὰ θυρίδος ἐθεώρει τὰ ε”ξωθεν σκότια ἤδη γιγνόμενα· τῆς γὰρ νυκτὸς ἐπιούσης τὸ φοινικόβαπτον τῶν ὀρῶν καὶ τῶν ὑλῶν ἦν θαυμάζειν.</text:p>
            <text:p text:style-name="P48">καὶ ἐντεῦθεν ἡ ἁμαξοστοιχία ἐδόκει τῷ ὄντι βραδύτερον κινεῖσθαι.</text:p>
            <text:p text:style-name="P48">οἱ οὖν παῖδες τὰς ἐφεστρίδας ἐκδυσάμενοι περιεβάλοντο τοὺς τρίβωνας.</text:p>
            <text:p text:style-name="P48">ὁ δέ τοῦ Ῥοῶνος οὕτω βραχὺς ἦν ὥστε τὰ ὑποδήματα γυμνοῦσθαι τὰ Νικαῖα.</text:p>
            <text:p text:style-name="P48">καὶ μετ’ ὀλίγον ἥκουσαν τοιόνδε τι βρέμον κατὰ τὸ τρένο’ Ἀκούετε λεῴ.</text:p>
            <text:p text:style-name="P48">αὐτίκα εἷς Ὑογοήτου ἀφιξόμεθα.</text:p>
            <text:p text:style-name="P48">λιπεῖν τὰ σκεύη ἐν τρένο’ ἄλλως γὰρ κομισθήσεται ταῦτα εἷς παιδευτήριον.</text:p>
            <text:p text:style-name="P48">ταῦτα δ’ ἔκπληξιν παρεῖχε τῷ θ’ Ἁρείῳ καί τῷ Ῥοῶνι ὑπώχρῳ γενομένῳ καίπερ εἰς τοσοῦτο φακώδει πεφυκότι.</text:p>
            <text:p text:style-name="P48">τοὺς δ’ οὖν κόλπους πληρώσαντες τοῖς τῶν νωγάλων λειψάνοις, ὡμίλουν μετὰ τῶν πολλῶν ἤδη ἐν τῇ διαδρομῇ ἀθροιζομένων.</text:p>
            <text:p text:style-name="P48">τὴν δ’ ἁμαξοστοιχίαν εἶδες ἂν τότε μὲν ἔτι κινουμένην ἀλλὰ βραδέως, τότε δὲ κομιδῇ στάσιμον γενομένην.</text:p>
            <text:p text:style-name="P48">πάντες δ’ ὠστιζόμενοι ἀλλήλοις καῖ εἰς θύριον κατ’ <text:soft-page-break/>ὀλίγον ἐπελθόντες εἷς ἀποβάθραν σκοταῖοι ἀπέβησαν μικράν.</text:p>
            <text:p text:style-name="P48">ὁ δ’ Ἄρειος πρῶτον μὲν πάνυ ἐρρίγει διὰ τὸ τῆς νυκτὸς ψυχρόν, ε”πειτα δέ λαμπάδ’ ι’δὼν ὑπὲρ τῶν ἐκβαιν- όντων ἀνεχομένην, φωνὴν ἔγνω ἀκούσας οἰκείου τινὸς λέγοντος ὅτι Ὦ πρωτόπειροι, δεῦρ’ ἔλθετε, ὦ πάντες πρωτόπειροι· ἦ καλῶς ἔχεις σύ, ὦ Ἄρειε,· καὶ ὑπὲρ τῶν μυρίων κεφαλῶν κατεῖδε τὴν τοῦ Ἁγριώδους ὄψιν ἤδη γελῶντος.</text:p>
            <text:p text:style-name="P48">ὁ δέ Ἄγε δή, ἔφη.</text:p>
            <text:p text:style-name="P48">ἕπεσθέ μοι.</text:p>
            <text:p text:style-name="P48">ἆρα πάντες πάρεισιν οἶ πρωτόπει- ροι,· βαδίζετε δῆτα μετ’ εὐλαβείας.</text:p>
            <text:p text:style-name="P48">ὧ πρωτόπειροι, ἕπεσθέ μοι.</text:p>
            <text:p text:style-name="P48">καὶ οὗτοι πολλοῖς ξῦν πταίσμασι καὶ σφάλμασιν εἷ’ποντ’ ἐκείνῳ κατ’ ἀτραπόν τινα ἄγοντι στενήν τε καὶ ἀπόκρημνον, ὡς ἐδόκει αὐτοῖς σκοταίοις προσιοῦσιν.</text:p>
            <text:p text:style-name="P48">ὁ δ’ Ἄρειος διὰ τὸ κνέφας μόλις εἴκασε δένδρα πόλλ’ εἶναι ἑκατέρωθεν.</text:p>
            <text:p text:style-name="P48">καὶ τῶν πολλῶν ἥ τι ἢ οὐδὲν λεγόντων, τοῦ Νεφελώδους τοῦ φρύνην ἀπολέσαντος ἤκουσας ἂν ὅμως ἐνίοτε κνυζομένου.</text:p>
            <text:p text:style-name="P48">ἐνταῦθα δέ ὁ Ἁγριώδης τὸν τράχηλον περιστρέψας Ἐν ἀκαρεῖ, ἔφη, τὸ πρῶτον ὄψεσθε τὸν Ὑογοήτου, ε’πὴν τάχιστα τυχῶμεν κάμψαντες τὴν ἄκραν τήνδε.</text:p>
            <text:p text:style-name="P48">καὶ πάντες μεγάλῃ τῇ φωνῇ φθεγξάμενοι σφόδρ’ ἐθαυμάζοντο.</text:p>
            <text:p text:style-name="P48">ἡ γὰρ ἀτραπὸς οὐκέτι στενὴ ἤγαγεν αὐτοὺς πρὸς χεῖλος λίμνης τινὸς μεγάλης καὶ πάνυ μελαίνης.</text:p>
            <text:p text:style-name="P48">καὶ ὑπὲρ αὐτῆς ἦν μετέωρον 9 2 ΑΡΕΙοΣ Πο ΤΗΡ ι’δεῖν ἐν ἄκρῳ τῷ ὄρει φρούριον μέγα, πύργους ἔχον πολλοὺς καί δυσπροσόδους, τοῦ ὑαλινοῦ τῶν θυρίδων στίλβοντος διὰ τὸ τῆς νυκτὸς ἀστερωπὸν <text:soft-page-break/>σέλας.</text:p>
            <text:p text:style-name="P48">καὶ ὁ Ἁγριώδης Εἴσβητε, ἔφη, κατὰ τέτταρας εἰς λέμβον ἔκασ- τον.</text:p>
            <text:p text:style-name="P48">πολλοὺς δ’ ἐπέδειξε λέμβους παρ’ αἰγιάλου ὁρμοῦντας.</text:p>
            <text:p text:style-name="P48">καὶ εἷς τὸν αὐτὸν ὁ Νεφελώδης καὶ ἡ Ἑρμιόνη εἵποντο τῷ τε Ἁρείῳ καὶ τῷ Ῥοῶνι.</text:p>
            <text:p text:style-name="P48">καὶ ὁ Ἁγριώδης - λέμβον γὰρ καθ’ ἑαυτὸν εἶχεν - Ἐπὶ νέως ἅπαντες,- ἔφη.</text:p>
            <text:p text:style-name="P48">εἶα.</text:p>
            <text:p text:style-name="P48">ΠΡΟΣΩ.</text:p>
            <text:p text:style-name="P48">καὶ ὅλον τὸ ναυτικὸν ἀθρόον ἀναγόμενον ἔπλει διὰ τῆς λίμνης λειοκύμονος οὔσης καί ὑαλοειδοῦς.</text:p>
            <text:p text:style-name="P48">καὶ πάντες σιωπῶντες ἅνω ἐδεδόρκεσαν ἀτενές πρὸς τὸ φρούριον, πάνυ ὑπερτέλλον αὐτῶν πλε- όντων ἐγγυτέρω τῆς πέτρας ἐφ’ ᾗ ἔκειτο.</text:p>
            <text:p text:style-name="P48">Κάτω τὰς κεφαλάς, ἔφη βοῶν ὁ Ἀγριώδης, οἱ γὰρ ἔμπροσθε λέμβοι ἀφικνοῦντο πρὸς τὴν πέτραν.</text:p>
            <text:p text:style-name="P48">κύψαντας οὖν ἔφερον τοὺς μαθητὰς διὰ κιττὸν πολὺν παραπεπετασμένον πως πρὸ στόματος μεγάλου, ὃ καὶ διὰ τοῦ κρημνώδους ἦγεν.</text:p>
            <text:p text:style-name="P48">ἔπλεον οῦν δι’ ἄντρου ὑπονόμου φερόμενοι, ὡς ἐδόκει, ὑπένερθεν αὐτοῦ τοῦ φρουρίου, πρὶν ἀφικέσθαι πρὸς λίμενά τινα ὑπόγειον.</text:p>
            <text:p text:style-name="P48">ἐνταῦθα δὴ ἐξέβησαν ἅπαντες εἶς λίθους.</text:p>
            <text:p text:style-name="P48">ῨΩ οὗτος, ἦ δ’ ὃς ὁ Ἁγριώδης.</text:p>
            <text:p text:style-name="P48">ἦ αὕτη ἡ φρύνη σου; ἐν ᾧ γὰρ οἱ μαθηταὶ ἐξέβαινον, ἐξέταζε τοὺς λέμβους.</text:p>
            <text:p text:style-name="P48">εὐφραινόμενος δέ ὁ Νεφελώδης τΩ φίλτατε, ἔφη, ὦ Τρίφορε, ἐκτείνων ἅμα τὰς χεῖρας.</text:p>
            <text:p text:style-name="P48">καὶ ἐντεῦθεν ἀνέβαινον διὰ κατώρυχα πετρηρεφῆ ἑπόμενοι τῷ Ἁγριώδει λαμπάδα ἔχοντι.</text:p>
            <text:p text:style-name="P48"><text:soft-page-break/>καί οὐ διὰ μακροῦ ἀνέκυψαν εἷς λειμῶνα λεῖον καί νοτερὸν ἄγχιστον ἥδη γενόμενοι τοῦ φρουρίου.</text:p>
            <text:p text:style-name="P48">καὶ ἀναβάντες ἀνὰ τὸν ἀναβαθμόν λίθινον ἀθρόοι ἵσταντο πρὸ θύρας μεγάλης καὶ δρυΐνης.</text:p>
            <text:p text:style-name="P48">ςῘ-Ῑ πάντες πάρεισιν,· ὦ οὗτος, ἀρ’ ἔχεις ἔτι τὴν φρύνην,· καῖ ταῦτ’ εἰπὼν, ὁ Ἁγριώδης τρὶς ἐπάταξε τὴν τοῦ φρουρίου θύραν.</text:p>
            <text:p text:style-name="P48"/>
          </table:table-cell>
          <table:table-cell table:style-name="Table1.A1" office:value-type="string">
            <text:p text:style-name="P5"/>
            <text:p text:style-name="P5"><text:s text:c="3"/>My dad doesn't believe it. He says Malfoy's father didn't need an excuse to go over to the Dark Side." He turned to Hermione. "Can we help you with something?" </text:p>
            <text:p text:style-name="P5">"You'd better hurry up and put your robes on, I've just been up to the front to ask the conductor, and he says we're nearly there. You haven't been fighting, have you? You'll be in trouble before we even get there!" </text:p>
            <text:p text:style-name="P5">"Scabbers has been fighting, not us," said Ron, scowling at her. "Would you mind leaving while we change?" </text:p>
            <text:p text:style-name="P5">"All right -- I only came in here because people outside are behaving very childishly, racing up and down the corridors," said Hermione in a sniffy voice. "And you've got dirt on your nose, by the way, did you know?" </text:p>
            <text:p text:style-name="P5">Ron glared at her as she left. Harry peered out of the window. It was getting dark. He could see <text:soft-page-break/>mountains and forests under a deep purple sky. The train did seem to be slowing down. </text:p>
            <text:p text:style-name="P5">He and Ron took off their jackets and pulled on their long black robes. </text:p>
            <text:p text:style-name="P5">Ron's were a bit short for him, you could see his sneakers underneath them. </text:p>
            <text:p text:style-name="P5">A voice echoed through the train: "We will be reaching Hogwarts in five minutes' time. Please leave your luggage on the train, it will be taken to the school separately." </text:p>
            <text:p text:style-name="P5">Harry's stomach lurched with nerves and Ron, he saw, looked pale under his freckles. They crammed their pockets with the last of the sweets and joined the crowd thronging the corridor. </text:p>
            <text:p text:style-name="P5">The train slowed right down and finally stopped. People pushed their way toward the door and out on to a tiny, dark platform. Harry shivered in the cold night air. Then a lamp came bobbing over the heads of the students, and Harry heard a familiar voice: "Firs' years! Firs' years over here! All right there, Harry?" </text:p>
            <text:p text:style-name="P5">Hagrid's big hairy face beamed over the sea of heads. </text:p>
            <text:p text:style-name="P5">"C'mon, follow me -- any more firs' years? Mind yer step, now! Firs' years follow me!" </text:p>
            <text:p text:style-name="P5">Slipping and stumbling, they followed Hagrid down what seemed to be a steep, narrow path. It was so dark on either side of them that Harry thought there must be thick trees there. Nobody spoke much. Neville, the boy who kept losing his toad, sniffed once or twice. </text:p>
            <text:p text:style-name="P5">"Ye' all get yer firs' sight o' Hogwarts in a sec," Hagrid called over his shoulder, "jus' round this bend here." </text:p>
            <text:p text:style-name="P5">There was a loud "Oooooh!" </text:p>
            <text:p text:style-name="P5">The narrow path had opened suddenly onto the edge of a great black take. </text:p>
            <text:p text:style-name="P5">Perched atop a high mountain on the other side, its windows sparkling in the starry sky, was a vast castle with many turrets and towers. </text:p>
            <text:p text:style-name="P5">"No more'n four to a boat!" Hagrid called, pointing to a fleet of little boats sitting in the water by the shore. Harry and Ron were followed into their boat by Neville and Hermione. "Everyone in?" shouted Hagrid, who had a boat to himself. "Right then -- <text:soft-page-break/>FORWARD!" </text:p>
            <text:p text:style-name="P5">And the fleet of little boats moved off all at once, gliding across the lake, which was as smooth as glass. Everyone was silent, staring up at the great castle overhead. It towered over them as they sailed nearer and nearer to the cliff on which it stood. </text:p>
            <text:p text:style-name="P5">"Heads down!" yelled Hagrid as the first boats reached the cliff; they all bent their heads and the little boats carried them through a curtain of ivy that hid a wide opening in the cliff face. They were carried along a dark tunnel, which seemed to be taking them right underneath the castle, until they reached a kind of underground harbor, where they clambered out onto rocks and pebbles. </text:p>
            <text:p text:style-name="P5">"Oy, you there! Is this your toad?" said Hagrid, who was checking the boats as people climbed out of them. </text:p>
            <text:p text:style-name="P5">"Trevor!" cried Neville blissfully, holding out his hands. Then they clambered up a passageway in the rock after Hagrid's lamp, coming out at last onto smooth, damp grass right in the shadow of the castle. </text:p>
            <text:p text:style-name="P5">They walked up a flight of stone steps and crowded around the huge, Oak front door. </text:p>
            <text:p text:style-name="P5">"Everyone here? You there, still got yer toad?" </text:p>
            <text:p text:style-name="P5">Hagrid raised a gigantic fist and knocked three times on the castle door. </text:p>
            <text:p text:style-name="P5"/>
            <text:p text:style-name="P5"/>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9:45:35.157000000</meta:creation-date>
    <meta:generator>LibreOffice/7.1.5.2$Windows_X86_64 LibreOffice_project/85f04e9f809797b8199d13c421bd8a2b025d52b5</meta:generator>
    <dc:date>2023-09-06T10:00:44.569000000</dc:date>
    <meta:editing-duration>PT44M6S</meta:editing-duration>
    <meta:editing-cycles>8</meta:editing-cycles>
    <meta:document-statistic meta:table-count="1" meta:image-count="0" meta:object-count="0" meta:page-count="33" meta:paragraph-count="773" meta:word-count="13299" meta:character-count="76216" meta:non-whitespace-character-count="63461"/>
  </office:meta>
</office:document-meta>
</file>